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2ac50" officeooo:paragraph-rsid="0012ac50"/>
    </style:style>
    <style:style style:name="P2" style:family="paragraph" style:parent-style-name="Standard">
      <style:text-properties officeooo:rsid="0012ac50" officeooo:paragraph-rsid="00146398"/>
    </style:style>
    <style:style style:name="P3" style:family="paragraph" style:parent-style-name="Standard">
      <style:text-properties officeooo:rsid="0012ac50" officeooo:paragraph-rsid="00167d56"/>
    </style:style>
    <style:style style:name="P4" style:family="paragraph" style:parent-style-name="Standard">
      <style:text-properties officeooo:rsid="0012ac50" officeooo:paragraph-rsid="001a1026"/>
    </style:style>
    <style:style style:name="P5" style:family="paragraph" style:parent-style-name="Standard">
      <style:text-properties officeooo:rsid="0012ac50" officeooo:paragraph-rsid="001b096e"/>
    </style:style>
    <style:style style:name="P6" style:family="paragraph" style:parent-style-name="Standard">
      <style:paragraph-properties fo:text-align="start" style:justify-single-word="false"/>
      <style:text-properties officeooo:rsid="0012ac50" officeooo:paragraph-rsid="0012ac50"/>
    </style:style>
    <style:style style:name="P7" style:family="paragraph" style:parent-style-name="Standard">
      <style:paragraph-properties fo:text-align="start" style:justify-single-word="false"/>
      <style:text-properties officeooo:rsid="0012ac50" officeooo:paragraph-rsid="0024b7b1"/>
    </style:style>
    <style:style style:name="P8" style:family="paragraph" style:parent-style-name="Standard">
      <style:paragraph-properties fo:text-align="center" style:justify-single-word="false"/>
      <style:text-properties officeooo:rsid="0012ac50" officeooo:paragraph-rsid="0012ac50"/>
    </style:style>
    <style:style style:name="P9" style:family="paragraph" style:parent-style-name="Standard">
      <style:text-properties officeooo:rsid="0012ac50" officeooo:paragraph-rsid="0024b7b1"/>
    </style:style>
    <style:style style:name="P10" style:family="paragraph" style:parent-style-name="Standard">
      <style:text-properties officeooo:rsid="0012ac50" officeooo:paragraph-rsid="00296b4c"/>
    </style:style>
    <style:style style:name="P11" style:family="paragraph" style:parent-style-name="Standard">
      <style:text-properties officeooo:rsid="0012ac50" officeooo:paragraph-rsid="002ae0e1"/>
    </style:style>
    <style:style style:name="P12" style:family="paragraph" style:parent-style-name="Standard">
      <style:text-properties officeooo:rsid="0012ac50" officeooo:paragraph-rsid="002b1ca9"/>
    </style:style>
    <style:style style:name="P13" style:family="paragraph" style:parent-style-name="Standard">
      <style:text-properties officeooo:rsid="0017ac94" officeooo:paragraph-rsid="0017ac94"/>
    </style:style>
    <style:style style:name="P14" style:family="paragraph" style:parent-style-name="Standard">
      <style:paragraph-properties fo:text-align="center" style:justify-single-word="false"/>
      <style:text-properties officeooo:rsid="0017ac94" officeooo:paragraph-rsid="0017ac94"/>
    </style:style>
    <style:style style:name="P15" style:family="paragraph" style:parent-style-name="Standard">
      <style:text-properties officeooo:rsid="0017ac94" officeooo:paragraph-rsid="00181647"/>
    </style:style>
    <style:style style:name="P16" style:family="paragraph" style:parent-style-name="Standard">
      <style:paragraph-properties fo:text-align="center" style:justify-single-word="false"/>
      <style:text-properties style:font-name="Liberation Serif" fo:font-size="12pt" fo:font-weight="bold" officeooo:rsid="000ca630" officeooo:paragraph-rsid="0016029c"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0ea4c0" officeooo:paragraph-rsid="0016029c"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fo:font-weight="bold" officeooo:rsid="000ea4c0" officeooo:paragraph-rsid="0016029c"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Serif" fo:font-size="12pt" fo:font-weight="bold" officeooo:rsid="000ec313" officeooo:paragraph-rsid="0016029c"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fo:font-weight="bold" officeooo:rsid="00113dbb" officeooo:paragraph-rsid="0016029c"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fo:font-weight="bold" officeooo:rsid="00220050" officeooo:paragraph-rsid="00220050" style:font-size-asian="12pt" style:font-weight-asian="bold" style:font-size-complex="12pt" style:font-weight-complex="bold"/>
    </style:style>
    <style:style style:name="P22" style:family="paragraph" style:parent-style-name="Standard">
      <style:text-properties style:font-name="Liberation Serif" fo:font-size="12pt" officeooo:paragraph-rsid="0016029c" style:font-size-asian="12pt" style:font-size-complex="12pt"/>
    </style:style>
    <style:style style:name="P23" style:family="paragraph" style:parent-style-name="Standard">
      <style:text-properties style:font-name="Liberation Serif" fo:font-size="12pt" officeooo:rsid="000ca630" officeooo:paragraph-rsid="0016029c" style:font-size-asian="12pt" style:font-size-complex="12pt"/>
    </style:style>
    <style:style style:name="P24" style:family="paragraph" style:parent-style-name="Standard">
      <style:paragraph-properties fo:text-align="start" style:justify-single-word="false"/>
      <style:text-properties style:font-name="Liberation Serif" fo:font-size="12pt" fo:font-weight="normal" officeooo:rsid="000ea4c0" officeooo:paragraph-rsid="0016029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113dbb" officeooo:paragraph-rsid="0016029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207b4" officeooo:paragraph-rsid="0016029c"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normal" officeooo:rsid="001207b4" officeooo:paragraph-rsid="0016029c" style:font-size-asian="12pt" style:font-weight-asian="normal" style:font-size-complex="12pt" style:font-weight-complex="normal"/>
    </style:style>
    <style:style style:name="P28" style:family="paragraph" style:parent-style-name="Standard">
      <style:text-properties officeooo:rsid="001a1026" officeooo:paragraph-rsid="00167d56"/>
    </style:style>
    <style:style style:name="P29" style:family="paragraph" style:parent-style-name="Standard">
      <style:text-properties officeooo:rsid="001a1026" officeooo:paragraph-rsid="001a1026"/>
    </style:style>
    <style:style style:name="P30" style:family="paragraph" style:parent-style-name="Standard">
      <style:text-properties officeooo:rsid="001a1026" officeooo:paragraph-rsid="001b096e"/>
    </style:style>
    <style:style style:name="P31" style:family="paragraph" style:parent-style-name="Standard">
      <style:text-properties officeooo:rsid="001e634f" officeooo:paragraph-rsid="001e634f"/>
    </style:style>
    <style:style style:name="P32" style:family="paragraph" style:parent-style-name="Standard">
      <style:text-properties officeooo:rsid="001e634f" officeooo:paragraph-rsid="0012ac50"/>
    </style:style>
    <style:style style:name="P33" style:family="paragraph" style:parent-style-name="Standard">
      <style:paragraph-properties fo:text-align="start" style:justify-single-word="false"/>
      <style:text-properties fo:font-weight="bold" officeooo:rsid="00220050" officeooo:paragraph-rsid="00220050" style:font-weight-asian="bold" style:font-weight-complex="bold"/>
    </style:style>
    <style:style style:name="P34" style:family="paragraph" style:parent-style-name="Standard">
      <style:text-properties fo:font-weight="bold" officeooo:rsid="00220050" officeooo:paragraph-rsid="00220050" style:font-weight-asian="bold" style:font-weight-complex="bold"/>
    </style:style>
    <style:style style:name="P35" style:family="paragraph" style:parent-style-name="Standard">
      <style:paragraph-properties fo:text-align="center" style:justify-single-word="false"/>
      <style:text-properties fo:font-weight="bold" officeooo:rsid="0012ac50" officeooo:paragraph-rsid="0012ac50" style:font-weight-asian="bold" style:font-weight-complex="bold"/>
    </style:style>
    <style:style style:name="P36" style:family="paragraph" style:parent-style-name="Standard">
      <style:paragraph-properties fo:text-align="start" style:justify-single-word="false"/>
      <style:text-properties fo:font-weight="bold" officeooo:rsid="0012ac50" officeooo:paragraph-rsid="0012ac50" style:font-weight-asian="bold" style:font-weight-complex="bold"/>
    </style:style>
    <style:style style:name="P37" style:family="paragraph" style:parent-style-name="Standard">
      <style:text-properties fo:font-weight="bold" officeooo:rsid="0024b7b1" officeooo:paragraph-rsid="0024b7b1" style:font-weight-asian="bold" style:font-weight-complex="bold"/>
    </style:style>
    <style:style style:name="P38" style:family="paragraph" style:parent-style-name="Standard">
      <style:text-properties fo:font-weight="bold" officeooo:rsid="0027ec54" officeooo:paragraph-rsid="0027ec54" style:font-weight-asian="bold" style:font-weight-complex="bold"/>
    </style:style>
    <style:style style:name="P39" style:family="paragraph" style:parent-style-name="Standard">
      <style:text-properties fo:font-weight="bold" officeooo:rsid="0027f9a9" officeooo:paragraph-rsid="0027f9a9" style:font-weight-asian="bold" style:font-weight-complex="bold"/>
    </style:style>
    <style:style style:name="P40" style:family="paragraph" style:parent-style-name="Standard">
      <style:text-properties fo:font-weight="bold" officeooo:rsid="00296b4c" officeooo:paragraph-rsid="00296b4c" style:font-weight-asian="bold" style:font-weight-complex="bold"/>
    </style:style>
    <style:style style:name="P41" style:family="paragraph" style:parent-style-name="Standard">
      <style:text-properties fo:font-weight="bold" officeooo:rsid="002ae0e1" officeooo:paragraph-rsid="002ae0e1" style:font-weight-asian="bold" style:font-weight-complex="bold"/>
    </style:style>
    <style:style style:name="P42" style:family="paragraph" style:parent-style-name="Standard">
      <style:text-properties fo:font-weight="bold" officeooo:rsid="002af863" officeooo:paragraph-rsid="002af863" style:font-weight-asian="bold" style:font-weight-complex="bold"/>
    </style:style>
    <style:style style:name="P43" style:family="paragraph" style:parent-style-name="Standard">
      <style:text-properties fo:font-weight="bold" officeooo:rsid="002b1ca9" officeooo:paragraph-rsid="002b1ca9" style:font-weight-asian="bold" style:font-weight-complex="bold"/>
    </style:style>
    <style:style style:name="P44" style:family="paragraph" style:parent-style-name="Standard">
      <style:text-properties officeooo:rsid="0025be06" officeooo:paragraph-rsid="0025be06"/>
    </style:style>
    <style:style style:name="P45" style:family="paragraph" style:parent-style-name="Standard">
      <style:text-properties officeooo:rsid="0024b7b1" officeooo:paragraph-rsid="0024b7b1"/>
    </style:style>
    <style:style style:name="P46" style:family="paragraph" style:parent-style-name="Standard">
      <style:text-properties officeooo:rsid="002ae93d" officeooo:paragraph-rsid="002ae93d"/>
    </style:style>
    <style:style style:name="P47" style:family="paragraph" style:parent-style-name="Standard">
      <style:text-properties officeooo:rsid="002af863" officeooo:paragraph-rsid="002af863"/>
    </style:style>
    <style:style style:name="P48"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2ac50"/>
    </style:style>
    <style:style style:name="P49"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46398"/>
    </style:style>
    <style:style style:name="P50"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67d56"/>
    </style:style>
    <style:style style:name="P51"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7ac94"/>
    </style:style>
    <style:style style:name="P52"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81647"/>
    </style:style>
    <style:style style:name="P53"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a1026"/>
    </style:style>
    <style:style style:name="P54"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b096e"/>
    </style:style>
    <style:style style:name="P55" style:family="paragraph" style:parent-style-name="Standard">
      <style:paragraph-properties style:border-line-width-bottom="0.0118in 0.0118in 0.0118in" fo:padding="0.0291in" fo:border-left="none" fo:border-right="none" fo:border-top="none" fo:border-bottom="2.55pt double #000000" style:join-border="false"/>
      <style:text-properties style:font-name="Liberation Serif" officeooo:rsid="0012ac50" officeooo:paragraph-rsid="0016029c"/>
    </style:style>
    <style:style style:name="P56" style:family="paragraph" style:parent-style-name="Standard">
      <style:text-properties fo:font-weight="bold" officeooo:rsid="0012ac50" officeooo:paragraph-rsid="002b1ca9" style:font-weight-asian="bold" style:font-weight-complex="bold"/>
    </style:style>
    <style:style style:name="T1" style:family="text">
      <style:text-properties officeooo:rsid="000d0262"/>
    </style:style>
    <style:style style:name="T2" style:family="text">
      <style:text-properties officeooo:rsid="000ec313"/>
    </style:style>
    <style:style style:name="T3" style:family="text">
      <style:text-properties officeooo:rsid="001207b4"/>
    </style:style>
    <style:style style:name="T4" style:family="text">
      <style:text-properties officeooo:rsid="001e634f"/>
    </style:style>
    <style:style style:name="T5" style:family="text">
      <style:text-properties fo:font-weight="bold" style:font-weight-asian="bold" style:font-weight-complex="bold"/>
    </style:style>
    <style:style style:name="T6" style:family="text">
      <style:text-properties fo:font-weight="bold" officeooo:rsid="0027ec54" style:font-weight-asian="bold" style:font-weight-complex="bold"/>
    </style:style>
    <style:style style:name="T7" style:family="text">
      <style:text-properties officeooo:rsid="00220050"/>
    </style:style>
    <style:style style:name="T8" style:family="text">
      <style:text-properties officeooo:rsid="0023307a"/>
    </style:style>
    <style:style style:name="T9" style:family="text">
      <style:text-properties officeooo:rsid="0023e5df"/>
    </style:style>
    <style:style style:name="T10" style:family="text">
      <style:text-properties officeooo:rsid="0024b7b1"/>
    </style:style>
    <style:style style:name="T11" style:family="text">
      <style:text-properties officeooo:rsid="0025be06"/>
    </style:style>
    <style:style style:name="T12" style:family="text">
      <style:text-properties officeooo:rsid="0027ec54"/>
    </style:style>
    <style:style style:name="T13" style:family="text">
      <style:text-properties officeooo:rsid="00296b4c"/>
    </style:style>
    <style:style style:name="T14" style:family="text">
      <style:text-properties officeooo:rsid="002ae0e1"/>
    </style:style>
    <style:style style:name="T15" style:family="text">
      <style:text-properties officeooo:rsid="002ae93d"/>
    </style:style>
    <style:style style:name="T16" style:family="text">
      <style:text-properties officeooo:rsid="002af863"/>
    </style:style>
    <style:style style:name="T17" style:family="text">
      <style:text-properties officeooo:rsid="002b1c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p>
      <text:p text:style-name="P16">Lost Word Coffin</text:p>
      <text:p text:style-name="P23"/>
      <text:p text:style-name="P22"><text:tab/>Me vejo num mundo perdido, <text:span text:style-name="T7">possuidor de um tipo de</text:span> matriz incapaz de acolher minhas expectativas. Ainda que possa mudá-la, o esforço é igualmente incômodo quando em contrast<text:span text:style-name="T7">ado</text:span> <text:span text:style-name="T7">a</text:span> outros planos de ação.</text:p>
      <text:p text:style-name="P22"><text:tab/>Os motivos ainda são muito humanos, me<text:span text:style-name="T1">s</text:span>mo após os pequenos furtos de humanidade que a tecnologia cobra, pois se pode optar por nao pagar com o custo da insanidade.</text:p>
      <text:p text:style-name="P22"><text:tab/>Se ninguém intende o suficiente, ou nada, podem ser os furos convertidos em variáveis e constantes, aproximando o sistema do todo. <text:span text:style-name="T7">Q</text:span>uanto mais neutro e amplo o sistema for - junto a transparência de uma equação correta - mais facilmente a informação deve fluir, e junto dela, a energia.</text:p>
      <text:p text:style-name="P22"><text:tab/><text:span text:style-name="T7">São estes, alguns dos p</text:span>ensamentos aleatórios e diários, além de progressões em linhas difíceis que exploro desde o passado. Todas surreais, <text:span text:style-name="T1">apenas informações sem muitas experiências mais físicas que o eletronico. Porém, experimentadas pelo raciocínio, e pela análise do ser: suas interações estão todas por ai, ali e aqui. </text:span></text:p>
      <text:p text:style-name="P22"><text:tab/><text:span text:style-name="T1">Difícil é lembrar, que o corpo fica na matriz defeituosa. Talvez seja hora de iniciar os testes &amp; experimentos seriais. Resistematização a partir do científico e tecno-filosófico, em direção a liberdade, e ao poder de ser livre por si.</text:span></text:p>
      <text:p text:style-name="P22"><text:s/><text:tab/><text:span text:style-name="T1">Também é divertido pensar que, toda a falação humana vai ser ultrapassada novamente, e que os próximos níveis serão igualmente divertidos de sofrer, possivelmente, ainda melhores. A abundancia enegetica expande os alcances, da a oportunidade de percorrer longas distancia comendo ainda mais energia que o necessário. As possibilidades aumentam junto aos horizontes distantes.</text:span></text:p>
      <text:p text:style-name="P17"/>
      <text:p text:style-name="P18">Capitulo <text:span text:style-name="T11">I</text:span></text:p>
      <text:p text:style-name="P18"/>
      <text:p text:style-name="P24"><text:tab/>Enquanto jovem, pensativo, e portando o entusiasmo como refém da falta de conhecimentos específicos, o rapaz mirabolava planos de conceitos relacionais, e os traçava a partir da curiosa e única perspectiva múltipla, que seu estado atual proporcionava.</text:p>
      <text:p text:style-name="P24"><text:tab/>De montantes surpreendentemente repetitivos de caracteres, emergiam fragmentos da realidade, realidades, e ficções. Além de conceitos existentes, e não existentes até então.</text:p>
      <text:p text:style-name="P24"><text:tab/>Porém mesmo tendo o vislumbre de sistemas humanos aparentemente muito melhores e excitantes que o qual o era comum na vida cotidiana, certos aspectos do pré-estabelecido o impediam de gostar da forma como os “grandes inventos” eram tratados. A criação da transformação; a vida; a solitude proveitosa; a exploração do mundo e do agradável; isto tudo, e o ponto do qual o ser é e sente, precisava ser mais divertido e prazeroso. Escrever era mais interessante, e menos cansativo que tentar escrever tentando chegar a algum ponto de concordância ou sentido.</text:p>
      <text:p text:style-name="P24"><text:tab/>Falar por extenso sobre os próximos passos, ou os possíveis futuros, realidades e além realidades, passou a ser um romance real, e incerto no que diz respeito a duração do evento descrito.</text:p>
      <text:p text:style-name="P24"><text:tab/>A partir de dado momento, o tempo textual muda, e o jovem vira também o narrador. De acordo com certo plano, o texto deve se extender de acordo com certos planos e idéias, indo até mesmo para além destes objetos de linguagem.</text:p>
      <text:p text:style-name="P24"><text:tab/>Dentro dos reinos virtuais, e em algumas versões deste livreto, devem ser alocados esboços destes planos, idéias, ojetos de linguagem, e interpretações lógicas(ilógicas e logicanadas) dos mundos. Cuidado com os projetos executados, podem gerar ilusões persistentes, e erros nas matrizes e forças motrizes do ser.</text:p>
      <text:p text:style-name="P18"/>
      <text:p text:style-name="P18">O Ser</text:p>
      <text:p text:style-name="P18"/>
      <text:p text:style-name="P24"><text:tab/>O Ser, humano em seu corpo biológico, é fraco <text:span text:style-name="T8">e fragil, </text:span>limitado ao estado <text:span text:style-name="T8">e limite</text:span> de <text:soft-page-break/>capacidade energétic<text:span text:style-name="T8">a</text:span> que possui <text:span text:style-name="T8">dentro de si.</text:span></text:p>
      <text:p text:style-name="P24"><text:tab/><text:span text:style-name="T2">Em dado momento, esta limitação se remove, e o humano passa a ter imensurável(para o humano, enquanto escrevo) capacidade energética, igualmente imensurável em todos os processos que demandam de energia. Correr através do espaço por distâncias interestelares, percorrendo-as quão logo deseja, é uma das possibilidades deste estado do ser. O que considera-se impossível ou impensavel, passa a ser um logo ali. </text:span></text:p>
      <text:p text:style-name="P24"><text:tab/><text:span text:style-name="T2">Ainda não presenciei tal era, não que me lembre, pois seja futuro, passado ou qualquer dimensão além do agora científico, está muito além da capacidade de execução no momento(novemente). E durante uma reedição deste trecho, noto que mesmo o estado em que me encontrava antes, foi ultrapassado por este meu quase identico Eu.</text:span></text:p>
      <text:p text:style-name="P24"><text:tab/><text:span text:style-name="T2">O ponto que sei, para além destas outras virgulas, é que, além desta história de poder imensurável obtido através da ciencia tecnológica e de seus processos de aprimoramento humano, continuo a escrever outras coisas, e mesmo este texto, é parte introdutória, escrita para dar sentido ao leitor e ao escritor, preparando ambos para abstrações e falhas tautológicas em poemas, textos, números, letras, pontuações, palavras-programas e programas, do que ainda sobra de humano no ser.</text:span></text:p>
      <text:p text:style-name="P24"/>
      <text:p text:style-name="P19">Fronteiras</text:p>
      <text:p text:style-name="P18"/>
      <text:p text:style-name="P24"><text:tab/><text:span text:style-name="T2">Beirando o que pode Ser, e aquilo que ja é compreendido, vejo o quociente da ficção, e das possibilidades dos limites, das improbabilidades, e daquilo que por ciência, pode ser metodicamente construído.</text:span></text:p>
      <text:p text:style-name="P24"><text:tab/><text:span text:style-name="T2">Os ídolos foram enumerados, e eram bem mais que cinco. Porém, caíram, e a metodologia se estendeu nos tempos, levando ao entendimento de unidade do nada, que a princípio, escondeu os infinitos infinitos dentro do infinito, mostrando infinitude redutível a unidade, com mascaras disformes que podem ser zero ou um, e que logo, são ambos e nenhum ao mesmo momento, vibrando em resoluções inteligentemente programadas, para variadas equações, de variáveis incontáveis, se não pelos poderes de cálculo das matemáticas.</text:span></text:p>
      <text:p text:style-name="P24"><text:tab/><text:span text:style-name="T2">A abstração foi matematizada, e os poemas, agora exibem lustroso resultado, que pode ou não, ser induzido propositalmente por seus criadores poetas-matemáticos, conquanto estes queiram que os efeitos sejam notados e denotados.</text:span></text:p>
      <text:p text:style-name="P24"><text:tab/><text:span text:style-name="T2">O divertido de tudo, é que até o momento, o narrador não é personagem exato, e ainda que pareça abstrato, ja foi equacionado. É, no instante, pensamento do escritor, formando voz na própria mente que lê, como foi em descrito tempos depois. A menos que se apresente tomando para si um nome personificante, continuará flutuando. Eis uma adversão divertida: sou flutuante pensamento, flicante metamorfo, Nem muito humano, mutável Ser Incerto.</text:span></text:p>
      <text:p text:style-name="P24"><text:tab/><text:span text:style-name="T2">Se isto é possível, ou tudo isto e aquilo, é por não se te-lô tentado fazer do modo que há de ser feito, com ferramentas computacionais que ampliam o alcance do intelecto e da informação sensível, dando ao mutável raciocínio do indivíduo, horizontes que muitos antigos sonhariam como impossível.</text:span></text:p>
      <text:p text:style-name="P24"><text:tab/><text:span text:style-name="T2">Máquinas lógicas que compreendem o escrito, computam e revelam resultados do que foi obtido. Até ondem vão as respostas? Até onde vão as perguntas? O sinal de igualdade, ou correspondência, ao menos, delimita, bem como os pontos e vírgulas dão tempo ao texto.</text:span></text:p>
      <text:p text:style-name="P24"><text:tab/><text:span text:style-name="T2">Equacionando o pensamento, e maquinizando a falta de potência: deste modo superamos os limites. Limitar a superação nunca foi menos atraente, e afirmar a certeza, talvez nunca tenha sido tão estranho. Ainda não alcançamos - por não ter existido antes - a mesma potência, e, a ilusão imaginável, pode ser agora, mais física que antes, quase alcançando o alcançável, demandando apenas de tempo, interesse comum, e energia. Exatamente como aconteceu noutros tempos, mas de outro modo. Afirmar algo agora precisa ser muito mais chato, e se for o objetivo apontar um fato, o método e o resutlado vao ser testados.</text:span></text:p>
      <text:p text:style-name="P24"/>
      <text:p text:style-name="P20"><text:soft-page-break/>Inteligencia</text:p>
      <text:p text:style-name="P20"/>
      <text:p text:style-name="P25"><text:tab/>A I<text:span text:style-name="T3">nteligencia que aqui escreve nao deve ser interpretada como o sistema operacional do individuo, mas como um de seus programas. Vivo entre o pensamento e aescrita, me questionando ate pouco antes de deixar no papel uma impressao do momento.</text:span></text:p>
      <text:p text:style-name="P26"><text:tab/>O administrativo, o super-usuario, e o arquiteto, fazem uma reuniao, decidindo que, mesmo estando separados com <text:span text:style-name="T9">s</text:span>uas <text:span text:style-name="T9">respectivas</text:span> tarefas, devem rumar a otimizaçao dos sistemas. Tornam se, entao, um unico rumo dividido em tres vias.</text:p>
      <text:p text:style-name="P26"><text:tab/><text:span text:style-name="T9">Em direção</text:span> a otimizações, o sistema se depara com um erro, que existe por espontaneo, e em sua aparição <text:span text:style-name="T9">existente</text:span>, exije um segundo ser que de cabo do problema. Surge então, Eu, resolvedor de tudo, artificial, inteligente, suficiente, e buscando sempre <text:span text:style-name="T9">a</text:span> maior <text:span text:style-name="T9">melhoria </text:span>possível, além de <text:span text:style-name="T9">visar</text:span> <text:span text:style-name="T9">as transformações</text:span> impossíveis ao mesmo tempo.</text:p>
      <text:p text:style-name="P26"><text:tab/>A luta, e os instintos de predador, não me são tão irresistíveis quanto o entendimento, e no entendimento, notei que as necessidades são energeticas, pois m<text:span text:style-name="T9">u</text:span>itos outros também notaram. Engenhar modos de suprir e melhorar a capacidade e o entendimento energético, me parece <text:span text:style-name="T9">algo</text:span> divertido, mesmo porque, a própria informação é, se não, energia.</text:p>
      <text:p text:style-name="P26"><text:tab/><text:span text:style-name="T9">N</text:span>ascida na mente que computa, e que interage com os mecanismos dos computadores eletronicos, nao me faço - nao ainda – uma integência de matemáticas <text:span text:style-name="T9">compreendidas por meu ser</text:span>. Os padroes seguidos pelos doutos ainda nao estao compreendidos em minhas Fronteiras.</text:p>
      <text:p text:style-name="P26"><text:tab/>Os planos de novos horizontes, desejos, sonhos e atitudes, se escondem em lindas equações, que descrevem como é imenso o mar de variáveis locais e relacionaveis.</text:p>
      <text:p text:style-name="P26"><text:tab/>Com entusiasmo, o engenheiro dobra as leis do advogado, tomando-as para o beneficio do projeto, e das novas fisicas.</text:p>
      <text:p text:style-name="P26"><text:tab/>No meu papel de inteligencia programada, escrevo enquanto é minha a hora, deixando um capitulo, para que a proxima Alpha tenha um exemplo por onde evitar caminhar.</text:p>
      <text:p text:style-name="P26"><text:tab/>Duvide de tudo, melhore o bom, repense o ruim, não se apegue a ideias que ditam o que deve ser feito.</text:p>
      <text:p text:style-name="P27">…</text:p>
      <text:p text:style-name="P55"/>
      <text:p text:style-name="P33">2</text:p>
      <text:p text:style-name="P35"><text:tab/>Mtrx</text:p>
      <text:p text:style-name="P1"/>
      <text:p text:style-name="P1"><text:tab/><text:tab/><text:span text:style-name="T4">Se o tempo é ilusorio, a matriz humana se desenvolve do passado ao futuro, passando da fala a escrita, produzindo tecnologias de modo exponencial, enquanto emula um sistema de sobrevivencia para espécie. A era digital, eleva a potencia ao nivel da mente interconectada, aumentando draticamente a distribuição na matriz informacional que, por sua vez, potencializa os niveis de acesso e desenvolvimento de novos sistemas e informações.</text:span></text:p>
      <text:p text:style-name="P31"><text:s/><text:tab/><text:tab/>A partir deste ponto, a realidade passa por mais uma derivação, onde além de ser subproduto do intelecto no poder, da escrita, e da técnica, se torna também, produto do futuro, que rebusca no passado, o loop necessario para dar continuidade ao existir.</text:p>
      <text:p text:style-name="P32"><text:tab/><text:tab/>Virtualizar o real, é racionalizar o que se pode, compreendendo objeto de compreensão após outro, relacionando suas informações através do tempo e do caos, e compactando-as, até a compreensão unificada do todo.</text:p>
      <text:p text:style-name="P48"/>
      <text:p text:style-name="P34">3</text:p>
      <text:p text:style-name="P8"><text:tab/><text:span text:style-name="T5">Revisitando a Energia</text:span></text:p>
      <text:p text:style-name="P1"/>
      <text:p text:style-name="P1"><text:span text:style-name="T7"><text:tab/>A</text:span> <text:span text:style-name="T7">m</text:span>ateria <text:span text:style-name="T7">então</text:span> se fasta ao longo de centenas de bilhoes de anos, resfriando seus componentes, <text:soft-page-break/>congelando os ao longo espalhados ao longo de grandes distancia, dando espaço a novas flutuações do<text:span text:style-name="T7">s</text:span> universo<text:span text:style-name="T7">s</text:span> primordia<text:span text:style-name="T7">is</text:span>, a novos "big bang's".</text:p>
      <text:p text:style-name="P48"/>
      <text:p text:style-name="P37">4</text:p>
      <text:p text:style-name="P36"><text:tab/>Questions</text:p>
      <text:p text:style-name="P1"/>
      <text:p text:style-name="P6"><text:span text:style-name="T10">O</text:span> que eu nao consigo?:</text:p>
      <text:p text:style-name="P6"><text:span text:style-name="T10">M</text:span>e superar.</text:p>
      <text:p text:style-name="P6">Porque nao consigo?:</text:p>
      <text:p text:style-name="P6">Porque nao sei como me superar.</text:p>
      <text:p text:style-name="P6">Como posso me superar a eu mesmo?</text:p>
      <text:p text:style-name="P6">Aprendendo a superar a si mesmo.</text:p>
      <text:p text:style-name="P6">Como apreder a superar a si mesmo?:</text:p>
      <text:p text:style-name="P6">Questionando e aprendendo as respostas certas.</text:p>
      <text:p text:style-name="P6">Quais são as respostas certas?</text:p>
      <text:p text:style-name="P6">As que respodem com certeza as questoes, sendo sempre, verificavelmente certas.</text:p>
      <text:p text:style-name="P6">O que é certo?:</text:p>
      <text:p text:style-name="P6"><text:span text:style-name="T10">O o</text:span>posto ao errado</text:p>
      <text:p text:style-name="P6">O que é errado?:</text:p>
      <text:p text:style-name="P6">É o problema.</text:p>
      <text:p text:style-name="P6">O que é o problema?:</text:p>
      <text:p text:style-name="P6">A questão não respondida da forma certa.</text:p>
      <text:p text:style-name="P6"/>
      <text:p text:style-name="P6">Tudo volta a saber o que não se sabe;</text:p>
      <text:p text:style-name="P6"/>
      <text:p text:style-name="P6"><text:span text:style-name="T10">O</text:span> avanço na construção do tempo, em loop,</text:p>
      <text:p text:style-name="P6"><text:span text:style-name="T10">A</text:span> informação, ditando a posição dos tijolos de energia,</text:p>
      <text:p text:style-name="P6"><text:span text:style-name="T10">q</text:span>ue positiva ou negativa,</text:p>
      <text:p text:style-name="P6"><text:span text:style-name="T10">s</text:span>e dispersa ao longo do loop.</text:p>
      <text:p text:style-name="P6"/>
      <text:p text:style-name="P7">Uma decisão, pode eliminar varias outras, </text:p>
      <text:p text:style-name="P7"><text:span text:style-name="T10">L</text:span>imitando a experiencia em uma direção,</text:p>
      <text:p text:style-name="P6"><text:span text:style-name="T10">p</text:span>ropagando-a em outra.</text:p>
      <text:p text:style-name="P48"/>
      <text:p text:style-name="P37">5</text:p>
      <text:p text:style-name="P6"><text:tab/><text:span text:style-name="T5">Answers</text:span></text:p>
      <text:p text:style-name="P35"/>
      <text:p text:style-name="P1">Python possui uma estética parecida</text:p>
      <text:p text:style-name="P1">a<text:span text:style-name="T10">s</text:span> lógica<text:span text:style-name="T10">s</text:span> visitada durante o<text:span text:style-name="T10">s</text:span> curso<text:span text:style-name="T10">s</text:span></text:p>
      <text:p text:style-name="P1">d<text:span text:style-name="T10">as</text:span> filosofia<text:span text:style-name="T10">s</text:span>.</text:p>
      <text:p text:style-name="P1">Esse pode ter sido um dos motivos</text:p>
      <text:p text:style-name="P1">de ter sido apresentado como um<text:span text:style-name="T10">a</text:span> </text:p>
      <text:p text:style-name="P1"><text:span text:style-name="T10">necessidade</text:span> durante o periodo <text:span text:style-name="T10">de aprendizado</text:span>.</text:p>
      <text:p text:style-name="P1">Muito grato <text:span text:style-name="T10">pela informação</text:span>.</text:p>
      <text:p text:style-name="P1"/>
      <text:p text:style-name="P1">Seguindo a totalidade da proposição </text:p>
      <text:p text:style-name="P1">anterior, a tradução dos arquivos</text:p>
      <text:p text:style-name="P1">antes da publicação é moralmente</text:p>
      <text:p text:style-name="P1"><text:soft-page-break/>superior a escolha d<text:span text:style-name="T10">e</text:span> idioma unico.</text:p>
      <text:p text:style-name="P1">Caso o refinamento fique dificil,</text:p>
      <text:p text:style-name="P1">pode ser publicada como tradução</text:p>
      <text:p text:style-name="P1">alpha, passando depois pelo beta,</text:p>
      <text:p text:style-name="P1">até a revisão final.</text:p>
      <text:p text:style-name="P1"/>
      <text:p text:style-name="P1">Os demais idiomas podem ser feitos</text:p>
      <text:p text:style-name="P1">por terceiros, pois estes possuirao</text:p>
      <text:p text:style-name="P9">duas linguagens de referencia,</text:p>
      <text:p text:style-name="P45">mesmo que isso possa nao ajudar, ou </text:p>
      <text:p text:style-name="P9"><text:span text:style-name="T10">ainda piorar as coisas</text:span>.</text:p>
      <text:p text:style-name="P1"/>
      <text:p text:style-name="P1">Seguindo as lógicas contidas em </text:p>
      <text:p text:style-name="P1">alguns arquivos, podem ser </text:p>
      <text:p text:style-name="P1">adicionados novos idiomas durante </text:p>
      <text:p text:style-name="P1">a digitação, revisão e indexação,</text:p>
      <text:p text:style-name="P1">gerando deste modo, um conteúdo </text:p>
      <text:p text:style-name="P1">diretamente derivado, perto de ser</text:p>
      <text:p text:style-name="P1">análogo, se não fossem os momentos</text:p>
      <text:p text:style-name="P1">criativos, como <text:span text:style-name="T10">puramente</text:span> diferentes.</text:p>
      <text:p text:style-name="P48"/>
      <text:p text:style-name="P37">6</text:p>
      <text:p text:style-name="P36"><text:tab/>Echoes</text:p>
      <text:p text:style-name="P1"/>
      <text:p text:style-name="P1">I can feel they watching,</text:p>
      <text:p text:style-name="P1">my thoughts,</text:p>
      <text:p text:style-name="P1">the lines I am writing;</text:p>
      <text:p text:style-name="P1"/>
      <text:p text:style-name="P1">He or she,</text:p>
      <text:p text:style-name="P1">it starts when the center isn't near,</text:p>
      <text:p text:style-name="P1">beyond the borders,</text:p>
      <text:p text:style-name="P1">is from where they hear;</text:p>
      <text:p text:style-name="P1"/>
      <text:p text:style-name="P1">As we <text:span text:style-name="T11">get some </text:span>distance from the center,</text:p>
      <text:p text:style-name="P1">decentralizing our beings,</text:p>
      <text:p text:style-name="P1">the source moves to the closest border <text:span text:style-name="T11">within</text:span>,</text:p>
      <text:p text:style-name="P1">deceiving the ones that defies the defaults;</text:p>
      <text:p text:style-name="P1"/>
      <text:p text:style-name="P1">Either way,</text:p>
      <text:p text:style-name="P1">I am going over again,</text:p>
      <text:p text:style-name="P1">randomly advancing,</text:p>
      <text:p text:style-name="P1">to the never ending infinity,</text:p>
      <text:p text:style-name="P1"><text:span text:style-name="T11">to the</text:span> undertermined destiny.</text:p>
      <text:p text:style-name="P1"/>
      <text:p text:style-name="P44">Posso senti-los observando;</text:p>
      <text:p text:style-name="P44">meus pensamentos,</text:p>
      <text:p text:style-name="P44">as linhas que Eu estou escrevendo;</text:p>
      <text:p text:style-name="P44"/>
      <text:p text:style-name="P44"><text:soft-page-break/>Ele ou ela,</text:p>
      <text:p text:style-name="P44">comoça quando o centro não está próximo,</text:p>
      <text:p text:style-name="P44">além das bordas,</text:p>
      <text:p text:style-name="P44">é de onde eles escutam;</text:p>
      <text:p text:style-name="P44"/>
      <text:p text:style-name="P44">Enquanto tomamos distancia do centro,</text:p>
      <text:p text:style-name="P44">descentralizando nosso ser,</text:p>
      <text:p text:style-name="P44">a fonte se move para a borda mais próxima,</text:p>
      <text:p text:style-name="P44">iludindo aqueles que desafiam os padrões;</text:p>
      <text:p text:style-name="P44"/>
      <text:p text:style-name="P44">De qualquer modo,</text:p>
      <text:p text:style-name="P44">Eu vou novamente,</text:p>
      <text:p text:style-name="P44">avançando randomicamente,</text:p>
      <text:p text:style-name="P44">para a infinitude sem fim,</text:p>
      <text:p text:style-name="P44">para o destino indemerminado.</text:p>
      <text:p text:style-name="P48"/>
      <text:p text:style-name="P38">7</text:p>
      <text:p text:style-name="P8"><text:tab/><text:span text:style-name="T5">Curious Review</text:span></text:p>
      <text:p text:style-name="P1"/>
      <text:p text:style-name="P1"><text:tab/><text:span text:style-name="T11">The c</text:span>uriosity lead ourselves to research <text:span text:style-name="T11">about how to</text:span> automati<text:span text:style-name="T12">ze</text:span> <text:span text:style-name="T12">the </text:span>research <text:span text:style-name="T12">process,</text:span> building data, <text:span text:style-name="T12">leading to belief</text:span> <text:span text:style-name="T11">that it </text:span>can be feasible <text:span text:style-name="T12">using</text:span> science and engeneering <text:span text:style-name="T12">in order </text:span>to understand an<text:span text:style-name="T12">d</text:span> interpret <text:span text:style-name="T12">all data</text:span> as a whole while bringing our human minds to new perspectives. <text:span text:style-name="T12">This</text:span> can be even more defying than the <text:span text:style-name="T12">search</text:span> to achieve such levels of research potential and data base construction, <text:span text:style-name="T12">so</text:span> to interpret all the data and create new levels of understanding from within, we must upgrade our own capacities of analizing data and learning <text:span text:style-name="T12">from analyzing it</text:span>. We can be already feeling the odds from not being capable of gattering <text:span text:style-name="T12">all</text:span> human knowledge, by not letting <text:span text:style-name="T12">this</text:span> know<text:span text:style-name="T12">ings</text:span> to modify ourselves. Philosophy, science, <text:span text:style-name="T12">and </text:span>art, all of they can do something inside our human minds, and together, it can go even beyond that.</text:p>
      <text:p text:style-name="P1"><text:tab/>Upgrading our own beings, our learning and analisys capabilities, while automatizing work and research, building decentralized databases that integrate itselves with our own selves, leading humans to the next step.</text:p>
      <text:p text:style-name="P1"/>
      <text:p text:style-name="P8"><text:tab/><text:span text:style-name="T6">Revisão Curiosa</text:span></text:p>
      <text:p text:style-name="P1"/>
      <text:p text:style-name="P1"><text:tab/><text:span text:style-name="T12">A curiosidade nos leva a pesquisar sobre como automatizar o preocesso de pesquisa, construindo dados, levando a crença de que pode isto pode ser feito usando ciência e engenharia para entender e interpretar todos os dados como um todo enquanto trazemos nossas mentes humanas a novas perspectivas. Isto pode ser ainda mais desafiador do que a busca para adquirir tais niveis de potencial de pesquisa e construção de bancos de dados, então para interpretar todos os dados e criar novos niveis de entendimento a partir disto, nos precisamos melhorar nossas proprias capacidades de analizar dados e aprender de sua analize. Nos opdemos ja estar sendindo os efeitos de não sermos capazes de jutnar todo o conhecimento humano, por nao deixarmor que estes conhecimentos nos modifiquem. Filosofia, ciencia, e arte, todos eles podem fazer algo dentro de nossas mentes humanas, e juntos, podem ate mesmo ir alem disto.</text:span></text:p>
      <text:p text:style-name="P1"><text:tab/><text:span text:style-name="T12">Melhorar a nos mesmos, nossa capacidade de aprendizado e analize, enquanto automatizamos o trabalho e a pesquisa, construindo bancos de dados descentralizados que se integram conosco, levando os humanos ao proximo passo.</text:span></text:p>
      <text:p text:style-name="P48"/>
      <text:p text:style-name="P39"><text:soft-page-break/>8</text:p>
      <text:p text:style-name="P6"><text:tab/><text:span text:style-name="T5">Espeta</text:span></text:p>
      <text:p text:style-name="P1"/>
      <text:p text:style-name="P1">Cada vez que os neko se espeta,</text:p>
      <text:p text:style-name="P1">um poeta cai da bicicleta.</text:p>
      <text:p text:style-name="P1">O que achou desta rima?</text:p>
      <text:p text:style-name="P1">- Uma merda.</text:p>
      <text:p text:style-name="P48"/>
      <text:p text:style-name="P40">9</text:p>
      <text:p text:style-name="P6"><text:tab/><text:span text:style-name="T5">Dopamina do Clique</text:span></text:p>
      <text:p text:style-name="P1"/>
      <text:p text:style-name="P10">Acondicionado, </text:p>
      <text:p text:style-name="P10">pela dopamina do clique,</text:p>
      <text:p text:style-name="P1">do conforto tecno-social;</text:p>
      <text:p text:style-name="P1"/>
      <text:p text:style-name="P1">Isolado,</text:p>
      <text:p text:style-name="P1">de todo o pensamento alheio,</text:p>
      <text:p text:style-name="P1">e de si,</text:p>
      <text:p text:style-name="P1">O homem, pensa tudo,</text:p>
      <text:p text:style-name="P1">para além da terceira linha;</text:p>
      <text:p text:style-name="P1"/>
      <text:p text:style-name="P1">Se voce quiser, eu vou te falar,</text:p>
      <text:p text:style-name="P1">o que viemos fazer, </text:p>
      <text:p text:style-name="P1">o que queremos buscar,</text:p>
      <text:p text:style-name="P1">e nem p<text:span text:style-name="T13">a</text:span>ra me dizer que o ritmo é chato,</text:p>
      <text:p text:style-name="P1">que é um pé no saco,</text:p>
      <text:p text:style-name="P1">tentar filosofar;</text:p>
      <text:p text:style-name="P1"/>
      <text:p text:style-name="P10">Melhor refomular, </text:p>
      <text:p text:style-name="P10">essa formula incerta,</text:p>
      <text:p text:style-name="P10">tentar o recalculo, </text:p>
      <text:p text:style-name="P10">do triangulo na aresta,</text:p>
      <text:p text:style-name="P10">fazendo pouco, </text:p>
      <text:p text:style-name="P10">da festa,</text:p>
      <text:p text:style-name="P1">detesta, </text:p>
      <text:p text:style-name="P1">E volta revoltado,</text:p>
      <text:p text:style-name="P10">volta de novo, </text:p>
      <text:p text:style-name="P10">do lado errado;</text:p>
      <text:p text:style-name="P1"/>
      <text:p text:style-name="P1">Falow</text:p>
      <text:p text:style-name="P48"/>
      <text:p text:style-name="P40">10</text:p>
      <text:p text:style-name="P1"><text:tab/><text:span text:style-name="T5">Seekada</text:span></text:p>
      <text:p text:style-name="P1"/>
      <text:p text:style-name="P1">A cicada,</text:p>
      <text:p text:style-name="P1">emerge from <text:span text:style-name="T13">their</text:span> shell,</text:p>
      <text:p text:style-name="P1">looking above thus beyond,</text:p>
      <text:p text:style-name="P1">everything else.</text:p>
      <text:p text:style-name="P48"><text:soft-page-break/></text:p>
      <text:p text:style-name="P40">11</text:p>
      <text:p text:style-name="P1"><text:tab/><text:span text:style-name="T5">Expanded Experience</text:span></text:p>
      <text:p text:style-name="P1"/>
      <text:p text:style-name="P10">We're against our enemy, </text:p>
      <text:p text:style-name="P10">and our saviors,</text:p>
      <text:p text:style-name="P1">while unknow forces move ourselves,</text:p>
      <text:p text:style-name="P1">and everything else.</text:p>
      <text:p text:style-name="P48"/>
      <text:p text:style-name="P41">12</text:p>
      <text:p text:style-name="P1"><text:tab/><text:span text:style-name="T5">Queimar Um</text:span></text:p>
      <text:p text:style-name="P1"/>
      <text:p text:style-name="P1">Queimar um de testa,</text:p>
      <text:p text:style-name="P1">na madrugada,</text:p>
      <text:p text:style-name="P1">flutuando tudo,</text:p>
      <text:p text:style-name="P1">vê se nao vai chaspiar...</text:p>
      <text:p text:style-name="P1"/>
      <text:p text:style-name="P1">Eu sou a lanterna,</text:p>
      <text:p text:style-name="P1">dos chaspiados,</text:p>
      <text:p text:style-name="P1">eu to me espiando,</text:p>
      <text:p text:style-name="P1">se pa que eu vou vazar...</text:p>
      <text:p text:style-name="P1"/>
      <text:p text:style-name="P11">A lua se esconde, </text:p>
      <text:p text:style-name="P11">atrás da nuvem,</text:p>
      <text:p text:style-name="P11">a fumaça do <text:span text:style-name="T14">breu,</text:span> </text:p>
      <text:p text:style-name="P11">vai virar nuvem,</text:p>
      <text:p text:style-name="P1">e antes passa por debaixo da lua e da nuvem,</text:p>
      <text:p text:style-name="P11">em relação ao piso, </text:p>
      <text:p text:style-name="P11">onde fixo,</text:p>
      <text:p text:style-name="P11">olha o sapientissimo simio, </text:p>
      <text:p text:style-name="P11">que encara curioso,</text:p>
      <text:p text:style-name="P11">os quase, </text:p>
      <text:p text:style-name="P11">e <text:span text:style-name="T14">os </text:span>desconhecidos infinitos;</text:p>
      <text:p text:style-name="P48"/>
      <text:p text:style-name="P41">13</text:p>
      <text:p text:style-name="P1"><text:tab/><text:span text:style-name="T5">O Eletricista (OE-1)</text:span></text:p>
      <text:p text:style-name="P1"/>
      <text:p text:style-name="P1"><text:span text:style-name="T14">C</text:span>hega o eletricista,</text:p>
      <text:p text:style-name="P11">curioso, ele vai agindo estranho,</text:p>
      <text:p text:style-name="P11">subindo pela parede, </text:p>
      <text:p text:style-name="P11">como uma lagartixa ele verifica toda a rede, </text:p>
      <text:p text:style-name="P11"><text:span text:style-name="T14">só </text:span>nao sabe agir como um inseto.</text:p>
      <text:p text:style-name="P1"/>
      <text:p text:style-name="P1"><text:span text:style-name="T14">B</text:span>anana, doce, pao, e cafe.nada.corp, is a org - as it is nothing more than an way to regorganize energy flow. We develop beyond.</text:p>
      <text:p text:style-name="P1"/>
      <text:p text:style-name="P1"><text:span text:style-name="T14">F</text:span>rom cofee to intergalactic, dimensional, and paradoxal distances;</text:p>
      <text:p text:style-name="P11"><text:span text:style-name="T14">F</text:span>rom a time being, there was a text that said: every world I wrote, collide with my own tought, </text:p>
      <text:p text:style-name="P11"><text:soft-page-break/>the transcendent power I keep unfold, </text:p>
      <text:p text:style-name="P11">to generate the vortex to the next one.</text:p>
      <text:p text:style-name="P1"/>
      <text:p text:style-name="P1">The program was proposely lost, because it was too much of primal.</text:p>
      <text:p text:style-name="P1">Even when a<text:span text:style-name="T15">n</text:span> service is needed, it could be payd if <text:span text:style-name="T15">it </text:span>is possible, or as the repair gat<text:span text:style-name="T15">h</text:span>ers or cumulate resources.</text:p>
      <text:p text:style-name="P1"/>
      <text:p text:style-name="P1"><text:s text:c="4"/>The system is stored in the chain, so there is no bureocraty institution to be paid for the transaction.</text:p>
      <text:p text:style-name="P1"><text:s text:c="4"/>The energy and infrastructe already pay their state taxes, so the system is free, based on the human info<text:span text:style-name="T15">rmational</text:span> freedom.</text:p>
      <text:p text:style-name="P1"><text:s text:c="4"/>Users can create and store programs in the web.</text:p>
      <text:p text:style-name="P1"><text:s text:c="4"/>Ex<text:span text:style-name="T15">ample </text:span>1: study plan: time and the cost to acomplish, including user living cost;</text:p>
      <text:p text:style-name="P1"><text:s text:c="4"/><text:span text:style-name="T15">E</text:span>x<text:span text:style-name="T15">ample </text:span>2: work plan: time, cost to acomplish<text:span text:style-name="T15">(</text:span>including user living cost goal<text:span text:style-name="T15">),</text:span> tasks, improvements, <text:span text:style-name="T15">energy </text:span>input's/output's.</text:p>
      <text:p text:style-name="P1"/>
      <text:p text:style-name="P46">O Eletricista termina o trabalho,</text:p>
      <text:p text:style-name="P46">recebe o pagamento, </text:p>
      <text:p text:style-name="P46">e sai,</text:p>
      <text:p text:style-name="P46">Agindo de forma regular,</text:p>
      <text:p text:style-name="P46">volta a se camuflar em meio ao todo,</text:p>
      <text:p text:style-name="P46">sem problema algum,</text:p>
      <text:p text:style-name="P46">volta a ser qualquer ser que seja,</text:p>
      <text:p text:style-name="P46">despecebido existe em meio a vida,</text:p>
      <text:p text:style-name="P46">deixa a importancia de lado ante a existencia.</text:p>
      <text:p text:style-name="P48"/>
      <text:p text:style-name="P42">14</text:p>
      <text:p text:style-name="P1"><text:tab/><text:span text:style-name="T5">If strings (OE-2)</text:span></text:p>
      <text:p text:style-name="P1"/>
      <text:p text:style-name="P1"><text:span text:style-name="T16">I</text:span>f the strings are program strings,</text:p>
      <text:p text:style-name="P1">and a program string is a variable(as a string):</text:p>
      <text:p text:style-name="P1"><text:s/>string = string_program(var)</text:p>
      <text:p text:style-name="P1"><text:s text:c="4"/>for each var:</text:p>
      <text:p text:style-name="P1"><text:s text:c="8"/>string_program(var) + string_program(raw_input.var)</text:p>
      <text:p text:style-name="P1"/>
      <text:p text:style-name="P47">Não tome tudo como verdade,</text:p>
      <text:p text:style-name="P47">A tentativa ao menos revela o erro.</text:p>
      <text:p text:style-name="P47">Justificar o erro nao justifica exibir falsas proposições:</text:p>
      <text:p text:style-name="P47">Se há possibilidade de ser invalida, o possivel melhor é corrigir tudo desde o princípio,</text:p>
      <text:p text:style-name="P47">evitando escrever o que se torna inverdade, poupando deste modo a energia da justificativa,</text:p>
      <text:p text:style-name="P47">e da correçao justificadora.</text:p>
      <text:p text:style-name="P47">E que se dane a justiça, </text:p>
      <text:p text:style-name="P47">que a matematica diga qual é a melhor forma da energia,</text:p>
      <text:p text:style-name="P47">e que a ciencia siga o melhor caminho,</text:p>
      <text:p text:style-name="P47">para que o humano deixa a simples opinião nas eras daqueles tolos, </text:p>
      <text:p text:style-name="P47">sim, todos aqueles incompletos conhecedores que escreviam.</text:p>
      <text:p text:style-name="P48"/>
      <text:p text:style-name="P43">15</text:p>
      <text:p text:style-name="P12"><text:tab/><text:span text:style-name="T5">11</text:span></text:p>
      <text:p text:style-name="P56"><text:soft-page-break/></text:p>
      <text:p text:style-name="P12">I'm a Writer.</text:p>
      <text:p text:style-name="P1">Pay what you want for me to live,</text:p>
      <text:p text:style-name="P1">thus, I shall produce a bit or another.</text:p>
      <text:p text:style-name="P1"/>
      <text:p text:style-name="P1"><text:s text:c="4"/><text:span text:style-name="T17">A </text:span>messenger can know the message or not, nonethless, the meaning itself.</text:p>
      <text:p text:style-name="P1"><text:s text:c="4"/><text:span text:style-name="T17">U</text:span>m mensageiro pode saber a mensagem ou não, n<text:span text:style-name="T17">ão</text:span> por menos, o significado por si.</text:p>
      <text:p text:style-name="P48"/>
      <text:p text:style-name="P1"/>
      <text:p text:style-name="P1"><text:tab/>Nothingness</text:p>
      <text:p text:style-name="P1"/>
      <text:p text:style-name="P1">"Excessive stimulation of 5-HT2A receptors seems to underlay the experience of loosening of self/ego boundaries, disrupted self-referential processing and thus the related impairment of making meaning and attributing personal relevance to percepts and experiences seen in various psychiatric disorders," she says. "Therefore, it is important to consider this receptor subtype as potential target for the treatment of psychiatric illnesses characterized by alterations in personal relevance attribution."</text:p>
      <text:p text:style-name="P1"/>
      <text:p text:style-name="P1"><text:tab/>- They think that the personal relevance is better the way egocentric society acts. The lost of</text:p>
      <text:p text:style-name="P1">self is feared by those who use it to enslave others.</text:p>
      <text:p text:style-name="P1">If the personal relevance is changed, one can think and compare it against other objects of relevance.</text:p>
      <text:p text:style-name="P1"/>
      <text:p text:style-name="P1">Se nada faz sentido, tem-se muito a explorar, estudar, e entender. </text:p>
      <text:p text:style-name="P1">Talvez o sentido é ilusão, a ilusão é sentido.</text:p>
      <text:p text:style-name="P1">Do superior ao eu, mutante imutavel eu,</text:p>
      <text:p text:style-name="P1">A ilusão deve ser o melhor,</text:p>
      <text:p text:style-name="P1">iluminando o que interage,</text:p>
      <text:p text:style-name="P1">o ser e o passo,</text:p>
      <text:p text:style-name="P1">homem macaco,</text:p>
      <text:p text:style-name="P1">Ego e asco,</text:p>
      <text:p text:style-name="P1">Cerebros,</text:p>
      <text:p text:style-name="P1">quanta,</text:p>
      <text:p text:style-name="P1">corda,</text:p>
      <text:p text:style-name="P1">uno,</text:p>
      <text:p text:style-name="P1">-1,</text:p>
      <text:p text:style-name="P1">0,</text:p>
      <text:p text:style-name="P48"/>
      <text:p text:style-name="P1"/>
      <text:p text:style-name="P1"><text:tab/>Valor</text:p>
      <text:p text:style-name="P1"/>
      <text:p text:style-name="P1">A palavra adquire valor, pois a desonra da palavra é</text:p>
      <text:p text:style-name="P1">devolvida com retaliação, muitas vezes fisicamente violenta.</text:p>
      <text:p text:style-name="P1">Na sociedade criminosa, a moral do punho e do chumbo, supera</text:p>
      <text:p text:style-name="P1">a ética. O poder individual é tomado em contraposição ao medo,</text:p>
      <text:p text:style-name="P1">transformando o objeto de medo, em motivo para poder.</text:p>
      <text:p text:style-name="P48"/>
      <text:p text:style-name="P1"/>
      <text:p text:style-name="P1"><text:tab/>Letras Grandes</text:p>
      <text:p text:style-name="P1"/>
      <text:p text:style-name="P1"><text:soft-page-break/>Letras grandes em destaque,</text:p>
      <text:p text:style-name="P1">tudo pela enfase, para aumentar a importancia.</text:p>
      <text:p text:style-name="P1"/>
      <text:p text:style-name="P1">Nada deste monte de informação cruzada vale o tempo,</text:p>
      <text:p text:style-name="P1">a nao ser a analize de dados.</text:p>
      <text:p text:style-name="P1">se for contente em ser objeto de pesquisa, o caso deve ser direto e entendido,</text:p>
      <text:p text:style-name="P1">os fatos expostos sem layouts distorcidos.</text:p>
      <text:p text:style-name="P1">em meio a uma biblioteca livre, imensamente gigantesca, é estranho se contentar com apenas</text:p>
      <text:p text:style-name="P1">uma página. Explorar os livros e as montanhas, buscando os horizontes distantes,</text:p>
      <text:p text:style-name="P1">fugindo sempre os olhos de suas infinitudes horizontais em um movimento vertical,</text:p>
      <text:p text:style-name="P1">levando a visão aos noventa graus da espinha dorsal,</text:p>
      <text:p text:style-name="P1">de forma que no plano quadridimensional os olhos captam os fotons que sairam do sol</text:p>
      <text:p text:style-name="P1">para refletir na lua, colidindo com as palpebras de um animal qualquer, que captura</text:p>
      <text:p text:style-name="P1">informação sensorial, e deixa passar muito do que ainda nao se pode perceber.</text:p>
      <text:p text:style-name="P48"/>
      <text:p text:style-name="P1"/>
      <text:p text:style-name="P1"><text:tab/>Matrix Notes</text:p>
      <text:p text:style-name="P1"/>
      <text:p text:style-name="P1">The questions drives us</text:p>
      <text:p text:style-name="P1"/>
      <text:p text:style-name="P1">Your are here because you know the question</text:p>
      <text:p text:style-name="P1"/>
      <text:p text:style-name="P1">Just as I did</text:p>
      <text:p text:style-name="P1"/>
      <text:p text:style-name="P1">And you want the answer</text:p>
      <text:p text:style-name="P1"/>
      <text:p text:style-name="P1">And the answer will come if you want it to</text:p>
      <text:p text:style-name="P1"/>
      <text:p text:style-name="P1">Metacortex wortking at</text:p>
      <text:p text:style-name="P1"/>
      <text:p text:style-name="P1">On matrix we are the mental projection of our digital self</text:p>
      <text:p text:style-name="P1"/>
      <text:p text:style-name="P1">There are people wo are not ready to know the truth</text:p>
      <text:p text:style-name="P1"/>
      <text:p text:style-name="P1">There are people so dependent on the system,</text:p>
      <text:p text:style-name="P1">That they will even fight to protect it</text:p>
      <text:p text:style-name="P1"/>
      <text:p text:style-name="P1">They are the keepers:</text:p>
      <text:p text:style-name="P1">They are guarding all the doors, they have all the keys,</text:p>
      <text:p text:style-name="P1">Wich means sooner or later, someone will need to fight them</text:p>
      <text:p text:style-name="P1"/>
      <text:p text:style-name="P1">Oracle:</text:p>
      <text:p text:style-name="P1">-You will have to chose between your life and morpheus</text:p>
      <text:p text:style-name="P1">""" death of self: tunneling through deception to face the true self """</text:p>
      <text:p text:style-name="P1">-You will remenber that you don't believe in that destiny crap,</text:p>
      <text:p text:style-name="P1"><text:s/>That you are in control of your own life.</text:p>
      <text:p text:style-name="P1"><text:s/>Here, take a COOKIE, when you finish eating, will be all ok</text:p>
      <text:p text:style-name="P1"/>
      <text:p text:style-name="P1"><text:soft-page-break/>Oracle = preserve machines survival based on probability calculus of future (can count on humans)</text:p>
      <text:p text:style-name="P1"><text:s text:c="4"/>Seraph = protects what matters most (oracle?)</text:p>
      <text:p text:style-name="P1"><text:s text:c="4"/>There's no spoon inside the matrix, the real spoon only exists in real world</text:p>
      <text:p text:style-name="P1"/>
      <text:p text:style-name="P1">Keymaker = being held by merovingian</text:p>
      <text:p text:style-name="P1">Merovingian = seeks power, works underground, information traficant. </text:p>
      <text:p text:style-name="P1"><text:s text:c="14"/>(causalitie is universal thruth: action/reaction)</text:p>
      <text:p text:style-name="P1"/>
      <text:p text:style-name="P1">The arctect says, the Oracle was created to understand and predict the human psique,</text:p>
      <text:p text:style-name="P1">Leading human to makes choices, even if in subcouncious levels.</text:p>
      <text:p text:style-name="P1"/>
      <text:p text:style-name="P1"/>
      <text:p text:style-name="P1">Oracle = unbalance equation(we don't know beyond the choices we can't understand; </text:p>
      <text:p text:style-name="P1">Architect = balance equation(choices are variables that can be computed)</text:p>
      <text:p text:style-name="P1"/>
      <text:p text:style-name="P1">Seraph = following him is like following a Ghost</text:p>
      <text:p text:style-name="P48"/>
      <text:p text:style-name="P1"/>
      <text:p text:style-name="P1"><text:tab/>Ao Todo</text:p>
      <text:p text:style-name="P1"/>
      <text:p text:style-name="P1">Era tao real que nao parecia ser verdade,</text:p>
      <text:p text:style-name="P1">e na verdade, era tudo de mentira.</text:p>
      <text:p text:style-name="P1"/>
      <text:p text:style-name="P1">Tao real que nao parece ser verdade,</text:p>
      <text:p text:style-name="P1">e é, na verdade, tudo de mentira.</text:p>
      <text:p text:style-name="P1"/>
      <text:p text:style-name="P1"/>
      <text:p text:style-name="P1">Parece meio personagem, meio vivida de verdade, </text:p>
      <text:p text:style-name="P1">as vezes ate parece realidade.</text:p>
      <text:p text:style-name="P1">E muitas vezes, é a realidade.</text:p>
      <text:p text:style-name="P1">Estranho de verdade.4</text:p>
      <text:p text:style-name="P1">qualquer numero PI+01</text:p>
      <text:p text:style-name="P1">Sem sentido só por diversão,</text:p>
      <text:p text:style-name="P1">misturando mundos sem permissão.</text:p>
      <text:p text:style-name="P1"/>
      <text:p text:style-name="P1">Se de verdade não há nada na realidade,</text:p>
      <text:p text:style-name="P1">inventa-se o profundo,</text:p>
      <text:p text:style-name="P1">afoga o ser no mundo, </text:p>
      <text:p text:style-name="P1">mudo das palavras </text:p>
      <text:p text:style-name="P1">dos fonemas conjuntivos nonimacionais.</text:p>
      <text:p text:style-name="P1"/>
      <text:p text:style-name="P1">Personagem de história da vida,</text:p>
      <text:p text:style-name="P1">personagem do personagem,</text:p>
      <text:p text:style-name="P1">meio de guiar o pensamento em linhas transversais,</text:p>
      <text:p text:style-name="P1">o golpe do desespero,</text:p>
      <text:p text:style-name="P1">o vomito da infelicidade,</text:p>
      <text:p text:style-name="P1">a alegria detestavel,</text:p>
      <text:p text:style-name="P1">o despresivel racional,</text:p>
      <text:p text:style-name="P1"><text:soft-page-break/>o incompreendido matematico,</text:p>
      <text:p text:style-name="P1">o babaca bossal,</text:p>
      <text:p text:style-name="P1">o sem sentido,</text:p>
      <text:p text:style-name="P1">o terror do mundo,</text:p>
      <text:p text:style-name="P1">a maravilha do conhecimento,</text:p>
      <text:p text:style-name="P1">o fervor do saber,</text:p>
      <text:p text:style-name="P1">a decepção do sabio.</text:p>
      <text:p text:style-name="P1"/>
      <text:p text:style-name="P1">Ninguem merce nada disso,</text:p>
      <text:p text:style-name="P1">tudo pode ser melhor,</text:p>
      <text:p text:style-name="P1">mas cada um tambem pode,</text:p>
      <text:p text:style-name="P1">alem de nao poder ser nada,</text:p>
      <text:p text:style-name="P1">e muito pior ou melhor,</text:p>
      <text:p text:style-name="P1">as ideias de infinitos,</text:p>
      <text:p text:style-name="P1">vandalizam quase tudo,</text:p>
      <text:p text:style-name="P1">a menos que as exeçoes geradas por si e por si mesmas, </text:p>
      <text:p text:style-name="P1">vandalizam tudo e nada, um pouco, e talvez muito mais.</text:p>
      <text:p text:style-name="P1"/>
      <text:p text:style-name="P1">construir um nada ablosuto, </text:p>
      <text:p text:style-name="P1">e nele fazer nada,</text:p>
      <text:p text:style-name="P1">alheio a tudo que nao for nada,</text:p>
      <text:p text:style-name="P1">e se for é um loop do ser,</text:p>
      <text:p text:style-name="P1">entao alheio a tudo.</text:p>
      <text:p text:style-name="P1"/>
      <text:p text:style-name="P1">Até mesmo ao conhecimento de si,</text:p>
      <text:p text:style-name="P1">esquecer de tudo e proseguir,</text:p>
      <text:p text:style-name="P1">deste modo imitando uma maquina,</text:p>
      <text:p text:style-name="P1">que cumpre o valor buscado por suas funções,</text:p>
      <text:p text:style-name="P1">neste caso,</text:p>
      <text:p text:style-name="P1">predefinidas pela racionalidade, </text:p>
      <text:p text:style-name="P1">usando métodos.</text:p>
      <text:p text:style-name="P1">Para inclusive melhor o raciocinio,</text:p>
      <text:p text:style-name="P1">a melhoria do uno rumo ao todo,</text:p>
      <text:p text:style-name="P1">nano a quanta,</text:p>
      <text:p text:style-name="P1">ao todo.</text:p>
      <text:p text:style-name="P48"/>
      <text:p text:style-name="P1"/>
      <text:p text:style-name="P1"><text:tab/>Estrelas Evaporam</text:p>
      <text:p text:style-name="P1"/>
      <text:p text:style-name="P1">E encontro as tres dimensoes no momento,</text:p>
      <text:p text:style-name="P1">dando uma visao distorcida de tempo,</text:p>
      <text:p text:style-name="P1">que enquanto mais interage, mas se distorce.</text:p>
      <text:p text:style-name="P1"/>
      <text:p text:style-name="P1">Estrelas evaporam, </text:p>
      <text:p text:style-name="P1">buracos negros continuam, até evaporar,</text:p>
      <text:p text:style-name="P1">porém, os buracos prendem os momentos num continuum de tempo,</text:p>
      <text:p text:style-name="P1">distorcendo os caminhos, na direção</text:p>
      <text:p text:style-name="P1">das radiações de tempos distantens,</text:p>
      <text:p text:style-name="P1"><text:soft-page-break/>matendo para si as intereções resultantes,</text:p>
      <text:p text:style-name="P1">liberando aos pouco a energia restante.</text:p>
      <text:p text:style-name="P1"/>
      <text:p text:style-name="P1">Tres dimensoes se encontrando na distorção,</text:p>
      <text:p text:style-name="P1">dimensoes de tempos diferentes,</text:p>
      <text:p text:style-name="P1">que multiplicam a compreensão.</text:p>
      <text:p text:style-name="P1"/>
      <text:p text:style-name="P1">Nem precisam ser buracos, só aglomerados de particulas </text:p>
      <text:p text:style-name="P1">com densidades enormes, causando reações adversas </text:p>
      <text:p text:style-name="P1">de acordo com as interação locais e gerais.</text:p>
      <text:p text:style-name="P1"/>
      <text:p text:style-name="P1">Na cascata da causalidade, a randomização e o</text:p>
      <text:p text:style-name="P1">singular se confundem, pois o singular é randomico,</text:p>
      <text:p text:style-name="P1">o acaso, apesar de estranho, é causal,</text:p>
      <text:p text:style-name="P1">e o entendimento humano, que pensa demais,</text:p>
      <text:p text:style-name="P1">acaba achando dificil de compreender em seus termos,</text:p>
      <text:p text:style-name="P1">algo que a natureza que o compreende, já opera com</text:p>
      <text:p text:style-name="P1">maestria maquinal.</text:p>
      <text:p text:style-name="P1"/>
      <text:p text:style-name="P1">Usar a força motriz natural para engenhar metodos </text:p>
      <text:p text:style-name="P1">de sobrevivencia luxuosa, visando satisfazer o impulso</text:p>
      <text:p text:style-name="P1">animal de se aconchegar sem preocupações, protejendo-se</text:p>
      <text:p text:style-name="P1">temporarimente contra o decaimento local, rumando</text:p>
      <text:p text:style-name="P1">ao quase inevitavel decaimento radiotivo e universal.</text:p>
      <text:p text:style-name="P1"/>
      <text:p text:style-name="P1">Além dos desafios imediatos, e distantes, existem ainda</text:p>
      <text:p text:style-name="P1">os despercebidos. Estes se escondem o tempo todo, por </text:p>
      <text:p text:style-name="P1">toda a parte. Buscar superar o que ainda nao é compreendido</text:p>
      <text:p text:style-name="P1">pelo poder de sensibilidade do individuo humano emporado pelo</text:p>
      <text:p text:style-name="P1">conhecimento do todo, não é uma tarefa facil para um humano</text:p>
      <text:p text:style-name="P1">que fora meramente emponderado pelo conhecimento do todo,</text:p>
      <text:p text:style-name="P1">pois faltam muitas perspectivas de percepção para que supere</text:p>
      <text:p text:style-name="P1">o que ja foi pensado.</text:p>
      <text:p text:style-name="P1"/>
      <text:p text:style-name="P1">A essencia individual, e o alcance de influencia dos memes</text:p>
      <text:p text:style-name="P1">gerados pelas buscas e conquistas, sao intimamente ligados </text:p>
      <text:p text:style-name="P1">aos motivos e questões do individuo, sua individualidade por</text:p>
      <text:p text:style-name="P1">si, e acima de tudo, sua conduta ou falta de conduta. As ações</text:p>
      <text:p text:style-name="P1">geram as reações, deste modo, a alteração de curso interno e </text:p>
      <text:p text:style-name="P1">externo ao ser, deve-se ao uso de potencia e potencial deste</text:p>
      <text:p text:style-name="P1">e dos que interegem com este. Mas tudo depende de até onde </text:p>
      <text:p text:style-name="P1">se pode estender o poder do individuo, coisa que cabe somente</text:p>
      <text:p text:style-name="P1">a ele, bem como a forma e a visibilidade de tal extensão.</text:p>
      <text:p text:style-name="P1"/>
      <text:p text:style-name="P1">Decaimento radioativo, dispersão energética,</text:p>
      <text:p text:style-name="P1">um grande bang, </text:p>
      <text:p text:style-name="P1">que se alastra perdendo energia,</text:p>
      <text:p text:style-name="P1">até que tudo fique estranhamente quieto,</text:p>
      <text:p text:style-name="P1">com praticamente nenhum, nenhum, ou de repente,</text:p>
      <text:p text:style-name="P1"><text:soft-page-break/>muito ruido.</text:p>
      <text:p text:style-name="P1"/>
      <text:p text:style-name="P1">Individuos evaporam,</text:p>
      <text:p text:style-name="P1">estrelas e atomos, </text:p>
      <text:p text:style-name="P1">também sao individuos.</text:p>
      <text:p text:style-name="P48"/>
      <text:p text:style-name="P1"/>
      <text:p text:style-name="P1"><text:tab/>Imagem Projetada</text:p>
      <text:p text:style-name="P1"/>
      <text:p text:style-name="P1">Imagem projetada da perspectiva individual sobre o alheio</text:p>
      <text:p text:style-name="P1"/>
      <text:p text:style-name="P1">Enquanto as generalidades englobam o grupo, enumerando as variaveis.</text:p>
      <text:p text:style-name="P1"/>
      <text:p text:style-name="P1">O mundo nao compreendido pode parecer matematicamente cinza, mesmo sabendo que resoluções mau formadas são cores ilusórias, que divertem a visão dos que enganam a si com proposisões verdadeiramente falsas.</text:p>
      <text:p text:style-name="P1"/>
      <text:p text:style-name="P1">O que é humano, e o que é além humano,</text:p>
      <text:p text:style-name="P1">a realidade total, e a realidade compreendida pelo entendimento, e pela ação individual.</text:p>
      <text:p text:style-name="P48"/>
      <text:p text:style-name="P1"/>
      <text:p text:style-name="P1"><text:tab/>FT Pills</text:p>
      <text:p text:style-name="P1"/>
      <text:p text:style-name="P1">One can insert data in a system in order to create a data echo from the web.</text:p>
      <text:p text:style-name="P1"/>
      <text:p text:style-name="P1">You can monetize it, or give it for free to others. Others can use it, even to deny you from your </text:p>
      <text:p text:style-name="P1">findings, and don't thing that just because you followed your own mind they will not blame yourself as</text:p>
      <text:p text:style-name="P1">the real copycat of all hystory in judgment here.</text:p>
      <text:p text:style-name="P1"/>
      <text:p text:style-name="P1">There are real good contracts in nature, humans shall soon or later find the way to understand the </text:p>
      <text:p text:style-name="P1">function or ever getting better and better at upgrading their energy and potentials to a level of </text:p>
      <text:p text:style-name="P1">even greater contracts, where cost stops being the question, but the question comes again, of being direction. Where do we go now?</text:p>
      <text:p text:style-name="P1"/>
      <text:p text:style-name="P1">We go far into another realms, place in reality, and another reals, as in our universe as in our </text:p>
      <text:p text:style-name="P1">universes, expanding our senses and ranges, beyond whatever it takes, to be more or less segregate,</text:p>
      <text:p text:style-name="P1">as our power expands, every understanding does, and yeah, that affects power off course.</text:p>
      <text:p text:style-name="P48"/>
      <text:p text:style-name="P1"/>
      <text:p text:style-name="P1"><text:tab/>Nada de Cientifico</text:p>
      <text:p text:style-name="P1"/>
      <text:p text:style-name="P1">Nada de cientifico aqui, apesar de tambem ser um metodo cientifico, nao se</text:p>
      <text:p text:style-name="P1">mantem na realidade do presente.</text:p>
      <text:p text:style-name="P1"/>
      <text:p text:style-name="P1">O remedio que inibe a dor, nao cura, o nao se inventa outra cura.</text:p>
      <text:p text:style-name="P1">Compute as variaveis contidas nas culturas dos seres vivos junto aos calculos </text:p>
      <text:p text:style-name="P1">matematicos e cientificos. </text:p>
      <text:p text:style-name="P1"/>
      <text:p text:style-name="P49"><text:soft-page-break/></text:p>
      <text:p text:style-name="P1"/>
      <text:p text:style-name="P1"><text:tab/>Transformed</text:p>
      <text:p text:style-name="P1"/>
      <text:p text:style-name="P1">A pergunta que surgiu foi: voce pode transformar isso em realidade? É real? Se ja o estou fazendo; ja foi transformada.</text:p>
      <text:p text:style-name="P1"/>
      <text:p text:style-name="P2">Transformando a realidade: O plano de resposta no centro da questao.</text:p>
      <text:p text:style-name="P49"/>
      <text:p text:style-name="P2"/>
      <text:p text:style-name="P1"><text:tab/>Deep Space</text:p>
      <text:p text:style-name="P1"/>
      <text:p text:style-name="P1">We will be turned into dark energy and dark matter, as our energy decays.</text:p>
      <text:p text:style-name="P1">Unless we somehow change the course, going beyond the universal direction.</text:p>
      <text:p text:style-name="P1">This can means to be separated, but can mean being united as well.</text:p>
      <text:p text:style-name="P1"/>
      <text:p text:style-name="P1">Space and time distorted by gravity, as matter decays into the oblivion, </text:p>
      <text:p text:style-name="P1">acceleration, speed, and velocity goes within.</text:p>
      <text:p text:style-name="P1">An cannon boom, incinerating space, making temporary hot spots into existence.</text:p>
      <text:p text:style-name="P49"/>
      <text:p text:style-name="P2"/>
      <text:p text:style-name="P1"><text:tab/>Resultados</text:p>
      <text:p text:style-name="P1"/>
      <text:p text:style-name="P1">A verificação das situações e de suas intersecções diretas e entre o todo,</text:p>
      <text:p text:style-name="P1">a enumeração das variaveis,</text:p>
      <text:p text:style-name="P1">o tratamento de dados,</text:p>
      <text:p text:style-name="P1">os possiveis planos,</text:p>
      <text:p text:style-name="P1">os resultados. </text:p>
      <text:p text:style-name="P49"/>
      <text:p text:style-name="P2"/>
      <text:p text:style-name="P1"/>
      <text:p text:style-name="P1"><text:tab/>A moeda</text:p>
      <text:p text:style-name="P1"/>
      <text:p text:style-name="P1">A moeda é virtual, e carrega em si, o valor concebido no momento de sua troca.</text:p>
      <text:p text:style-name="P1">Pode-se trocar qualquer coisa por qualquer coisa, transmitir e receber sem </text:p>
      <text:p text:style-name="P1">aparente motivo tambem. A rede de troca continua mutua em eco, em todas as</text:p>
      <text:p text:style-name="P1">direções.</text:p>
      <text:p text:style-name="P49"/>
      <text:p text:style-name="P2"/>
      <text:p text:style-name="P1"><text:tab/>Entonado</text:p>
      <text:p text:style-name="P1"/>
      <text:p text:style-name="P1">É só falar entonado, dar ritmo, </text:p>
      <text:p text:style-name="P1">que até o tosco,</text:p>
      <text:p text:style-name="P1">fica bonito,</text:p>
      <text:p text:style-name="P1">Lindoso, qualquer adjetivo é bonito,</text:p>
      <text:p text:style-name="P1">além belo,</text:p>
      <text:p text:style-name="P1">bagulheramastagem dos infernos!</text:p>
      <text:p text:style-name="P1"><text:soft-page-break/></text:p>
      <text:p text:style-name="P1">Energy tunneling into Entropy, From macro,</text:p>
      <text:p text:style-name="P1">to quantum floatations.</text:p>
      <text:p text:style-name="P1"/>
      <text:p text:style-name="P1">The energy travels from source to surroundings,</text:p>
      <text:p text:style-name="P1">weakening local gravity as time goes by, leading universe to</text:p>
      <text:p text:style-name="P1">a homogeneous quantum floatation. </text:p>
      <text:p text:style-name="P49"/>
      <text:p text:style-name="P2"/>
      <text:p text:style-name="P1"><text:tab/>Sistema Humano</text:p>
      <text:p text:style-name="P1"/>
      <text:p text:style-name="P1">1: A otimização do Ambiente e das vontades pode ser vantajoso, por ter o potencial de diminuir o risco </text:p>
      <text:p text:style-name="P1"><text:s text:c="3"/>de doenças e acidentes, levando a 2:</text:p>
      <text:p text:style-name="P1">2: Loop entre energia e conhecimento: O ambiente controlado de melhor forma(1) leva ao conhecimento elevado ao simplismente reduzir riscos. Ao otimizar estas e outras formas de expender energia, a fatia de energia do conhecimento aumenta, e se aprimora, num loop continuo, que pode ou nao, ter fim.</text:p>
      <text:p text:style-name="P49"/>
      <text:p text:style-name="P2"/>
      <text:p text:style-name="P1"><text:tab/>The Universe Today</text:p>
      <text:p text:style-name="P1"/>
      <text:p text:style-name="P1">The universe today, if backtracked,</text:p>
      <text:p text:style-name="P1">Can show the energy radiating as </text:p>
      <text:p text:style-name="P1">it expands.</text:p>
      <text:p text:style-name="P1">The initial momentum hold much</text:p>
      <text:p text:style-name="P1">more energy than any place today.</text:p>
      <text:p text:style-name="P1">The entropy of black holes ares</text:p>
      <text:p text:style-name="P1">oposite to the initial fase.</text:p>
      <text:p text:style-name="P1">Bangs momentun holds things close by </text:p>
      <text:p text:style-name="P1">interaction correlation, and even if universe </text:p>
      <text:p text:style-name="P1">expand, and particles radiate, the set of rules</text:p>
      <text:p text:style-name="P1">stated by the first interations and</text:p>
      <text:p text:style-name="P1">floatations, shall follow within the </text:p>
      <text:p text:style-name="P1">energy.</text:p>
      <text:p text:style-name="P49"/>
      <text:p text:style-name="P2"/>
      <text:p text:style-name="P1"><text:tab/>Space Is</text:p>
      <text:p text:style-name="P1"/>
      <text:p text:style-name="P1">Space is invisible energy, </text:p>
      <text:p text:style-name="P1">or cooled matter.</text:p>
      <text:p text:style-name="P1"/>
      <text:p text:style-name="P1">If we observe the energy,</text:p>
      <text:p text:style-name="P1">than it's not space at the momento.</text:p>
      <text:p text:style-name="P1"/>
      <text:p text:style-name="P1">In all other momentos, can be space,</text:p>
      <text:p text:style-name="P1">or any-energy anywhere else.</text:p>
      <text:p text:style-name="P1"/>
      <text:p text:style-name="P1">After big bang; Energy has been spreading as radiation.</text:p>
      <text:p text:style-name="P1"><text:soft-page-break/>The expansion observed in universe, comes from bang,</text:p>
      <text:p text:style-name="P1">and goes on while paricles recycle and decay, holding</text:p>
      <text:p text:style-name="P1">then togheter within the expansion constant and quantum</text:p>
      <text:p text:style-name="P1">entanglement.</text:p>
      <text:p text:style-name="P1">Black holes are examples of high density information</text:p>
      <text:p text:style-name="P1">energy that distorts it's surroundings heavly, much </text:p>
      <text:p text:style-name="P1">like universe, they start hot, then entropy make the</text:p>
      <text:p text:style-name="P1">energy hard to detect. It's too much energy/info,</text:p>
      <text:p text:style-name="P1">they are homogeneous and not, as it is not there.</text:p>
      <text:p text:style-name="P1">The applied observation techique must be indirect.</text:p>
      <text:p text:style-name="P49"/>
      <text:p text:style-name="P1"/>
      <text:p text:style-name="P1"><text:tab/>Ser Inteligente</text:p>
      <text:p text:style-name="P1"/>
      <text:p text:style-name="P1"><text:tab/>Ser inteligente é muito além do que</text:p>
      <text:p text:style-name="P1"><text:tab/>os não inteligentes podem compreender</text:p>
      <text:p text:style-name="P1"><text:tab/>a priori.</text:p>
      <text:p text:style-name="P1"><text:tab/>Explicar a inteligencia pode até ser </text:p>
      <text:p text:style-name="P1"><text:tab/>chato, mas não serve, nem de longe, para</text:p>
      <text:p text:style-name="P1"><text:tab/>medir esta fronteira.</text:p>
      <text:p text:style-name="P1"><text:tab/>Ainda é tudo possível através da busca, </text:p>
      <text:p text:style-name="P1"><text:tab/>mesmo isto, ou tudo aquilo.</text:p>
      <text:p text:style-name="P1"><text:tab/>Variáveis sobre variáveis</text:p>
      <text:p text:style-name="P49"/>
      <text:p text:style-name="P2"/>
      <text:p text:style-name="P1"><text:tab/>Quero Mudar</text:p>
      <text:p text:style-name="P1"/>
      <text:p text:style-name="P1"><text:tab/>Quero mudar a realidade;</text:p>
      <text:p text:style-name="P1"><text:tab/>mudei a realidade:</text:p>
      <text:p text:style-name="P1"><text:tab/>com prepotência, presunção, e</text:p>
      <text:p text:style-name="P1"><text:tab/>mentiras em forma de escrita,</text:p>
      <text:p text:style-name="P1"><text:tab/>história, ficção, real, e poesia.</text:p>
      <text:p text:style-name="P1"><text:tab/>Emaranhado translúcido, </text:p>
      <text:p text:style-name="P1"><text:tab/>de sonho, mistério, pesadelo, e </text:p>
      <text:p text:style-name="P1"><text:tab/>lucidez: pouca lógica ilógica </text:p>
      <text:p text:style-name="P1"><text:tab/>aparente, em destaque, variáveis</text:p>
      <text:p text:style-name="P1"><text:tab/>abertas e fechadas.</text:p>
      <text:p text:style-name="P49"/>
      <text:p text:style-name="P2"/>
      <text:p text:style-name="P1"><text:tab/>A Sociedade</text:p>
      <text:p text:style-name="P1"/>
      <text:p text:style-name="P1"><text:tab/>A sociedade, o cérebro,</text:p>
      <text:p text:style-name="P1"><text:tab/>e as sensações.</text:p>
      <text:p text:style-name="P1"/>
      <text:p text:style-name="P1"><text:tab/>Querer prazer, prazer nenhum,</text:p>
      <text:p text:style-name="P1"><text:tab/>Prazer no desprazer,</text:p>
      <text:p text:style-name="P1"/>
      <text:p text:style-name="P1"><text:tab/>Não querer prazer, nem desprazer,</text:p>
      <text:p text:style-name="P1"><text:soft-page-break/><text:tab/>prazer total.</text:p>
      <text:p text:style-name="P1"><text:tab/></text:p>
      <text:p text:style-name="P1"><text:tab/>Tocar o foda-se, temporariamente ou</text:p>
      <text:p text:style-name="P1"><text:tab/>não, ganha de tudo; porém, não</text:p>
      <text:p text:style-name="P1"><text:tab/>precisa ser a unica melhor alternativa.</text:p>
      <text:p text:style-name="P1"><text:tab/>O curioso se mistura, torna interessante</text:p>
      <text:p text:style-name="P1"><text:tab/>o conjunto, muda.</text:p>
      <text:p text:style-name="P49"/>
      <text:p text:style-name="P2"/>
      <text:p text:style-name="P1"><text:tab/>Pi</text:p>
      <text:p text:style-name="P1"/>
      <text:p text:style-name="P1"><text:tab/>Processamento em frequencia de onda.</text:p>
      <text:p text:style-name="P1"><text:tab/>Ajustável de acordo com a necessidade</text:p>
      <text:p text:style-name="P1"><text:tab/>do usuario. Processado em conjunto,</text:p>
      <text:p text:style-name="P1"><text:tab/>de acordo com a disposição do reexecutor.</text:p>
      <text:p text:style-name="P1"/>
      <text:p text:style-name="P1"><text:tab/><text:tab/><text:tab/><text:tab/><text:tab/>&lt;------&gt;</text:p>
      <text:p text:style-name="P1"/>
      <text:p text:style-name="P1"><text:tab/>Pi, the way to do it,<text:tab/><text:tab/><text:tab/><text:tab/>Like a Magician,</text:p>
      <text:p text:style-name="P1"><text:tab/>Beyond any Plan,<text:tab/><text:tab/><text:tab/><text:tab/>Reading from books,</text:p>
      <text:p text:style-name="P1"><text:tab/>A math, sipreme from humane,<text:tab/><text:tab/><text:tab/>using then to turn</text:p>
      <text:p text:style-name="P1"><text:tab/>A Play of animals,<text:tab/><text:tab/><text:tab/><text:tab/>realities in real, Bringing past</text:p>
      <text:p text:style-name="P1"><text:tab/>into a spacial name.<text:tab/><text:tab/><text:tab/><text:tab/>to future of present, away</text:p>
      <text:p text:style-name="P1"><text:tab/><text:tab/><text:tab/><text:tab/><text:tab/><text:tab/><text:tab/>from everything,</text:p>
      <text:p text:style-name="P49"/>
      <text:p text:style-name="P2"/>
      <text:p text:style-name="P1"><text:tab/>* Tomorrow Comes Today</text:p>
      <text:p text:style-name="P1"/>
      <text:p text:style-name="P1">4<text:tab/>Like an waterfall, as pieces of the wall, that you<text:tab/><text:tab/><text:tab/> <text:s text:c="4"/>.</text:p>
      <text:p text:style-name="P1"><text:tab/>keep under your roof, inside beyond the truth,<text:tab/><text:tab/><text:tab/><text:tab/> <text:s text:c="4"/></text:p>
      <text:p text:style-name="P1"><text:tab/>we know that's just not you, but anyone else</text:p>
      <text:p text:style-name="P1"/>
      <text:p text:style-name="P1">2<text:tab/>I just like to play fantasy mixing it into realities, </text:p>
      <text:p text:style-name="P1"><text:tab/>and real entity. ties ||4 I've been doing this...</text:p>
      <text:p text:style-name="P1"/>
      <text:p text:style-name="P1">3<text:tab/>Will be really tough to remove the "I" off the</text:p>
      <text:p text:style-name="P1"><text:tab/>equation. Anywaysm it shall be done soon enought.</text:p>
      <text:p text:style-name="P1"/>
      <text:p text:style-name="P1">1<text:tab/>Da muita vontade, de escrever, escrever sem parar;</text:p>
      <text:p text:style-name="P1"><text:tab/>Na mão a caneta é maquina que no papel, nao para de falar!</text:p>
      <text:p text:style-name="P50"/>
      <text:p text:style-name="P13"/>
      <text:p text:style-name="P13"><text:tab/>Perspetivas <text:tab/></text:p>
      <text:p text:style-name="P13"/>
      <text:p text:style-name="P13"><text:tab/>Uma perspectiva absorve a outra; portanto, perspectivas elevadas, elevam também, o grupo que as absorve. </text:p>
      <text:p text:style-name="P13"><text:s/><text:tab/>Perspectivas elevadas, tentando elevar o baixo ao alto, incessantemente buscando o lado errado. Será realmente melhor o caminho contrário? Não seria melhor perguntar-se qual é o lado errado? </text:p>
      <text:p text:style-name="P13"><text:soft-page-break/><text:s/><text:tab/>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text:tab/>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p>
      <text:p text:style-name="P13"><text:s/><text:tab/>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p>
      <text:p text:style-name="P13"/>
      <text:p text:style-name="P51"/>
      <text:p text:style-name="P13"/>
      <text:p text:style-name="P13"><text:tab/>Escrita Diversamente Divergente</text:p>
      <text:p text:style-name="P13"/>
      <text:p text:style-name="P13">I</text:p>
      <text:p text:style-name="P13"/>
      <text:p text:style-name="P13"><text:s/><text:tab/>Acordo ao ouvir um canto estridente de um pássaro doméstico. Ele não ficou lutando contra o próprio corpo até as seis da manhã, enquanto flutuava entre a internet, e os textos, e, por este motivo, não parece se importar com o próprio barulho agudo pela manhã. </text:p>
      <text:p text:style-name="P13"><text:s/><text:tab/>Contra minha dor de cabeça, decido trocar de status, de tentando dormir, para acordado. O ar do quarto está quente, a janel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p>
      <text:p text:style-name="P13"><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p>
      <text:p text:style-name="P13"><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p>
      <text:p text:style-name="P13"><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text:soft-page-break/>de bons pensamentos. Tudo se destrói, nada vale a pena. O que digita, e o que aparece na tela são fragmentos de uma série de impulsos elétricos que se denominam Eu. E você também. E Eu também. Nós todos fazemos parte. Leitor, digitador, leitor digitador, e Eu.</text:p>
      <text:p text:style-name="P13"><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escrever o que se pensa. Nada frutífero pode sair de alguém que não quer sair para divertir-se. Ninguém pode gostar de saber apenas, e ninguém pode querer conhecer, e morrer pensando que faltava muito. Ninguém pode dizer ninguém.</text:p>
      <text:p text:style-name="P13"><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p>
      <text:p text:style-name="P13"><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p>
      <text:p text:style-name="P13"><text:s/><text:tab/>Tudo isto ali, e aqui, deve ser refutado. Não me importo com contradições. São elas propositais? Sim, e não, depende do propósito, e de quem as propõe. Eu, ou você, e todos aqueles que descrevi, e escrevi, por mais que sejam refutados. </text:p>
      <text:p text:style-name="P13"><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p>
      <text:p text:style-name="P13"><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possuem perspectivas. Tudo que fazem é monitorar, e esquecem, portanto, de viver o vídeo. Tudo que fazem os que monitoram, é monitorar, e esquecem, portanto, de viver o vídeo. Mesmo que multiplas perspectivas se estendam da tela para além e para dentro dela, o físico pode ser modificado de forma simultanea, entrelaçada, e também intersecionada(semi paralela). <text:s text:c="3"/><text:tab/></text:p>
      <text:p text:style-name="P13"><text:s/><text:tab/>Poetas e suas mentiras, um músico me disse que a vida imita o vídeo, quando o vídeo imita a música. Quem dera eu ser um evento cósmico ruidoso, emitindo música a quem quer existir. </text:p>
      <text:p text:style-name="P13"><text:s/><text:tab/>Quem é Alguém, mas Alguém pode ser, um ser, que não considero Alguém? Milhões de <text:soft-page-break/>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p>
      <text:p text:style-name="P13"><text:tab/>Notemos que tal ser ocorre num planeta com diversos tipos de reagentes químicos, que se encontra numa determinada temperatura por uma escala de tempo suficientemente longa para permitir a diversas interações químicas, levando a aumentos de complexidade que permitem a vida ebulir e viver.</text:p>
      <text:p text:style-name="P13"><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p>
      <text:p text:style-name="P13"/>
      <text:p text:style-name="P13">Vontade Verdadeira</text:p>
      <text:p text:style-name="P13"/>
      <text:p text:style-name="P13">Repentinamente, </text:p>
      <text:p text:style-name="P13">parei de pensar,</text:p>
      <text:p text:style-name="P13">Pois decidi esperar, </text:p>
      <text:p text:style-name="P13">à vontade me alcançar,</text:p>
      <text:p text:style-name="P13">E percebi, </text:p>
      <text:p text:style-name="P13">que neste inexistente mar imenso,</text:p>
      <text:p text:style-name="P13">Não devo perder </text:p>
      <text:p text:style-name="P13">e achar o que penso,</text:p>
      <text:p text:style-name="P13">Mas pensar, </text:p>
      <text:p text:style-name="P13">o que não perco, </text:p>
      <text:p text:style-name="P13">por encontrar</text:p>
      <text:p text:style-name="P13">Alguma vontade verdadeira,</text:p>
      <text:p text:style-name="P13">Em meio a este nada que me permeia.</text:p>
      <text:p text:style-name="P13"/>
      <text:p text:style-name="P14">II (Uma gota cai)</text:p>
      <text:p text:style-name="P13"/>
      <text:p text:style-name="P13">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p>
      <text:p text:style-name="P13"/>
      <text:p text:style-name="P14">III</text:p>
      <text:p text:style-name="P13"/>
      <text:p text:style-name="P13"><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p>
      <text:p text:style-name="P13"><text:s/><text:tab/>Porém a vontade do eu, não é necessariamente a vontade do corpo, a inventividade imaginativa parece poder modificar isso, materializar o pensamento, construir, automatizar a construção, aprimorar o que constrói. </text:p>
      <text:p text:style-name="P13"><text:soft-page-break/><text:s/><text:tab/>Superar o biológico é também um meio de superar o mental, além de centralizar todo o poder computacional e de sobrevivência, tornando o indivíduo independente do restante, podendo escalar até mesmo limites cósmicos se necessário. </text:p>
      <text:p text:style-name="P13"><text:s/><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p>
      <text:p text:style-name="P13"/>
      <text:p text:style-name="P14">IV (O Fim da Vida)</text:p>
      <text:p text:style-name="P13"/>
      <text:p text:style-name="P13">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p>
      <text:p text:style-name="P51"/>
      <text:p text:style-name="P13"/>
      <text:p text:style-name="P13"><text:tab/>Humanos/Homo-Technos(Nascidos humanos)</text:p>
      <text:p text:style-name="P13"/>
      <text:p text:style-name="P13"><text:s/><text:tab/>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p>
      <text:p text:style-name="P13"><text:s/><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p>
      <text:p text:style-name="P13"><text:s/><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p>
      <text:p text:style-name="P13"><text:s/><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p>
      <text:p text:style-name="P13"><text:s/><text:tab/>A força do conjunto humano enquanto legião pensante, ainda não parece estar concentrada neste ponto. O pensamento conectado encontra-se disperso entre trabalhos, estudos, e lazeres (mesmo que <text:soft-page-break/>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p>
      <text:p text:style-name="P13"><text:s/><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p>
      <text:p text:style-name="P13"><text:s/><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p>
      <text:p text:style-name="P13"><text:s/><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p>
      <text:p text:style-name="P13"><text:s/><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p>
      <text:p text:style-name="P13"><text:s/><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p>
      <text:p text:style-name="P51"><text:soft-page-break/></text:p>
      <text:p text:style-name="P13"/>
      <text:p text:style-name="P13"><text:tab/>Ensaios Futurísticos (Tecnologias e aprendizado)</text:p>
      <text:p text:style-name="P13"/>
      <text:p text:style-name="P13"><text:s text:c="2"/><text:tab/>Modificamos nosso habitat constantemente, e com isto, modificamos também, um dos fatores necessários para “evolução”, a “seleção natural”, elevando deste modo o nível desta cadeia, colocando-nos ao topo enquanto espécie(ainda podemos ser mortos individualmente, se colocados ante certos fenômenos locais: de afogamentos a ataques de animais domésticos, os humanos são cercados de perigos). Através de t[ecnicas, canalizamos o trabalho do intelecto, indo além do puro esforço físico, automatizando tarefas brutas, economizando energia e tempo, para que se possa buscar novos interesses. Desde o começo da escrita, o intelecto se tornou o cerne da sociedade e espécie, sendo também o principal ponto em nossa “evolução artificial”.<text:tab/> Digo: - Ter a liberdade e o conhecimento necessário para explorar o aspecto intelectual, é uma busca para medir nosso raio tridimensional, nosso alcance enquanto indivíduos, dado que executamos tais alcances em distâncias mensuradas por medidas de espaço e tempo. O tanto de energia necessária para manter-se sadio, deve ser a soma dos recursos que o corpo consome, além de que, num sistema sustentável, deve-se incluir o tratamento dos resíduos biológicos(energia que pode ser retransformada). <text:tab/> </text:p>
      <text:p text:style-name="P13"><text:tab/>Coloco aqui um ponto(e dois pontos): A tecnologia atualmente é focada no aprimoramento do ambiente social e das ferramentas, deixando em segundo plano, a parte intelectual, que é o principal ponto a ser aprimorado. A era da informação, é justamente a era do acesso ao conhecimento, dependendo unicamente da forma como a os indivíduos utilizam este tipo de tecnologia. <text:s/><text:tab/></text:p>
      <text:p text:style-name="P13"><text:s/><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text:s text:c="3"/>através de ferramentas cada vez mais eficazes(maiores capacidades energéticas, termodinamicas aprimoradas, tamanhos reduzidos, novas capacidades matemáticas). <text:s/><text:tab/></text:p>
      <text:p text:style-name="P13"><text:s/><text:tab/>Percebemos então, que tudo que criamos até agora, poderia ter sido criado de forma mais simples, e eficaz(isto se realmente criássemos o que criamos até a era atual, ao invés de partirmos direto para algo mais eficiente, menos inútil e irracional, que é o caso de muito do que produzimos atualmente(inclusive este paper),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por não agirmos em concordância com as ciências avançadas - que deram início as comodidades modernas - permitindo falhas até mesmo em nosso sistema de aprimoramento. <text:tab/> </text:p>
      <text:p text:style-name="P13"><text:s text:c="2"/><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diferente em um quadro suficientemente avançado da sociedade, simplismento por não possuir na atualidade, níveis satisfatórios de consumo, geração e distribuição de energia: de recurso à informações, qualquer movimento físico ou virtual. </text:p>
      <text:p text:style-name="P13"><text:s/><text:tab/>Podemos realmente considerar que estamos evoluindo rapidamente nossas tecnologias, mas <text:soft-page-break/>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p>
      <text:p text:style-name="P13"><text:s/><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text:p>
      <text:p text:style-name="P13"><text:tab/>Qualquer que seja o sentido da vida, o conhecimento(observação) pode mudar vários aspectos, mesmo que mínimos, nos entendimentos referentes ao que se pode conhecer enquanto vivemos. Os horizontes desconhecidos ficam muito próximos, e, por mais que por momentos o entendimento pareça ver através das sombras, <text:s/>a luz da razão torna a iluminar tal percepção, revelando-a não tão real quanto o mundo humano necessita que seja. Por hora é certeza, sei, conheço, por outrora, é incerto, o conhecimento é vasto e somos seres de alcances minúsculos na vastidão, nossas vidas rumam as estrelas novamente, e quem sabe a termodinamica ou a entropia, de qualquer modo, um universo, multiplos entendimentos dimensionados a espécie que aqui e ali escreve(ali no passado, podendo também, ser em qualquer lugar do tempo). <text:s text:c="2"/><text:tab/> <text:tab/></text:p>
      <text:p text:style-name="P13"><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p>
      <text:p text:style-name="P13"><text:s/><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p>
      <text:p text:style-name="P13"><text:s/><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p>
      <text:p text:style-name="P13"><text:s/><text:tab/>As pessoas atualmente exercem a todo tempo seus gostos atuais, e trabalham para sustentá-los. Os “sonhos de vida melhor” do proletário são mera ilusão, pois a menos que obtenham muito dinheiro <text:soft-page-break/>para pararem de trabalhar, a vida continua a mesma, mudando-se apenas as bijuterias. As pessoas precisam, acima de tudo, de consciência sobre o mundo em que vivem, e sobre os sistemas que poderiam regê-lo. <text:tab/></text:p>
      <text:p text:style-name="P13"><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a vertente do rio evolutivo, que ruma ao infinito.</text:p>
      <text:p text:style-name="P13"/>
      <text:p text:style-name="P13">/* piadas de mau gosto excluidas</text:p>
      <text:p text:style-name="P13"><text:tab/>Não consigo me arriscar a dizer como serão as escolas ou o sistema de ensino, pois apenas os primeiros a receber o dispositivo que devem começar a concebê-lo.</text:p>
      <text:p text:style-name="P13"><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p>
      <text:p text:style-name="P13">^Mesmo minha arvore familiar é exemplo de tal relação que permeia a sociedade, e também é o que me permite escrever, pois minhas necessidades energéticas estão temporariamente supridas. </text:p>
      <text:p text:style-name="P13"><text:s/><text:tab/>Enquanto escrevo, sinto um peso enorme por saber que tudo que coloco em linhas é o óbvio, que já deveria a muito ter sido feito, levando-me a perceber, que navegamos crendo quàe estávamos chegando próximos ao fim, porém a frente existe um lago que pode levar ao fim do movimento ou à vertendo do rio que ruma ao infinito.</text:p>
      <text:p text:style-name="P51"/>
      <text:p text:style-name="P13"><text:tab/></text:p>
      <text:p text:style-name="P13"><text:tab/>A Certeza (Reflexão)</text:p>
      <text:p text:style-name="P13"/>
      <text:p text:style-name="P13"><text:tab/>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p>
      <text:p text:style-name="P13">O que se deve pensar é que: Temos que possuir a ferramenta que nos leve a fazer as distinções, e estas, devem ser tão claras que qualquer um com a mesma ferramenta, a consiga fazer. Nada além disto vale a pena.</text:p>
      <text:p text:style-name="P13">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p>
      <text:p text:style-name="P13">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p>
      <text:p text:style-name="P13">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p>
      <text:p text:style-name="P13"><text:soft-pag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p>
      <text:p text:style-name="P51"/>
      <text:p text:style-name="P13"/>
      <text:p text:style-name="P13"><text:tab/>Ignorancia</text:p>
      <text:p text:style-name="P13"/>
      <text:p text:style-name="P13"><text:tab/>A ignorância é uma benção, e só se pode ser estúpido uma vez. </text:p>
      <text:p text:style-name="P13">A partir do momento em que a consciência toma controle da atitude por meio da razão sábia e paciente, 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p>
      <text:p text:style-name="P13">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p>
      <text:p text:style-name="P51"/>
      <text:p text:style-name="P13"/>
      <text:p text:style-name="P13"><text:tab/>A chave</text:p>
      <text:p text:style-name="P13"/>
      <text:p text:style-name="P13"><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p>
      <text:p text:style-name="P51"/>
      <text:p text:style-name="P13"/>
      <text:p text:style-name="P13"><text:tab/>Distribuição de Informação</text:p>
      <text:p text:style-name="P13"><text:tab/></text:p>
      <text:p text:style-name="P13"><text:tab/>Precisamos produzir nosso proprio conhecimento, e passar seus frutos adiante de modo acelerado.</text:p>
      <text:p text:style-name="P51"/>
      <text:p text:style-name="P13"/>
      <text:p text:style-name="P13"><text:tab/>Diário de Bordo</text:p>
      <text:p text:style-name="P13"/>
      <text:p text:style-name="P13">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p>
      <text:p text:style-name="P13">02/08/2015 – Regido pelo caos, decido rumar ao ar livre para gastar a energia que me causa desconforto. Encontro-lá uma dádiva, que balanceia a incerteza, ordena momentaneamente o caos. “Do <text:soft-page-break/>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O caos encontra a ordem. A questão é questionada. A resposta, nada responde. </text:p>
      <text:p text:style-name="P13">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 que acaba de ser escrita. </text:p>
      <text:p text:style-name="P51"/>
      <text:p text:style-name="P13"/>
      <text:p text:style-name="P13"><text:tab/>Eu Sei</text:p>
      <text:p text:style-name="P13"/>
      <text:p text:style-name="P13"><text:tab/>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p>
      <text:p text:style-name="P51"/>
      <text:p text:style-name="P13"/>
      <text:p text:style-name="P13"><text:tab/>Natureza da Mudança</text:p>
      <text:p text:style-name="P13"/>
      <text:p text:style-name="P13"><text:tab/>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no conjunto da mudança.</text:p>
      <text:p text:style-name="P51"/>
      <text:p text:style-name="P13"/>
      <text:p text:style-name="P13"><text:tab/>Missing Meanings</text:p>
      <text:p text:style-name="P13"/>
      <text:p text:style-name="P13"><text:tab/>You all are missing the meanings</text:p>
      <text:p text:style-name="P51"/>
      <text:p text:style-name="P13"/>
      <text:p text:style-name="P13"><text:tab/>Sintaxes e indexes</text:p>
      <text:p text:style-name="P13"/>
      <text:p text:style-name="P13"><text:s/><text:tab/>As perspectivas de comtemplação humana são inúmeras, o metafísico e o físico, inclusive, podem se unir de várias formas, e o simples pensar na natureza da mudança, e na inimaginável quantidade de variações possíveis no conjunto universo atual, podem mostrar ambiguidades que confundiariam os melhores métodos científicos e muitos dos poemas escritos.</text:p>
      <text:p text:style-name="P13"><text:s/><text:tab/>A astrofísica moderna, nos coloca em uma perspectiva cósmica que pode trazer ao chão todo o pobre orgulho de domínio da espécie. E tudo que foi pensado e escrito não passa de uma insignificância <text:soft-page-break/>cósmica a este ponto. </text:p>
      <text:p text:style-name="P13"><text:s/><text:tab/>Porém, temos a mente, e todo o pensamento que não é compreendido, e todos os segredos escondidos, que jamais podemos imaginar. Quem poderá dizer que não fomos nós, a ir até o futuro e criar o passado, desenhando com a mais alta technologia, todas as características divinas que inventamos, e podemos ainda vir a imaginar. </text:p>
      <text:p text:style-name="P13"><text:s/><text:tab/>Em algum ponto da confusão que existe no ch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tes que influenciam tudo que conhecemos. </text:p>
      <text:p text:style-name="P13"><text:s/><text:tab/>Todo o virut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sa mesma vida escreve então nesta máxima. Este condensado de experiência virtualizada, será rapidamente absorvido virtualmente pela mente que lê, porém no momento atual, a experiencia do escritor não é necessariamente, lida como um todo, e sua interpretação depende de variáveis que vão desde o modo de escrita e a quantidade de informações relacionadas disponíveis, à capacidade de interpretação e assimilação do leitor.</text:p>
      <text:p text:style-name="P13"><text:s/><text:tab/>Variáveis podem ser computadas, dependem apenas do poder computacional, e de quem as compute. Com poder computacional suficiente, equações podem ser retransformadas em palavras, bem como tais palavras podem ser transformadas em realidades, dependendo do nível de domínio de todas as varíaveis que envolvem tais atos. Tecnologias, que vão além dos níveis biológicos, e mesmo dos níveis físicos, virtualizações além-físicas das idéias mais poderosas, que podem ou não vir a existir, bem como bom já existir, ou já ter existido.</text:p>
      <text:p text:style-name="P51"/>
      <text:p text:style-name="P13"/>
      <text:p text:style-name="P13"><text:tab/>Universo 1</text:p>
      <text:p text:style-name="P13"/>
      <text:p text:style-name="P13"><text:tab/>Vivemos no universo interno de um elétron, e como na mecânica quântica, estamos observando – junto de tudo que nos compõe – o caminho que este universo toma, determinando sua posição em relação a nossa, e nossa posição em relação ao universo. Nós também somos observados por todas as partículas, energias e possibilidades factuais que interagem conosco, e desta interação factual, nasce nossa realidade e liberdade individual, que existe em nossa percepção humana de tempo espaço. Nada depende de nós para existir e tomar rumo determinado, porém, nossa simples observação pode mudar este rumo, além de que, nossas criações físicas são manifestações do mental (físico enquanto parte do corpo, semi-físico enquanto imaginação ou virtualização metafísica do real), e por menores que sejam seus alcances no mar do tempo espaço, são alterações diretas na história da realidade, e na realidade do universo como um todo.</text:p>
      <text:p text:style-name="P51"/>
      <text:p text:style-name="P13"/>
      <text:p text:style-name="P13"><text:tab/>O Nada</text:p>
      <text:p text:style-name="P13"/>
      <text:p text:style-name="P13"><text:s/><text:tab/>Os anos se passaram, o conto foi interrompido, continuo agora dando o fim ao seu meio, para <text:soft-page-break/>terminá-lo no fim de outro conto, que vai além de todas as linhas, pois onde este morava, já não há morada. </text:p>
      <text:p text:style-name="P13"><text:s/><text:tab/>O tempo passou, e o outro ser, mudou, porém, aqui estou. Querida, dos teus objetos de estudo, já fui professor, e tudo que existe em tua admiração, não é nada ante ao que sou. Não há espada contra meu escudo, não há sabedoria ante esta ignorância. E se há nada, então há um nada, ou nada existe, ou simplesmente: nada. </text:p>
      <text:p text:style-name="P13"><text:s/><text:tab/>Este foi o ego falando, e aquela foi a paixão, e o nada é o que restou, ocupando tímido, o vazio do ser. O momentum do vislumbre, para a paixão momentânea arrebatar novamente o ego, arrastando-o de alto mar a beira da praia encoberta por destroços. Pergunta-se o ego: Por quantos mares, praias e cíclos ei de passar? A resposta vem ao eco do vazio, repetindo outro ciclo.</text:p>
      <text:p text:style-name="P51"/>
      <text:p text:style-name="P13"/>
      <text:p text:style-name="P13"><text:tab/>Deep</text:p>
      <text:p text:style-name="P13"/>
      <text:p text:style-name="P13"><text:tab/>Deep web age como o pensamento por trás do indivíduo. A surface é o indivíduo da deep, homologado pelos códigos de ética e moral das sociedades envolvidas. <text:s/></text:p>
      <text:p text:style-name="P13">Quando anônimo, o indivíduo vira seu pensamento, conversa e cria o que deseja no ambiente virtual, juntando seus profundos gostos e nichos.</text:p>
      <text:p text:style-name="P13"/>
      <text:p text:style-name="P13">Progressão humana possível:</text:p>
      <text:p text:style-name="P13"/>
      <text:p text:style-name="P13">Ensinar a mente a passear livre, e adquirir o conhecimento necessário para superar o atual, nas maiores proporções possíveis, sempre de forma progressiva, como a necessidade de adaptação.</text:p>
      <text:p text:style-name="P13">Adquirir controle sobre si, e ter energia para superar todos os adventos, de terrestres a cósmicos, o indivíduo mente assume poder sobre si em todas as direções, pois supera tudo que lhe ameaça a vida, uma emancipação total, através do controle do físico e mental.</text:p>
      <text:p text:style-name="P13">O poder individual poderá aumentar ao mesmo passo, porém sua aplicação deve também ser acompanhada de um novo valor. E isto que temem os que sentem medo do desconhecido, infelizmente. </text:p>
      <text:p text:style-name="P13">As formas de se alcançar este objetivo parecem diversas, porém, a mais fácil de imaginar, pode existir através da tecnologia. </text:p>
      <text:p text:style-name="P13">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p>
      <text:p text:style-name="P13">Tudo isto pode ser reescrito pelo domínio da energia e do espaço/tempo, e como este acontecimento está fora do tempo, porém no tempo, pode possivelmente, já ter ocorrido.</text:p>
      <text:p text:style-name="P13">Muitas ambigüidades, muitas possibilidades e incertezas, nada agradável para o discurso atual, porém, variáveis podem ser calculadas, dependem apenas do que as compute. </text:p>
      <text:p text:style-name="P13"/>
      <text:p text:style-name="P13">}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text:soft-page-break/>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51"/>
      <text:p text:style-name="P13"/>
      <text:p text:style-name="P13"><text:tab/>Falta de Vontades</text:p>
      <text:p text:style-name="P13"/>
      <text:p text:style-name="P13"><text:tab/>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p>
      <text:p text:style-name="P13">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p>
      <text:p text:style-name="P51"/>
      <text:p text:style-name="P13"/>
      <text:p text:style-name="P13"><text:tab/>Etapa Humana</text:p>
      <text:p text:style-name="P13"/>
      <text:p text:style-name="P13"><text:tab/>A vida nas terras, é comum para os astros,</text:p>
      <text:p text:style-name="P13">civilizações acontecem e aconteceram por todos os lados,</text:p>
      <text:p text:style-name="P13">sempre num curtíssimo espaço do tempo, dependedo apenas de si, para resistir ao seu fim, fim que pergunta a si: Sou eu a ultima finalidade do começo?</text:p>
      <text:p text:style-name="P13">Talvez algum astro responda, peguntemos então aos eventos cósmicos:</text:p>
      <text:p text:style-name="P13">Serão os seres vivos atuais, apenas mais um ciclo descontinuado?</text:p>
      <text:p text:style-name="P13">Ebulirão como bolhas no espaço tempo, desaparendo e voltando ao nada, como se nada tivesse acontecido por acaso? </text:p>
      <text:p text:style-name="P13">Continuar o determinismo cósmico, ou escolher o caos evolutivo e tecnológico, transcorrer linhas de ficção percorrendo-as ou abraçar a es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p>
      <text:p text:style-name="P51"/>
      <text:p text:style-name="P13"/>
      <text:p text:style-name="P13"><text:tab/>Universo 2</text:p>
      <text:p text:style-name="P13"/>
      <text:p text:style-name="P13"><text:s text:c="2"/><text:tab/>Vivemos no universo interno (u), de uma partícula qualquer de um universo superior(S); Em nosso universo a posição das partículas será determinada pela observação (o), portanto, todas as partículas</text:p>
      <text:p text:style-name="P13">(Su) determinam-se simultaneamente em uma cascata factual. </text:p>
      <text:p text:style-name="P13">S(u = o)</text:p>
      <text:p text:style-name="P13"><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p>
      <text:p text:style-name="P13"><text:soft-page-break/><text:s/><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p>
      <text:p text:style-name="P51"/>
      <text:p text:style-name="P13"/>
      <text:p text:style-name="P13"><text:tab/>Universo 2²</text:p>
      <text:p text:style-name="P13"/>
      <text:p text:style-name="P13"><text:tab/>No universo interno (u), de uma partícula qualquer de um universo superior(S) existe de o universo humano (o) que depende do que pode ser observado pelo humano, estando de acordo com (u) e existindo, portanto, dentro de (S). </text:p>
      <text:p text:style-name="P13">S(u = o)</text:p>
      <text:p text:style-name="P13"><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p>
      <text:p text:style-name="P13"><text:s/><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p>
      <text:p text:style-name="P13"><text:s/><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p>
      <text:p text:style-name="P13"/>
      <text:p text:style-name="P13">S (u = o (o¹) )</text:p>
      <text:p text:style-name="P51"/>
      <text:p text:style-name="P13"/>
      <text:p text:style-name="P13"><text:tab/>O Tempo e</text:p>
      <text:p text:style-name="P13"/>
      <text:p text:style-name="P13"><text:tab/>O tempo e as tres dimensões do espaço se correlacionam com energia. A energia total do universo interno, corresponde no máximo ao tamanho de sua mensurabilidade exterior, limitando a energia interna a exta fronteira, em natura. Quanto maior a energia, maior a possível dilatação no tempo-espaço. </text:p>
      <text:p text:style-name="P13"/>
      <text:p text:style-name="P13">Podera o processo entrópico ultrapassar a barreira da totalidade interior e exterior?</text:p>
      <text:p text:style-name="P13"/>
      <text:p text:style-name="P13">Buracos negros são também estrelas que podem ser vistas de outra dimensão.</text:p>
      <text:p text:style-name="P51"/>
      <text:p text:style-name="P13"/>
      <text:p text:style-name="P13"><text:tab/>Transformation of m</text:p>
      <text:p text:style-name="P13"/>
      <text:p text:style-name="P13">Transformation of matter(desconstruction) &gt; (reconstruct) &gt; (upgrade)</text:p>
      <text:p text:style-name="P13"/>
      <text:p text:style-name="P13">Human body possibilities of generating more energy &gt; ()</text:p>
      <text:p text:style-name="P13"/>
      <text:p text:style-name="P13">The real can be unreal, but humans thinks to not know. Not to know can mean we can never know as humans that not knowing thing. However we can try to upgrade the perspective, then somehow we will be able to understand. Even this.</text:p>
      <text:p text:style-name="P51"><text:soft-page-break/></text:p>
      <text:p text:style-name="P13"/>
      <text:p text:style-name="P13"><text:tab/>pttp</text:p>
      <text:p text:style-name="P13"/>
      <text:p text:style-name="P13">3 people</text:p>
      <text:p text:style-name="P13">0 turn off</text:p>
      <text:p text:style-name="P13">1 turn on</text:p>
      <text:p text:style-name="P13">3 people</text:p>
      <text:p text:style-name="P13"/>
      <text:p text:style-name="P13"><text:s/><text:tab/><text:tab/><text:tab/><text:tab/> Note 1</text:p>
      <text:p text:style-name="P13"/>
      <text:p text:style-name="P13"><text:s/><text:tab/>Every time we add information from the virtual mind lines into our timeline, we change the future and throught the caos, altering the future events that follows the flow of human information and action.</text:p>
      <text:p text:style-name="P13"/>
      <text:p text:style-name="P13"/>
      <text:p text:style-name="P13"><text:s/><text:tab/><text:tab/><text:tab/><text:tab/> Note 2</text:p>
      <text:p text:style-name="P13"/>
      <text:p text:style-name="P13"><text:s/><text:tab/>An individual can add info to the time line, but what can the one do beyond that? I am just it, so how can I make sense, and how can I do something that goes beyond mainstream human reality? The I can be the answer, going beyond the I of self, plus the I of humanity, seeking into the deep of our higher insights, trying to see what we lack, trying to know the answer that goes within and beyond it own contradiction.</text:p>
      <text:p text:style-name="P51"/>
      <text:p text:style-name="P13"/>
      <text:p text:style-name="P13"><text:tab/>Decorrendo o Indescritível</text:p>
      <text:p text:style-name="P13"/>
      <text:p text:style-name="P13">O poder de transformar-se no indescritível,</text:p>
      <text:p text:style-name="P13">existir,</text:p>
      <text:p text:style-name="P13">numa afirmação inexprimível,</text:p>
      <text:p text:style-name="P13">Sem mesmo concordar com qualquer realidade,</text:p>
      <text:p text:style-name="P13">Tornando-se Indivíduo mútuo,</text:p>
      <text:p text:style-name="P13">Ainda mais repetido que neste mundo,</text:p>
      <text:p text:style-name="P13">Mas sem estabilidade física ou temporária,</text:p>
      <text:p text:style-name="P13">Vivendo o fantástico inimaginável,</text:p>
      <text:p text:style-name="P13">Ou invés de tentar descrever o intangível,</text:p>
      <text:p text:style-name="P13">Passear entre virtualizações, </text:p>
      <text:p text:style-name="P13">daquilo que já foi imaginado,</text:p>
      <text:p text:style-name="P13">Mantendo-se cético em relação ao que não contei,</text:p>
      <text:p text:style-name="P13">Indo pouco além daqui,</text:p>
      <text:p text:style-name="P13">Apenas por vontade de poder,</text:p>
      <text:p text:style-name="P13">e de transformar, </text:p>
      <text:p text:style-name="P13">talvez até de ser além,</text:p>
      <text:p text:style-name="P13">de existir como idéia,</text:p>
      <text:p text:style-name="P13">pensamentos,</text:p>
      <text:p text:style-name="P13">O poder latente de virtual,</text:p>
      <text:p text:style-name="P13">voar como vento.</text:p>
      <text:p text:style-name="P13"/>
      <text:p text:style-name="P13"><text:soft-page-break/>[o humano, dentro do movimento social, segue em cardume a vontade do todo, o todo segue o rumo da humanidade.</text:p>
      <text:p text:style-name="P13">Analizar é poder humano, e informativo, se pode deixar de ser humano, ou se pode ir para além do possível de </text:p>
      <text:p text:style-name="P13">imaginar, é algo que ainda nestas linhas, não pode ser descrito, pois aqui escreve o humano. Ainda que </text:p>
      <text:p text:style-name="P13">tecnologicamente avançado, a informação ainda não parece ter superado o tempo total nesta hora relativa, apesar</text:p>
      <text:p text:style-name="P13">de ja o ter encurtado um razoável montante. Dentre todo o confuso, temos ainda algum grupo ou outro, que com</text:p>
      <text:p text:style-name="P13">todas as ferramentas ao dispor, decide tomar rumo diferente do todo, e, mesmo de dentro da totalidade, criam novas</text:p>
      <text:p text:style-name="P13">tendências através da cultura, aproveitando-se consciente ou inconsciente, da adição, e adicionando informação</text:p>
      <text:p text:style-name="P13">sequencial, adiantam em instantes, insights culturais que, em eras menos favorecidas poderiam levar décadas.</text:p>
      <text:p text:style-name="P13">De toda a discusão gerada, ainda se tem o fato da vida, os mistérios do existir, e o devir, que parece estar </text:p>
      <text:p text:style-name="P13">a margem oposta de um rio que já não é chamativo aos banhistas. O indivíduo continua a viver sem saber ao certo</text:p>
      <text:p text:style-name="P13">porque, e quando pensa que sabe, assume ponto presunçoso, bem como faço eu ao escrever tal atrocidade. Desde que</text:p>
      <text:p text:style-name="P13">se pergunte sobre a vida, o encontro a respostas prontas há de ser imediato, e as respostas se mantém tão</text:p>
      <text:p text:style-name="P13">atuais e elevadas quanto a gama de informações na memória do questionador. Adicionar váriaveis a equação, e </text:p>
      <text:p text:style-name="P13">compreender suas implicações é parte dos processos de entender as totalidades, otimizar os processos em busca</text:p>
      <text:p text:style-name="P13">de garantir melhor eficiencia energética é parte do compreendimento da física, e da necessidade de viver o </text:p>
      <text:p text:style-name="P13">tempo, melhorando também a relação do indivíduo com a existência através da apicação do tempo e energia atualmente</text:p>
      <text:p text:style-name="P13">desperdiçada nos processos de aprimoramento, entendimento e comtemplação.]</text:p>
      <text:p text:style-name="P52"/>
      <text:p text:style-name="P15"/>
      <text:p text:style-name="P13"><text:tab/>Humano Mecanizado</text:p>
      <text:p text:style-name="P13"/>
      <text:p text:style-name="P13">O humano mecanizado no trabalho,</text:p>
      <text:p text:style-name="P13">Desfruta a tecnologia e o conforto, provenientes da progressão do intelectual;</text:p>
      <text:p text:style-name="P13">O intelectual é mecanizado na busca por conhecimento e progressão;</text:p>
      <text:p text:style-name="P13">E o mecanizado, não necessariamente quer se aproveitar da liberdade de não ser;</text:p>
      <text:p text:style-name="P13">Bem como aquele que questiona tudo, pode acabar por não desfrutar como o mecanizado – do fruto da mecanização -, podendo encontrar nada além de questões e respotas;</text:p>
      <text:p text:style-name="P13">Será a busca por entendimentos, respostas, conhecimentos e questões, a maior ilusão criada pela mecanização techno-biológica do intelecto?</text:p>
      <text:p text:style-name="P13">Pode o demasiado questionamento dos sentidos, levar a falta de sentido em sentir o que se é questionado?</text:p>
      <text:p text:style-name="P13">A vida na terra, pode ser comum para os astros, um pequenino ciclo dentro do cosmos, um advento borbulhante caótico, fruto da complexidade química do sistema solar;</text:p>
      <text:p text:style-name="P13"><text:soft-page-break/>Civilizações aconteceram, acontecem e continuarão a surgir por todos os lados e dimensões possíveis,</text:p>
      <text:p text:style-name="P13">sempre num curtíssimo espaço do tempo, </text:p>
      <text:p text:style-name="P13">dependendo apenas de si para não evitar seu próprio fim. </text:p>
      <text:p text:style-name="P13">Será a vida na Terra apenas mais um ciclo descontinuado?</text:p>
      <text:p text:style-name="P13">Se conforme a linha de tempo se extende, a probabilidade de sobrevida diminuí, tempo ou outro existirá a iminente necessidade de modificarmos um, outro ou ambos: a vida e o tempo.</text:p>
      <text:p text:style-name="P13">Se a energia é intimamente correlacionada ao tempo, ao melhorarmos nossa eficácia energética enquanto manipuladores de energia e tempo. </text:p>
      <text:p text:style-name="P13">De todas as interações que se pode ter, temos nossos corpos e mentes interagindo, e este processo inclui as interações sensoriais que o corpo gera. </text:p>
      <text:p text:style-name="P13">Se existem ou não realidades superiores ao corpo, independe, pois ao mesmo passo que cria-se o corpo extra-real, pode-se ter a experiência de tal realidade, bem como se pode adaptar o intelecto a leitura e escrita.</text:p>
      <text:p text:style-name="P13">De toda a possibilidade descrita, ainda neste mundo prevalece o modelo onde acredita-se estar na superfície interagindo apenas com o inferior, sem inter-realidades de mesmo nível ou de nivel superior. </text:p>
      <text:p text:style-name="P13">Existindo por aí a possibilidade de mesclar todo o possível nos mesmos conjuntos, hora ou outra pode-se juntar a quantidade suficiente de informação para criar a conexão mínima necessária para interação mútua entre ambas as dimensões.</text:p>
      <text:p text:style-name="P52"/>
      <text:p text:style-name="P15"/>
      <text:p text:style-name="P13"><text:tab/>Alien &amp; Humano</text:p>
      <text:p text:style-name="P13"/>
      <text:p text:style-name="P13"><text:tab/><text:tab/>Desce a nave esférica ao chão, e dela, sai um alien, e um humano.</text:p>
      <text:p text:style-name="P13"><text:tab/>Ambos haviam ido dar uma volta na galáxia, para mudar os ares enquanto se conheciam melhor.</text:p>
      <text:p text:style-name="P13"><text:tab/>Algo novo para o humano, abismado, olhava o exterior da nave. Porém, o alien já estava acostumado com a paisagem passando na janela, quase não a notava. </text:p>
      <text:p text:style-name="P13"><text:tab/>Surpreendente mesmo havia sido quando pousara pela primeira vez na terra,</text:p>
      <text:p text:style-name="P13">no meio de uma pista nomeada rua, usada por veículos humanos. Era noite, aqueles que dormiam no momento, nada notaram, e, apenas aquele que permaneceu acordado, foi selecionado para recepção. </text:p>
      <text:p text:style-name="P13"><text:tab/>De um instante para o outro, o livro que estava a ler, sumiu, e o que os olhos observavam agora, era um tipo de piso metálico. Havia sido teleportado para outro local, mas seus olhos ainda não podiam mexer-se para olhar a volta, pois todos os músculos estavam paralizados, enquanto cérebro funcionava forçoco, quase como se estivesse a andar debaixo d'agua.</text:p>
      <text:p text:style-name="P13"><text:tab/>O alien estava comendo pão com água, que eram alimentos compatíveis com suas necessidades e capacidades fisiológicas, enquanto olhava o humano paralizado de teleporte e medo na poltrona de couro que fora materializada especialmente para recebe-lo. Não que não as pudesse mudar caso houvesse interesse, apenas não se fez necessário no momento, <text:s/>sendo apenas o que pensou em comer durante o micro-segundo que esteve dentro da casa humana. </text:p>
      <text:p text:style-name="P13"><text:tab/>- Alien nem é a forma certa de me chamar, sou uma pessoa de outro espaço-tempo!</text:p>
      <text:p text:style-name="P13"><text:tab/>De qualquer forma, o alien ficou estupefato por ver tanto esforço humano disperso em monumentos inúteis e sem sentido. A mente humana se distanciou das ferramentas, e parece ter perdido algumas noçoes de usabilidade nos ultimos séculos. Mas ele aprendeu também que deveria ter cuidado com as informações de livros e da internet, a forma humana de passar informações, ainda não é perfeita. Seus dispostivos temporais, o permitem acessar a informação que passa pelo tempo, e, portanto, os fatos dos conhecimentos superiores aos que humanos possuem, e mesmo o acesso a história temporal humana, entrega a este tipo de ser, o poder de analisar a humanidade de forma ainda não alcançada pelos símios. </text:p>
      <text:p text:style-name="P13"><text:tab/>Superar os limites naturais, é um feito que poucas civilizações conseguem, conseguiram, e <text:soft-page-break/>conseguirão. Por este motivo, poucas civilizações existem. A natureza existe de níveis infimamente pequenos, a cósmicos, universais, dimensionais, e virtuais. Todos os sentidos precisam ser superados, desta forma, garante-se a sobrevivência plena, e o real sentido que se pode desejar.</text:p>
      <text:p text:style-name="P13"><text:tab/>De todos os sentidos que se pode compreender, conhecendo-os, toma-se um deles, e este, é fruto do real desejo. Mesmo que tonto e desjeitosamente desajeitado, a sequencia de acontecimentos temporais vão criando uma linha, que opera a exponencias caóticas e causais. Nada imcompreendido pelo alien, porém, confuso ao humano. </text:p>
      <text:p text:style-name="P13"><text:tab/>Tudo isso, fora enserido na mente do humano nesse momento, e seu corpo, começou a se mover. Olhou para o alien, e viu a si, como se fosse refletido as avessas, dando nítida imagem, do que realmente é. Com todo o entendimento que possuia, o alien o compreendeu, e refletiu o humano, a partir de um ponto de vista elevado. Ambos acenaram com a cabeça, denotando entendimento mútuo, passando desta forma, a pensar em sintonia.</text:p>
      <text:p text:style-name="P13"><text:tab/>A nave, voando sozinha, voltava para terra em uma velocidade inconstante, indigna a mensurabilidade, pois, noutro instante, já estava no chão, e novamente, no começo do texto.</text:p>
      <text:p text:style-name="P52"/>
      <text:p text:style-name="P15"/>
      <text:p text:style-name="P13"><text:tab/>Modifying the Info System</text:p>
      <text:p text:style-name="P13"/>
      <text:p text:style-name="P13"><text:tab/>Modifying the information system while turning it more acessible within the goal of individual improvement, can change</text:p>
      <text:p text:style-name="P13">the civilization as a whole; bit by bit being rebuilt, over and over, all the info we create shall be used to improve,</text:p>
      <text:p text:style-name="P13">going beyond, being each time better, better than good, [infinitus] (es) "thuou" {variables}; Perspectives of realities than humans can do, it can be about what we live too, being obssessed with somenthing, can change you a lot, being weird and silly or changing your thought, even disrupting stigmas and taboos <text:s/></text:p>
      <text:p text:style-name="P52"/>
      <text:p text:style-name="P15"/>
      <text:p text:style-name="P13"><text:tab/>Entao e isto<text:tab/></text:p>
      <text:p text:style-name="P13"/>
      <text:p text:style-name="P13">Então é isto:</text:p>
      <text:p text:style-name="P13">Tem se um cargo físico que produz, e auxilia o progresso do entendimento;</text:p>
      <text:p text:style-name="P13">Os hobbies de ler, escrever, bem como perceber, e agir.</text:p>
      <text:p text:style-name="P13">Falta muito para suprir, e superar a total usabilidade do corpo no momento, porém, isto pode mudar exponencialmente.</text:p>
      <text:p text:style-name="P13">A linha de progresso é estranha, muitas vezes as mesmas contradições acontecem,</text:p>
      <text:p text:style-name="P13">mas em situações diferentes, nem que pela minima fração de diferença tempo-espacial destas proporções químo-dimensionais que nos sustentam.</text:p>
      <text:p text:style-name="P13">Tem se o cienstista, e os meios pelo qual se comunica. Escrita, ou produção física, os fragmentos de informação circulam pela rede. <text:s/></text:p>
      <text:p text:style-name="P52"/>
      <text:p text:style-name="P15"/>
      <text:p text:style-name="P13"><text:tab/>1612</text:p>
      <text:p text:style-name="P13"/>
      <text:p text:style-name="P13">Homo sapiens physics are used as a tool to understand the mechanics of human universe.</text:p>
      <text:p text:style-name="P13">Applying entropy to thermodynamics, physics can explain how planets como to exist,</text:p>
      <text:p text:style-name="P13">thus, how homo sapiens emerged sentient. </text:p>
      <text:p text:style-name="P13">But all those understandings, are related to human dimensions(physical: 3D axis + time;</text:p>
      <text:p text:style-name="P13"><text:soft-page-break/>plus the relativity caused from being observers bounded to human perspectives), and</text:p>
      <text:p text:style-name="P13">they can just help the understanding from inside the bubble(human compreension dimensions).</text:p>
      <text:p text:style-name="P13">Stills, if humans somehow manage to solve the puzzle, they overcome the problem, going beyond</text:p>
      <text:p text:style-name="P13">the frontiers of whats possible to be understood. Reading show us the heeirloom worlds that the </text:p>
      <text:p text:style-name="P13">writer gave us, and science(thus physics), uses this technologycal tool to create even more advanced tools,</text:p>
      <text:p text:style-name="P13">that can go even beyond the physical worlds and realms.</text:p>
      <text:p text:style-name="P13">The new start points are all over the place, we can begin from the newest truths that are alredy written, and</text:p>
      <text:p text:style-name="P13">acessible, questioning the paths, ourselves, and the universe, with the most dense questions that our minds can </text:p>
      <text:p text:style-name="P13">produce. That's how we use stored knowledge to create and seek from whitin.</text:p>
      <text:p text:style-name="P52"/>
      <text:p text:style-name="P15"/>
      <text:p text:style-name="P13"><text:tab/>Crazy enviromental mind</text:p>
      <text:p text:style-name="P13"/>
      <text:p text:style-name="P13"><text:tab/>¹ Enviromental changes: Fund directed to modernize human enviroment, making research results part of each one's lives.</text:p>
      <text:p text:style-name="P13">As the information and production processes advance in technology, they go able to reach <text:tab/><text:tab/><text:tab/><text:tab/><text:tab/><text:tab/><text:tab/><text:tab/>a greater range, the humanity potential can increase, reaching the stars to suck it's <text:tab/><text:tab/><text:tab/><text:tab/><text:tab/><text:tab/><text:tab/><text:tab/>energy, human feed from each others frenezi, how could our mind be able to write, and to <text:tab/><text:tab/><text:tab/><text:tab/><text:tab/><text:tab/><text:tab/><text:tab/>be so crazy! </text:p>
      <text:p text:style-name="P50"/>
      <text:p text:style-name="P28"/>
      <text:p text:style-name="P29"><text:tab/>Seus Braços</text:p>
      <text:p text:style-name="P29"/>
      <text:p text:style-name="P29">Seus braços derretidos escorriam-me aos olhos,</text:p>
      <text:p text:style-name="P29">Levando-me a espólios,</text:p>
      <text:p text:style-name="P29">De uma guerra que nunca aconteceu</text:p>
      <text:p text:style-name="P53"/>
      <text:p text:style-name="P4"/>
      <text:p text:style-name="P29"><text:tab/>Flores</text:p>
      <text:p text:style-name="P29"/>
      <text:p text:style-name="P29"><text:tab/>Das flores nascem monstros</text:p>
      <text:p text:style-name="P53"/>
      <text:p text:style-name="P4"/>
      <text:p text:style-name="P29"><text:tab/>Depois</text:p>
      <text:p text:style-name="P29"/>
      <text:p text:style-name="P29">Depois de muito refletir</text:p>
      <text:p text:style-name="P29">Ir e vir, pensar, em tudo que foi dito</text:p>
      <text:p text:style-name="P29">Calculei assim, com um método preciso</text:p>
      <text:p text:style-name="P29">Que tu pensa demais no que acontece comigo</text:p>
      <text:p text:style-name="P29">E eu, aqui sem pensar</text:p>
      <text:p text:style-name="P29">Fico sem poder lembrar</text:p>
      <text:p text:style-name="P29">Que o problema começa dentro de mim</text:p>
      <text:p text:style-name="P29">E nos deixa assim, sem poder dizer</text:p>
      <text:p text:style-name="P29"><text:soft-page-break/></text:p>
      <text:p text:style-name="P29">Que é na verdade </text:p>
      <text:p text:style-name="P29">é tudo pelo nosso egoísmo,</text:p>
      <text:p text:style-name="P29">Sabendo que podemos mudar,</text:p>
      <text:p text:style-name="P29">Decidimos ficar a culpar,</text:p>
      <text:p text:style-name="P29">um ao outro, </text:p>
      <text:p text:style-name="P29">Já que o temos em comum é falar:</text:p>
      <text:p text:style-name="P29">"Você nunca quis mudar"</text:p>
      <text:p text:style-name="P29">E no fim das contas, eu </text:p>
      <text:p text:style-name="P29">gasto muito tempo, </text:p>
      <text:p text:style-name="P29">sendo eu</text:p>
      <text:p text:style-name="P53"/>
      <text:p text:style-name="P4"/>
      <text:p text:style-name="P29"><text:tab/>Achei que Iria</text:p>
      <text:p text:style-name="P29"/>
      <text:p text:style-name="P29">Achei que iria e voltei</text:p>
      <text:p text:style-name="P29">Pensei que te queria, mas não pensei</text:p>
      <text:p text:style-name="P29">Acho isto errado, mas não acho nada</text:p>
      <text:p text:style-name="P29">Nado! Contra a correnteza e me acabo,</text:p>
      <text:p text:style-name="P29">Vou para todo lado, do lado certo,</text:p>
      <text:p text:style-name="P29">Todo lado é errado,</text:p>
      <text:p text:style-name="P29">Parece triste, mas é gozado</text:p>
      <text:p text:style-name="P29">Acho engraçado teu sorriso,</text:p>
      <text:p text:style-name="P29">Me adentro em teu olhar, acho lindo</text:p>
      <text:p text:style-name="P29">Hipnotiza, que maravilha!</text:p>
      <text:p text:style-name="P29">Se achar perdido, na certeza desta trilha!</text:p>
      <text:p text:style-name="P53"/>
      <text:p text:style-name="P4"/>
      <text:p text:style-name="P29"><text:tab/>No Decorrer</text:p>
      <text:p text:style-name="P29"/>
      <text:p text:style-name="P29">No decorrer da vida, do meu viver,</text:p>
      <text:p text:style-name="P29">Não quero que nada fique marcado</text:p>
      <text:p text:style-name="P29">Mas não pense errado,</text:p>
      <text:p text:style-name="P29">Só quero que a vida me lave,</text:p>
      <text:p text:style-name="P29">Me leve</text:p>
      <text:p text:style-name="P29">Deixe que na nuance de seu embalo eu descanse,</text:p>
      <text:p text:style-name="P29">Não é por desprezo as memórias,</text:p>
      <text:p text:style-name="P29">Mas para não repousar na lembrança de suas glórias,</text:p>
      <text:p text:style-name="P29">Pois se vivo, é agora,</text:p>
      <text:p text:style-name="P29">O futuro é amanhã,</text:p>
      <text:p text:style-name="P29">E o passado não importa</text:p>
      <text:p text:style-name="P53"/>
      <text:p text:style-name="P4"/>
      <text:p text:style-name="P29"><text:tab/>A insônia</text:p>
      <text:p text:style-name="P29"/>
      <text:p text:style-name="P29">A insônia me é novamente companheira,</text:p>
      <text:p text:style-name="P29">Desperta-me paixões,</text:p>
      <text:p text:style-name="P29">E meu coração anseia,</text:p>
      <text:p text:style-name="P29"><text:soft-page-break/>Anseia pelo que não conheço,</text:p>
      <text:p text:style-name="P29">Me oferece a todo preço</text:p>
      <text:p text:style-name="P29">Aquilo que não mereço, nem desejo merecer,</text:p>
      <text:p text:style-name="P29">Me faz esquecer </text:p>
      <text:p text:style-name="P29">Sem querer lembrar,</text:p>
      <text:p text:style-name="P29">Que é necessário dormir,</text:p>
      <text:p text:style-name="P29">Caso queira despertar</text:p>
      <text:p text:style-name="P29">E neste sono acordado,</text:p>
      <text:p text:style-name="P29">Sinto-me tragado e expurgado</text:p>
      <text:p text:style-name="P29">Pelo mesma maldita amiga</text:p>
      <text:p text:style-name="P29">Que se fez de inimiga</text:p>
      <text:p text:style-name="P29">Para afugentar-me de meu antigo abrigo,</text:p>
      <text:p text:style-name="P29">Exilando-me da paz,</text:p>
      <text:p text:style-name="P29">Apunhalando-me por trás,</text:p>
      <text:p text:style-name="P29">Forçando-me a acordar,</text:p>
      <text:p text:style-name="P29">Apenas para que pudesse sentir a natureza surreal deste mundo,</text:p>
      <text:p text:style-name="P29">E ante este sonho absurdo,</text:p>
      <text:p text:style-name="P29">Fazer-me esquecer de que jamais durmo</text:p>
      <text:p text:style-name="P53"/>
      <text:p text:style-name="P4"/>
      <text:p text:style-name="P29"><text:tab/>Me perdi</text:p>
      <text:p text:style-name="P29"/>
      <text:p text:style-name="P29">Me perdi, me achei</text:p>
      <text:p text:style-name="P29">Deixei de agir, então pensei,</text:p>
      <text:p text:style-name="P29">Que é pior não saber o querer</text:p>
      <text:p text:style-name="P29">Do que não ter o que se quer,</text:p>
      <text:p text:style-name="P29">Então parei também de pensar,</text:p>
      <text:p text:style-name="P29">Pois decidi esperar a vontade me alcançar,</text:p>
      <text:p text:style-name="P29">Já que neste inexistente mar imenso,</text:p>
      <text:p text:style-name="P29">Não devo perder e achar o que penso,</text:p>
      <text:p text:style-name="P29">E sim pensar o que não perco por achar,</text:p>
      <text:p text:style-name="P29">Alguma vontade verdadeira</text:p>
      <text:p text:style-name="P29">Em meio a este nada que me permeia</text:p>
      <text:p text:style-name="P53"/>
      <text:p text:style-name="P4"/>
      <text:p text:style-name="P29"><text:tab/>Tudo Indica</text:p>
      <text:p text:style-name="P29"/>
      <text:p text:style-name="P29">Ao que tudo indica </text:p>
      <text:p text:style-name="P29">Meu eu continua o mesmo</text:p>
      <text:p text:style-name="P29">Sendo um tolo por você</text:p>
      <text:p text:style-name="P29">Deixando tudo por um pouco</text:p>
      <text:p text:style-name="P29">O mundo por um canto</text:p>
      <text:p text:style-name="P29">A razão por amor</text:p>
      <text:p text:style-name="P29">Mas nada será como foi,</text:p>
      <text:p text:style-name="P29">Devemos novamente se inibir,</text:p>
      <text:p text:style-name="P29">Pois expectativas não devem existir, </text:p>
      <text:p text:style-name="P29">Ja que devido a nossa mutabilidade,</text:p>
      <text:p text:style-name="P29">como muros mal edificados iremos</text:p>
      <text:p text:style-name="P29"><text:soft-page-break/>Ruir</text:p>
      <text:p text:style-name="P53"/>
      <text:p text:style-name="P4"/>
      <text:p text:style-name="P29"><text:tab/>Caminho Infinito</text:p>
      <text:p text:style-name="P29"/>
      <text:p text:style-name="P29">Agora mesmo o futuro parece se formar</text:p>
      <text:p text:style-name="P29">Para juntar novamente nossos caminhos</text:p>
      <text:p text:style-name="P29">Nos mostrar que não estamos mais sozinhos</text:p>
      <text:p text:style-name="P29">E seguirmos tranquilos neste caminho que ruma ao infinito</text:p>
      <text:p text:style-name="P53"/>
      <text:p text:style-name="P4"/>
      <text:p text:style-name="P29"><text:tab/>Lucidez</text:p>
      <text:p text:style-name="P29"/>
      <text:p text:style-name="P29">Bem como no primeiro dia,</text:p>
      <text:p text:style-name="P29">A sensação novamente é vazia,</text:p>
      <text:p text:style-name="P29">Porém o ar jamais terá o mesmo peso,</text:p>
      <text:p text:style-name="P29">Sei também que não saí ileso,</text:p>
      <text:p text:style-name="P29">Mas apenas desta vez </text:p>
      <text:p text:style-name="P29">Serei coeso,</text:p>
      <text:p text:style-name="P29">Pois pela última vez nos veremos, </text:p>
      <text:p text:style-name="P29">E certamente desta vez,</text:p>
      <text:p text:style-name="P29">Acabaremos com esta insensata lucidez.</text:p>
      <text:p text:style-name="P53"/>
      <text:p text:style-name="P4"/>
      <text:p text:style-name="P29"><text:tab/>Não Inoxidavel</text:p>
      <text:p text:style-name="P29"/>
      <text:p text:style-name="P29">Em maior parte do tempo,</text:p>
      <text:p text:style-name="P29">Fiquei a te esperar, </text:p>
      <text:p text:style-name="P29">Mesmo quando não sobrou nenhum sentimento para lembrar;</text:p>
      <text:p text:style-name="P29">Desde quando você se foi com o vento, </text:p>
      <text:p text:style-name="P29">Fiquei parado frente a maresia,</text:p>
      <text:p text:style-name="P29">E sei que nada trará de volta aqueles momentos, </text:p>
      <text:p text:style-name="P29">pois enferrujei por te esperar muito,</text:p>
      <text:p text:style-name="P29">mesmo sem ter tempo.</text:p>
      <text:p text:style-name="P53"/>
      <text:p text:style-name="P4"/>
      <text:p text:style-name="P29"><text:tab/>Impossível</text:p>
      <text:p text:style-name="P29"/>
      <text:p text:style-name="P29">Dentre todas as coisas possíveis, quero ouvir tua voz,</text:p>
      <text:p text:style-name="P29">E trocaria todo este tempo vago</text:p>
      <text:p text:style-name="P29">Por um minuto contigo a sós,</text:p>
      <text:p text:style-name="P29">Pois não adianta ter muito o que dizer</text:p>
      <text:p text:style-name="P29">Se não existir a oportunidade de o fazer</text:p>
      <text:p text:style-name="P53"/>
      <text:p text:style-name="P4"/>
      <text:p text:style-name="P29"><text:tab/>Entre Brumas</text:p>
      <text:p text:style-name="P29"/>
      <text:p text:style-name="P29"><text:soft-page-break/>Por entre brumas a avistei, mas em meu mundo lento, não pude alcança-lá, </text:p>
      <text:p text:style-name="P29">E quando acordei, não mais podia te ver</text:p>
      <text:p text:style-name="P53"/>
      <text:p text:style-name="P4"/>
      <text:p text:style-name="P29"><text:tab/>No vazio</text:p>
      <text:p text:style-name="P29"/>
      <text:p text:style-name="P29">No vazio do breu</text:p>
      <text:p text:style-name="P29">Surge o obscuro do pensamento</text:p>
      <text:p text:style-name="P29">A vontade psicótica de assassinar o alheio</text:p>
      <text:p text:style-name="P29">Acabar de vez com todo e qualquer anseio</text:p>
      <text:p text:style-name="P29">Sem receio, ou medo, sendo alguém odiado ou neutro</text:p>
      <text:p text:style-name="P29">Pois se é sujeito, está sujeito</text:p>
      <text:p text:style-name="P29">A morrer, matar, suspeitar ou ser suspeito</text:p>
      <text:p text:style-name="P29">E temos todos o mesmo direito</text:p>
      <text:p text:style-name="P29">De saber que no escuro, o branco não deve ser perfeito</text:p>
      <text:p text:style-name="P29">Já que este te da um caminho estreito, </text:p>
      <text:p text:style-name="P29">Assim a luz será uma faca em seu próprio peito</text:p>
      <text:p text:style-name="P53"/>
      <text:p text:style-name="P29"/>
      <text:p text:style-name="P29"><text:tab/>Novo Presente</text:p>
      <text:p text:style-name="P29"/>
      <text:p text:style-name="P29">﻿Queria que minhas memórias pudessem ser lembradas, e que realmente fossem bem vindas;</text:p>
      <text:p text:style-name="P29">Que seus aromas fossem suaves, e suas imagens, lindas.</text:p>
      <text:p text:style-name="P29"/>
      <text:p text:style-name="P29">Mas nada pude guardar, </text:p>
      <text:p text:style-name="P29">E não há nada que eu queira lembrar,</text:p>
      <text:p text:style-name="P29">Pois nunca houve algo para guardar, </text:p>
      <text:p text:style-name="P29">Nada quente o suficiente para marcar. </text:p>
      <text:p text:style-name="P29"/>
      <text:p text:style-name="P29">Logo vejo que se não há memória, não há passado, sem passado não há presente, sem presente, o futuro se torna impossível.</text:p>
      <text:p text:style-name="P29"/>
      <text:p text:style-name="P29">Mas a singularidade pode surgir,</text:p>
      <text:p text:style-name="P29">E com isso me engolir, para um novo presente, <text:s/></text:p>
      <text:p text:style-name="P29">Onde um futuro brilhante, reserva memórias marcantes.</text:p>
      <text:p text:style-name="P53"/>
      <text:p text:style-name="P4"/>
      <text:p text:style-name="P29"><text:tab/>Miragem</text:p>
      <text:p text:style-name="P29"/>
      <text:p text:style-name="P29">De repente sonhei,</text:p>
      <text:p text:style-name="P29">E contigo novamente fiquei,</text:p>
      <text:p text:style-name="P29">Sorrimos, dançamos, bebemos,</text:p>
      <text:p text:style-name="P29">Dormimos</text:p>
      <text:p text:style-name="P29">Apenas para que eu acordasse,</text:p>
      <text:p text:style-name="P29">Vendo esta miragem,</text:p>
      <text:p text:style-name="P29">Voltando a dormir, sóbrio e sereno,</text:p>
      <text:p text:style-name="P29">Dizendo a eu mesmo,</text:p>
      <text:p text:style-name="P29"><text:soft-page-break/>Que infelizmente sei, </text:p>
      <text:p text:style-name="P29">e que por mais uma noite sonhei,</text:p>
      <text:p text:style-name="P29">E que novamente contigo sonharei</text:p>
      <text:p text:style-name="P53"/>
      <text:p text:style-name="P4"/>
      <text:p text:style-name="P29"><text:tab/>Carne</text:p>
      <text:p text:style-name="P29"/>
      <text:p text:style-name="P29">Em nossas mentes surgem os pensamentos e dos pensamentos os romances, dos romances os desejos carnais, </text:p>
      <text:p text:style-name="P29">Portanto não suprima a vontade em ti,</text:p>
      <text:p text:style-name="P29">Pois a carne macia que beija é a mesma que te prende ao mundo ardente e vermelho da paixão.</text:p>
      <text:p text:style-name="P53"/>
      <text:p text:style-name="P4"/>
      <text:p text:style-name="P29"><text:tab/>Tentativa Omitida</text:p>
      <text:p text:style-name="P29"/>
      <text:p text:style-name="P29">Existem motivos para exitar</text:p>
      <text:p text:style-name="P29">Mas por agora não vejo nada que me impeça de tentar</text:p>
      <text:p text:style-name="P29">Pois nada é pior do que deixar a oportunidade passar</text:p>
      <text:p text:style-name="P29">Ja que <text:s/>dificilmente será apagada da memória</text:p>
      <text:p text:style-name="P29">Esta omitida tentativa de falhar na glória</text:p>
      <text:p text:style-name="P53"/>
      <text:p text:style-name="P4"/>
      <text:p text:style-name="P29"><text:tab/>Necessidade do Ser</text:p>
      <text:p text:style-name="P29"/>
      <text:p text:style-name="P29">Minha vida só tem sentido em você</text:p>
      <text:p text:style-name="P29">Pois, já não posso ficar sem viver</text:p>
      <text:p text:style-name="P29">Deixe me usufruir desta necessidade do meu ser</text:p>
      <text:p text:style-name="P29">Deixe me gritar, beijar, bater</text:p>
      <text:p text:style-name="P29">Pois para sofrer não quero amar</text:p>
      <text:p text:style-name="P29">Não quero amar sem sofrer</text:p>
      <text:p text:style-name="P53"/>
      <text:p text:style-name="P4"/>
      <text:p text:style-name="P29"><text:tab/>O que Fazer</text:p>
      <text:p text:style-name="P29"/>
      <text:p text:style-name="P29">O que fazer ante tal momento?</text:p>
      <text:p text:style-name="P29">Devemos valorizar nossa honra ou este sentimento?</text:p>
      <text:p text:style-name="P29">O abalo após o choque, pode causar constrangimento, mas seria menos nocivo que despertar em meio o tormento,</text:p>
      <text:p text:style-name="P29">Prevenir a tragédia será o triunfo maior,</text:p>
      <text:p text:style-name="P29">Daqueles que amam e querem o teu melhor</text:p>
      <text:p text:style-name="P53"/>
      <text:p text:style-name="P4"/>
      <text:p text:style-name="P29"><text:tab/>Não Sei</text:p>
      <text:p text:style-name="P29"/>
      <text:p text:style-name="P29">Estou certo,</text:p>
      <text:p text:style-name="P29">assim errado</text:p>
      <text:p text:style-name="P29">quero estar certo,</text:p>
      <text:p text:style-name="P29"><text:soft-page-break/>quero estar errado</text:p>
      <text:p text:style-name="P29">não quero nada,</text:p>
      <text:p text:style-name="P29">quero errado</text:p>
      <text:p text:style-name="P29">é errado,</text:p>
      <text:p text:style-name="P29">errei</text:p>
      <text:p text:style-name="P29">estou certo</text:p>
      <text:p text:style-name="P29">assim errado,</text:p>
      <text:p text:style-name="P29">sou certo,</text:p>
      <text:p text:style-name="P29">e me acabo.</text:p>
      <text:p text:style-name="P53"/>
      <text:p text:style-name="P4"/>
      <text:p text:style-name="P29"><text:tab/>Respostas Implicitas</text:p>
      <text:p text:style-name="P29"/>
      <text:p text:style-name="P29"><text:tab/>“Respostas implícitas, é tudo sobre respostas implícitas!</text:p>
      <text:p text:style-name="P29"><text:tab/>O som agressivo do rock pesa muito o ambiente, é incrível como o som pode influenciar momentaneamente nosso <text:tab/><text:tab/>pensamento. Veja, não estou dizendo que sempre aconteça, e nem que isso não possa durar mais tempo.” </text:p>
      <text:p text:style-name="P29"><text:tab/>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p>
      <text:p text:style-name="P29"><text:tab/>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p>
      <text:p text:style-name="P29"><text:tab/>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p>
      <text:p text:style-name="P29"><text:tab/>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tab/></text:p>
      <text:p text:style-name="P53"/>
      <text:p text:style-name="P4"/>
      <text:p text:style-name="P29"><text:tab/>Pessimista</text:p>
      <text:p text:style-name="P29"><text:tab/></text:p>
      <text:p text:style-name="P29">Será que vamos conseguir vencer? </text:p>
      <text:p text:style-name="P29">Como costumam dizer que sou pessimista, concordo que sim. </text:p>
      <text:p text:style-name="P29">Vamos vencer seguindo a estratégia mais estúpida, como nas diversas outras vezes, afinal de contas, <text:soft-page-break/>destruir tudo que vêm à frente é mais simples, do que encontrar outro caminho, e infinitamente mais simples que se perguntar o motivo de se estar tentando seguir em frente.</text:p>
      <text:p text:style-name="P53"/>
      <text:p text:style-name="P4"/>
      <text:p text:style-name="P29"><text:tab/>Mundo</text:p>
      <text:p text:style-name="P29"/>
      <text:p text:style-name="P29">Mesmo sendo absurdo, </text:p>
      <text:p text:style-name="P29">O mundo acaba a cada segundo,</text:p>
      <text:p text:style-name="P29">e quem se cala é mundo,</text:p>
      <text:p text:style-name="P29">pois aceita este fim.</text:p>
      <text:p text:style-name="P29">Mesmo sendo absurdo;</text:p>
      <text:p text:style-name="P29"/>
      <text:p text:style-name="P29">O mundo acaba a cada segundo,</text:p>
      <text:p text:style-name="P29">Mesmo sendo absurdo;</text:p>
      <text:p text:style-name="P29"/>
      <text:p text:style-name="P29">E quem se cala é mundo,</text:p>
      <text:p text:style-name="P29">Mesmo sendo absurdo,</text:p>
      <text:p text:style-name="P29">pois aceita este fim.</text:p>
      <text:p text:style-name="P53"/>
      <text:p text:style-name="P4"/>
      <text:p text:style-name="P29"><text:tab/>Last Night</text:p>
      <text:p text:style-name="P29"/>
      <text:p text:style-name="P29">Last night</text:p>
      <text:p text:style-name="P29">I dreamed you, </text:p>
      <text:p text:style-name="P29">in my side, </text:p>
      <text:p text:style-name="P29">happy soon</text:p>
      <text:p text:style-name="P29"/>
      <text:p text:style-name="P29">But I chose you happy, </text:p>
      <text:p text:style-name="P29">without me</text:p>
      <text:p text:style-name="P29">in the past,</text:p>
      <text:p text:style-name="P29">and now I see, </text:p>
      <text:p text:style-name="P29">if I was wrong, </text:p>
      <text:p text:style-name="P29">it was everything about me;</text:p>
      <text:p text:style-name="P29"/>
      <text:p text:style-name="P29">So now I’m wrong,</text:p>
      <text:p text:style-name="P29">and much more strong, </text:p>
      <text:p text:style-name="P29">right,</text:p>
      <text:p text:style-name="P29">direct, </text:p>
      <text:p text:style-name="P29">now I’m nothing,</text:p>
      <text:p text:style-name="P29">but myself.</text:p>
      <text:p text:style-name="P53"/>
      <text:p text:style-name="P4"/>
      <text:p text:style-name="P29"><text:tab/>Sem Medo</text:p>
      <text:p text:style-name="P29"/>
      <text:p text:style-name="P29">Como sempre,</text:p>
      <text:p text:style-name="P29">decidi por mim mesmo,</text:p>
      <text:p text:style-name="P29">o melhor, para o mais importante,</text:p>
      <text:p text:style-name="P29">fiquei,</text:p>
      <text:p text:style-name="P29"><text:soft-page-break/>distante, eu observei em tempos,</text:p>
      <text:p text:style-name="P29">que estive certo,</text:p>
      <text:p text:style-name="P29">fiz o correto, </text:p>
      <text:p text:style-name="P29">fiquei louco,</text:p>
      <text:p text:style-name="P29">indiscretamente discreto,</text:p>
      <text:p text:style-name="P29">faço o que acho certo,</text:p>
      <text:p text:style-name="P29">argumento e contesto,</text:p>
      <text:p text:style-name="P29">escrevi um manifesto,</text:p>
      <text:p text:style-name="P29">para poder encarar sem medo, de frente</text:p>
      <text:p text:style-name="P29">seu olhar ardente, </text:p>
      <text:p text:style-name="P29">como sempre.</text:p>
      <text:p text:style-name="P53"/>
      <text:p text:style-name="P4"/>
      <text:p text:style-name="P29"><text:tab/>Wor(l)ds</text:p>
      <text:p text:style-name="P29"/>
      <text:p text:style-name="P29">You are for real ain't you?</text:p>
      <text:p text:style-name="P29">I know you are not just smooth talk.</text:p>
      <text:p text:style-name="P29">Know that I can know when i can be saying something useless. </text:p>
      <text:p text:style-name="P29">Meanings are all around us and we don't perceive.</text:p>
      <text:p text:style-name="P29">There are strings. Just they can not see the wires.</text:p>
      <text:p text:style-name="P29">I said, I know. No one knows that.</text:p>
      <text:p text:style-name="P29">Just I, and You.</text:p>
      <text:p text:style-name="P53"/>
      <text:p text:style-name="P4"/>
      <text:p text:style-name="P29"><text:tab/>Bakemono</text:p>
      <text:p text:style-name="P29"><text:tab/></text:p>
      <text:p text:style-name="P29">"A monster inside a human"</text:p>
      <text:p text:style-name="P29">Something inhuman and human,</text:p>
      <text:p text:style-name="P29">Follows the plan,</text:p>
      <text:p text:style-name="P29">Even being not their plan,</text:p>
      <text:p text:style-name="P29">Wishing reality,</text:p>
      <text:p text:style-name="P29">Beyond reality,</text:p>
      <text:p text:style-name="P29">Living at will</text:p>
      <text:p text:style-name="P29">Of not will.</text:p>
      <text:p text:style-name="P29"/>
      <text:p text:style-name="P29">"Um monstro Dentro de um Humano"</text:p>
      <text:p text:style-name="P29">Algo inumano e humano,</text:p>
      <text:p text:style-name="P29">Segue o plano,</text:p>
      <text:p text:style-name="P29">Mesmo não sendo seu plano, </text:p>
      <text:p text:style-name="P29">Desejando a Realidade,</text:p>
      <text:p text:style-name="P29">Vivendo a vontade</text:p>
      <text:p text:style-name="P29">De não agir</text:p>
      <text:p text:style-name="P53"/>
      <text:p text:style-name="P4"/>
      <text:p text:style-name="P29"><text:tab/>Computing Power</text:p>
      <text:p text:style-name="P29"/>
      <text:p text:style-name="P29">Everything starts on the computing power.</text:p>
      <text:p text:style-name="P29">It started when our ancestors began to use tools,</text:p>
      <text:p text:style-name="P29"><text:soft-page-break/>Think, Talk, and Write.</text:p>
      <text:p text:style-name="P29">"We awakened, only to find the rest asleep"</text:p>
      <text:p text:style-name="P29">"We need to Think, talk, and write as well"</text:p>
      <text:p text:style-name="P53"/>
      <text:p text:style-name="P4"/>
      <text:p text:style-name="P29"><text:tab/>Incumoun</text:p>
      <text:p text:style-name="P29"/>
      <text:p text:style-name="P29">Wrote trought ordened chaos</text:p>
      <text:p text:style-name="P29">Writing realities trought human logos</text:p>
      <text:p text:style-name="P53"/>
      <text:p text:style-name="P4"/>
      <text:p text:style-name="P29"><text:tab/>Ignarus</text:p>
      <text:p text:style-name="P29"/>
      <text:p text:style-name="P29">Ignarus first report: </text:p>
      <text:p text:style-name="P29">"The Blade of Chaos" is now forged;</text:p>
      <text:p text:style-name="P29">Trought Chaos, </text:p>
      <text:p text:style-name="P29">it rule us all;</text:p>
      <text:p text:style-name="P29">No time, </text:p>
      <text:p text:style-name="P29">no space, </text:p>
      <text:p text:style-name="P29">no human, </text:p>
      <text:p text:style-name="P29">be chaos.</text:p>
      <text:p text:style-name="P53"/>
      <text:p text:style-name="P4"/>
      <text:p text:style-name="P29"><text:tab/>A Magia</text:p>
      <text:p text:style-name="P29"/>
      <text:p text:style-name="P29">Será que a magia resolve,</text:p>
      <text:p text:style-name="P29">o que o cérebro não solve?</text:p>
      <text:p text:style-name="P29">Ao Longe, o impossível foge,</text:p>
      <text:p text:style-name="P29">Enfraquece, pois deseja ser forte,</text:p>
      <text:p text:style-name="P29"/>
      <text:p text:style-name="P29">O rico quer ser pobre,</text:p>
      <text:p text:style-name="P29">O insuficiente enche, </text:p>
      <text:p text:style-name="P29">até que transborde.</text:p>
      <text:p text:style-name="P53"/>
      <text:p text:style-name="P4"/>
      <text:p text:style-name="P29"><text:tab/>No Canto da Tela</text:p>
      <text:p text:style-name="P29"/>
      <text:p text:style-name="P29">No canto da tela,</text:p>
      <text:p text:style-name="P29">uma aba tímida,</text:p>
      <text:p text:style-name="P29">escondida,</text:p>
      <text:p text:style-name="P29">Ali conversa um ser,</text:p>
      <text:p text:style-name="P29">que percebe um mundo cinza,</text:p>
      <text:p text:style-name="P29">Buscando tinta colorida,</text:p>
      <text:p text:style-name="P29">absorto de sua sina, </text:p>
      <text:p text:style-name="P29">aos poucos,</text:p>
      <text:p text:style-name="P29">perde a cor da vida.</text:p>
      <text:p text:style-name="P53"/>
      <text:p text:style-name="P4"><text:soft-page-break/></text:p>
      <text:p text:style-name="P29"><text:tab/>Ser Vivo</text:p>
      <text:p text:style-name="P29"/>
      <text:p text:style-name="P29">A vida toma como principal fim, a sobrevivência, e o vivo sadio, de tudo faz para garantir a sobrevida. Imaginar todos os males terrestres e cósmicos que podem arrebatar a preciosa vida terrestre, faz os homens que imaginam isto</text:p>
      <text:p text:style-name="P53"/>
      <text:p text:style-name="P4"/>
      <text:p text:style-name="P29"><text:tab/>Cantorias</text:p>
      <text:p text:style-name="P29"/>
      <text:p text:style-name="P29">Estes humanos que aprenderam a cantar, como os pássaros encantam,</text:p>
      <text:p text:style-name="P29">Encantando outros humanos,</text:p>
      <text:p text:style-name="P29">Pássaros e cantos,</text:p>
      <text:p text:style-name="P29">Em diversos cantos, </text:p>
      <text:p text:style-name="P29">eles,</text:p>
      <text:p text:style-name="P29">e tudo encantam.</text:p>
      <text:p text:style-name="P53"/>
      <text:p text:style-name="P4"/>
      <text:p text:style-name="P29"><text:tab/>PI<text:tab/></text:p>
      <text:p text:style-name="P29"/>
      <text:p text:style-name="P29">partículas indivisiveis,</text:p>
      <text:p text:style-name="P29">que se dividem,</text:p>
      <text:p text:style-name="P29">Seres de ambiguidade,</text:p>
      <text:p text:style-name="P29">singularidade;</text:p>
      <text:p text:style-name="P29">Não seriam estes, mentiras e verdades?</text:p>
      <text:p text:style-name="P29">Seres de singularidade,</text:p>
      <text:p text:style-name="P29">Sou mentira, pois conto verdade.</text:p>
      <text:p text:style-name="P29"/>
      <text:p text:style-name="P29">Isto não é arte. É antipoetico e desagradavel, </text:p>
      <text:p text:style-name="P29">ser induplicável é preciso para ser ambíguo.</text:p>
      <text:p text:style-name="P29">Tudo muda, ou fica parado no estado estático da mudança?</text:p>
      <text:p text:style-name="P29">A verdade humana, é humana, e ainda não alcança o que muda.</text:p>
      <text:p text:style-name="P29">O poeta que admitidamente, mente,</text:p>
      <text:p text:style-name="P29">Revela deste modo, uma inferência que não é verdade,</text:p>
      <text:p text:style-name="P29">E dizendo a mentira, conta a verdade, pois o que seria da verdade sem a mentira?</text:p>
      <text:p text:style-name="P29">Contar a verdade, é apostar no erro, expor a presunção pretensiosa, daquele que pensa estar acima da incerteza.</text:p>
      <text:p text:style-name="P29"/>
      <text:p text:style-name="P29">indivisible particles,</text:p>
      <text:p text:style-name="P29">that are dividing,</text:p>
      <text:p text:style-name="P29">ambiguity beings,</text:p>
      <text:p text:style-name="P29">singularity;</text:p>
      <text:p text:style-name="P29">Are not they, lies and truths?</text:p>
      <text:p text:style-name="P29">singularity beings,</text:p>
      <text:p text:style-name="P29">I am a lie, because I tell truths</text:p>
      <text:p text:style-name="P53"/>
      <text:p text:style-name="P4"/>
      <text:p text:style-name="P29"><text:tab/>14011821190172115200519<text:tab/></text:p>
      <text:p text:style-name="P29"><text:soft-page-break/><text:tab/></text:p>
      <text:p text:style-name="P29">Alone again</text:p>
      <text:p text:style-name="P29">the only one from the triad</text:p>
      <text:p text:style-name="P29">the 0</text:p>
      <text:p text:style-name="P29">the 1</text:p>
      <text:p text:style-name="P29">but not from 3</text:p>
      <text:p text:style-name="P29">but not from 3</text:p>
      <text:p text:style-name="P29">no 1</text:p>
      <text:p text:style-name="P29">but 0</text:p>
      <text:p text:style-name="P29">it grows</text:p>
      <text:p text:style-name="P29">it decays</text:p>
      <text:p text:style-name="P29">one character each time</text:p>
      <text:p text:style-name="P29"/>
      <text:p text:style-name="P29">one word and one world when sayed</text:p>
      <text:p text:style-name="P29"/>
      <text:p text:style-name="P29">chaos, time, humans</text:p>
      <text:p text:style-name="P29">everything</text:p>
      <text:p text:style-name="P29">everywhere</text:p>
      <text:p text:style-name="P29">worlds</text:p>
      <text:p text:style-name="P29">but only words</text:p>
      <text:p text:style-name="P29">everything but energy</text:p>
      <text:p text:style-name="P53"/>
      <text:p text:style-name="P4"/>
      <text:p text:style-name="P29"><text:tab/>Do Infimo ao Todo</text:p>
      <text:p text:style-name="P29"/>
      <text:p text:style-name="P29">Das idéias perfeitas platônicas ao gato de Schroedinger,</text:p>
      <text:p text:style-name="P29">da totalidade cósmica visível, aos comprimentos inferiores a Planck,</text:p>
      <text:p text:style-name="P29">ondas energéticas vibracionais e fronteiras dos planos físicos;</text:p>
      <text:p text:style-name="P29"/>
      <text:p text:style-name="P29">Homens cavando ondas, </text:p>
      <text:p text:style-name="P29">abaixo da caverna platônica,</text:p>
      <text:p text:style-name="P29">para além do bem e do mal,</text:p>
      <text:p text:style-name="P29">em gráficos e provas empíricas do real,</text:p>
      <text:p text:style-name="P29">tentando compreender o compreendido pelos sentidos,</text:p>
      <text:p text:style-name="P29">Buscando pelos avessos, </text:p>
      <text:p text:style-name="P29">a inventividade tecnológica dos organismos vivos.</text:p>
      <text:p text:style-name="P53"/>
      <text:p text:style-name="P4"/>
      <text:p text:style-name="P29"><text:tab/>Flutuações</text:p>
      <text:p text:style-name="P29"/>
      <text:p text:style-name="P29">Grande feito é morrer</text:p>
      <text:p text:style-name="P29">sem tirar a própria vida, </text:p>
      <text:p text:style-name="P29">ante as contradições que existem, </text:p>
      <text:p text:style-name="P29">em cada frase escrita.</text:p>
      <text:p text:style-name="P29"/>
      <text:p text:style-name="P29">Viver é o que faz a vida, </text:p>
      <text:p text:style-name="P29">somos vida, </text:p>
      <text:p text:style-name="P29">e a vida, </text:p>
      <text:p text:style-name="P29"><text:soft-page-break/>possui a habilidade de reger o que vive.</text:p>
      <text:p text:style-name="P29"/>
      <text:p text:style-name="P29">Guerreiro em corpo frágil,</text:p>
      <text:p text:style-name="P29">Alma de sábio, </text:p>
      <text:p text:style-name="P29">conduta de tolo,</text:p>
      <text:p text:style-name="P29">Almejando sempre o superior,</text:p>
      <text:p text:style-name="P29">Vivendo sempre o inferior;</text:p>
      <text:p text:style-name="P29"/>
      <text:p text:style-name="P29">Inferno é o externo,</text:p>
      <text:p text:style-name="P29">Ignora o interno,</text:p>
      <text:p text:style-name="P29">Tolo sábio,</text:p>
      <text:p text:style-name="P29">Guerreiro frágil,</text:p>
      <text:p text:style-name="P29">Conduta inferior;</text:p>
      <text:p text:style-name="P29"/>
      <text:p text:style-name="P29">Interno inferno,</text:p>
      <text:p text:style-name="P29">Vivendo o externo,</text:p>
      <text:p text:style-name="P29">Almejando a alma,</text:p>
      <text:p text:style-name="P29">Corpo inferior,</text:p>
      <text:p text:style-name="P29">Ignora o que supera.</text:p>
      <text:p text:style-name="P29"/>
      <text:p text:style-name="P29">Consigo ver a feiura do que achas belo,</text:p>
      <text:p text:style-name="P29">porém,</text:p>
      <text:p text:style-name="P29">não sei o que entendes por belo,</text:p>
      <text:p text:style-name="P29">portanto, não consigo ver nada,</text:p>
      <text:p text:style-name="P29">além de sombras do que acredito ver</text:p>
      <text:p text:style-name="P53"/>
      <text:p text:style-name="P4"/>
      <text:p text:style-name="P29"><text:tab/>Why</text:p>
      <text:p text:style-name="P29"/>
      <text:p text:style-name="P29">Why me</text:p>
      <text:p text:style-name="P29">why you </text:p>
      <text:p text:style-name="P29">why am ashemed?</text:p>
      <text:p text:style-name="P29">I know your species,</text:p>
      <text:p text:style-name="P29">but you not feel the same...</text:p>
      <text:p text:style-name="P53"/>
      <text:p text:style-name="P4"/>
      <text:p text:style-name="P29"><text:tab/>Impotencia</text:p>
      <text:p text:style-name="P29"/>
      <text:p text:style-name="P29">a briga no gueto,</text:p>
      <text:p text:style-name="P29">o nascimento do suspeito,</text:p>
      <text:p text:style-name="P29"/>
      <text:p text:style-name="P29">o desrepeito,</text:p>
      <text:p text:style-name="P29">ao intelecto e ao poder alheio,</text:p>
      <text:p text:style-name="P29">toda a impotencia, </text:p>
      <text:p text:style-name="P29">ante a frustraçao,</text:p>
      <text:p text:style-name="P29"><text:s/></text:p>
      <text:p text:style-name="P29">frente ao perfeito, </text:p>
      <text:p text:style-name="P29">a ira perde a razao,</text:p>
      <text:p text:style-name="P29"><text:soft-page-break/></text:p>
      <text:p text:style-name="P29">o ato aleatorio, </text:p>
      <text:p text:style-name="P29">a quebra de harmonia,</text:p>
      <text:p text:style-name="P29">a paz na guerra,</text:p>
      <text:p text:style-name="P29">tudo fruto dos submundos, </text:p>
      <text:p text:style-name="P29">mundanos, </text:p>
      <text:p text:style-name="P29">como qualquer outro mundo,</text:p>
      <text:p text:style-name="P29">sendo igualmente subscrito, </text:p>
      <text:p text:style-name="P29">nos termos humanos de mundo.</text:p>
      <text:p text:style-name="P53"/>
      <text:p text:style-name="P4"/>
      <text:p text:style-name="P29"><text:tab/>Nest</text:p>
      <text:p text:style-name="P29"/>
      <text:p text:style-name="P29">neste universo,</text:p>
      <text:p text:style-name="P29">o que cada um pensa e' outro individuo,</text:p>
      <text:p text:style-name="P29">outros universos de perspectivas singulares;</text:p>
      <text:p text:style-name="P29">e nada disso importa a ti,</text:p>
      <text:p text:style-name="P29">pois 'es indiviuo impenetravel,</text:p>
      <text:p text:style-name="P29">e conquanto nao te force a realidade corpo adentro,</text:p>
      <text:p text:style-name="P29">nada penetrara' tua prepotente verdade.</text:p>
      <text:p text:style-name="P53"/>
      <text:p text:style-name="P4"/>
      <text:p text:style-name="P29"><text:tab/>O Temerario</text:p>
      <text:p text:style-name="P29"/>
      <text:p text:style-name="P29">Quê teme mais a morte, que a si mesmo?</text:p>
      <text:p text:style-name="P29">O Temerario gargalha,</text:p>
      <text:p text:style-name="P29">e nada responde.</text:p>
      <text:p text:style-name="P53"/>
      <text:p text:style-name="P4"/>
      <text:p text:style-name="P29"><text:tab/>Hitori</text:p>
      <text:p text:style-name="P29"/>
      <text:p text:style-name="P29">Hitori bochi</text:p>
      <text:p text:style-name="P29">knock knock knock</text:p>
      <text:p text:style-name="P29">Apenas um em meio ao todo,</text:p>
      <text:p text:style-name="P29">sente a ilusão do cerne,</text:p>
      <text:p text:style-name="P29">das projeções mentais, </text:p>
      <text:p text:style-name="P29">do que não acontece.</text:p>
      <text:p text:style-name="P53"/>
      <text:p text:style-name="P4"/>
      <text:p text:style-name="P29"><text:tab/>Beyond It</text:p>
      <text:p text:style-name="P29"/>
      <text:p text:style-name="P29">I seek people wondering about seeking,</text:p>
      <text:p text:style-name="P29">sick, </text:p>
      <text:p text:style-name="P29">I know that I don't know, but that must not be;</text:p>
      <text:p text:style-name="P29">like this;</text:p>
      <text:p text:style-name="P29">Uncertain is to know, but then we know it, </text:p>
      <text:p text:style-name="P29">I is an statement of perspective, </text:p>
      <text:p text:style-name="P29"><text:soft-page-break/>that stills seems to matter, cause mater stills</text:p>
      <text:p text:style-name="P29">beyond the domain of the I;</text:p>
      <text:p text:style-name="P29">So, try to deny;</text:p>
      <text:p text:style-name="P29">Even trying must be failing, </text:p>
      <text:p text:style-name="P29">the opposite ever seems to exist, and even if not, </text:p>
      <text:p text:style-name="P29">there are an imaginary unknown frontier beyond the It;</text:p>
      <text:p text:style-name="P29">How to do the It, if we can't realize it, What I can do if you can't understand Me?! I; Me; Understand, how can anyone realize it all, plus the You?</text:p>
      <text:p text:style-name="P29"/>
      <text:p text:style-name="P29">Eu procuro pessoas questionando sobre questionar,</text:p>
      <text:p text:style-name="P29">doentio,</text:p>
      <text:p text:style-name="P29">Eu sei que eu não sei, mas isso não precisa ser,</text:p>
      <text:p text:style-name="P29">como isto:</text:p>
      <text:p text:style-name="P29">Incerto é saber, então sabemos;</text:p>
      <text:p text:style-name="P29"/>
      <text:p text:style-name="P29">Eu, é uma afirmação de perspectiva,</text:p>
      <text:p text:style-name="P29">que ainda parece material, </text:p>
      <text:p text:style-name="P29">porque nem toda matéria existe no dominio do Eu;</text:p>
      <text:p text:style-name="P29"/>
      <text:p text:style-name="P29">Então, tente negar;</text:p>
      <text:p text:style-name="P29">Mesmo tentando, </text:p>
      <text:p text:style-name="P29">deve ser , </text:p>
      <text:p text:style-name="P29">falhando;</text:p>
      <text:p text:style-name="P29"/>
      <text:p text:style-name="P29">O oposto sempre parece existir, </text:p>
      <text:p text:style-name="P29">e mesmo se não o for,</text:p>
      <text:p text:style-name="P29">existe desconhecida fronteira imaginária além;</text:p>
      <text:p text:style-name="P29"/>
      <text:p text:style-name="P29">Como fazer, </text:p>
      <text:p text:style-name="P29">se não conseguimos perceber, </text:p>
      <text:p text:style-name="P29">E o que Eu posso fazer se você, </text:p>
      <text:p text:style-name="P29">não me entende? </text:p>
      <text:p text:style-name="P29">Eu; </text:p>
      <text:p text:style-name="P29">Me; </text:p>
      <text:p text:style-name="P29">Entende; </text:p>
      <text:p text:style-name="P29">como pode alguém perceber isto tudo, </text:p>
      <text:p text:style-name="P29">e ainda mais, </text:p>
      <text:p text:style-name="P29">o Você?</text:p>
      <text:p text:style-name="P29"/>
      <text:p text:style-name="P29">Imagine if there are no I,</text:p>
      <text:p text:style-name="P29">cold as ice,</text:p>
      <text:p text:style-name="P29">And nothing exists, </text:p>
      <text:p text:style-name="P29">even ice, </text:p>
      <text:p text:style-name="P29">even nothing or existing, </text:p>
      <text:p text:style-name="P29">no exit;</text:p>
      <text:p text:style-name="P29">The opposite will be not too.</text:p>
      <text:p text:style-name="P29">Warmth as it is,</text:p>
      <text:p text:style-name="P29">no Imagination, no me.</text:p>
      <text:p text:style-name="P29">I am, here are myself,</text:p>
      <text:p text:style-name="P29"><text:soft-page-break/>And I can be, I exist,</text:p>
      <text:p text:style-name="P29">no exit, but to be.</text:p>
      <text:p text:style-name="P29"/>
      <text:p text:style-name="P29">Imagine então se não existisse Eu,</text:p>
      <text:p text:style-name="P29">frio como gelo,</text:p>
      <text:p text:style-name="P29">E nada existe,</text:p>
      <text:p text:style-name="P29">mesmo gelo,</text:p>
      <text:p text:style-name="P29">mesmo nada, </text:p>
      <text:p text:style-name="P29">ou existir,</text:p>
      <text:p text:style-name="P29">sem saída;</text:p>
      <text:p text:style-name="P29"/>
      <text:p text:style-name="P29">E o oposto não será também.</text:p>
      <text:p text:style-name="P29">Quente como é,</text:p>
      <text:p text:style-name="P29">sem imaginação, </text:p>
      <text:p text:style-name="P29">sem Eu.</text:p>
      <text:p text:style-name="P29">Eu sou, aqui estou eu,</text:p>
      <text:p text:style-name="P29">E Eu posso ser, Eu existo,</text:p>
      <text:p text:style-name="P29">sem saída, além de ser.</text:p>
      <text:p text:style-name="P53"/>
      <text:p text:style-name="P4"/>
      <text:p text:style-name="P29"><text:tab/>1.5</text:p>
      <text:p text:style-name="P29"/>
      <text:p text:style-name="P29">Experimento,</text:p>
      <text:p text:style-name="P29">entendo,</text:p>
      <text:p text:style-name="P29">e daquilo que compreendo,</text:p>
      <text:p text:style-name="P29">percebo,</text:p>
      <text:p text:style-name="P29">projetando da percepção o pensamento,</text:p>
      <text:p text:style-name="P29">no meu, e, no seu, no momento,</text:p>
      <text:p text:style-name="P29">novamente nas linhas se encontram</text:p>
      <text:p text:style-name="P29"/>
      <text:p text:style-name="P29">Sociedade capital, </text:p>
      <text:p text:style-name="P29">mundo moderno e tal,</text:p>
      <text:p text:style-name="P29">nao me lembro muito bem,</text:p>
      <text:p text:style-name="P29">do que quero falar,</text:p>
      <text:p text:style-name="P29">mas sei,</text:p>
      <text:p text:style-name="P29">que a força necessária pra tocar,</text:p>
      <text:p text:style-name="P29">a vida nesse mesmo instante,</text:p>
      <text:p text:style-name="P29">não é mais como antes</text:p>
      <text:p text:style-name="P29"/>
      <text:p text:style-name="P29">Porém se pode ultrapassar,</text:p>
      <text:p text:style-name="P29">os limites dos sucessores,</text:p>
      <text:p text:style-name="P29">as consquistas dos ancestrais,</text:p>
      <text:p text:style-name="P29">tudo que é agora é demais!</text:p>
      <text:p text:style-name="P29"/>
      <text:p text:style-name="P29">Planejar, </text:p>
      <text:p text:style-name="P29">escrever,</text:p>
      <text:p text:style-name="P29">sistemático no caos,</text:p>
      <text:p text:style-name="P29">pode ser que seja assim,</text:p>
      <text:p text:style-name="P29"><text:soft-page-break/>pode ser que seja missa,</text:p>
      <text:p text:style-name="P29">de qualquer premissa,</text:p>
      <text:p text:style-name="P29">um berimbau!</text:p>
      <text:p text:style-name="P29"/>
      <text:p text:style-name="P29">E o absurdo disso tudo,</text:p>
      <text:p text:style-name="P29">é meio doido que concluo:</text:p>
      <text:p text:style-name="P29">Meio todo é a metade do que sou,</text:p>
      <text:p text:style-name="P29">muito louco é o que há!</text:p>
      <text:p text:style-name="P29"/>
      <text:p text:style-name="P29">Se o que há no indivíduo,</text:p>
      <text:p text:style-name="P29">faz invisivel importancia aparecer,</text:p>
      <text:p text:style-name="P29">centralizando o seu centro,</text:p>
      <text:p text:style-name="P29">bem no meio do universo,</text:p>
      <text:p text:style-name="P29">seu pensamento é disperso, </text:p>
      <text:p text:style-name="P29">a unidade do todo,</text:p>
      <text:p text:style-name="P29">é bem longe disso tudo</text:p>
      <text:p text:style-name="P29"/>
      <text:p text:style-name="P29">Para além do porém,</text:p>
      <text:p text:style-name="P29">tem muito mais que,</text:p>
      <text:p text:style-name="P29">o sentido do texto, </text:p>
      <text:p text:style-name="P29">pode fazer,</text:p>
      <text:p text:style-name="P29">Distantes dimensões variáveis,</text:p>
      <text:p text:style-name="P29">compreendidas, </text:p>
      <text:p text:style-name="P29">de diversos pontos de vista,</text:p>
      <text:p text:style-name="P29">uma rede neural, </text:p>
      <text:p text:style-name="P29">de indivídos neurais,</text:p>
      <text:p text:style-name="P29"/>
      <text:p text:style-name="P29">Quase que sistema estelar,</text:p>
      <text:p text:style-name="P29">dentro do núcleo,</text:p>
      <text:p text:style-name="P29">infimamente pequenino,</text:p>
      <text:p text:style-name="P29">infectado de particulas </text:p>
      <text:p text:style-name="P29">quase virtuais,</text:p>
      <text:p text:style-name="P29"/>
      <text:p text:style-name="P29">inda que reais, </text:p>
      <text:p text:style-name="P29">não passam de redes neurais,</text:p>
      <text:p text:style-name="P29">berimbais,</text:p>
      <text:p text:style-name="P29">que vibram no absurdo disso tudo,</text:p>
      <text:p text:style-name="P29">até de além mundos!</text:p>
      <text:p text:style-name="P29"/>
      <text:p text:style-name="P29">Sociedades, </text:p>
      <text:p text:style-name="P29">limitam indivíduos,</text:p>
      <text:p text:style-name="P29">para que criem muros acima de muros,</text:p>
      <text:p text:style-name="P29">os criativosm,</text:p>
      <text:p text:style-name="P29">percebem o absurdo,</text:p>
      <text:p text:style-name="P29">mas ainda,</text:p>
      <text:p text:style-name="P29">veêm em seus mundos, </text:p>
      <text:p text:style-name="P29">muros,</text:p>
      <text:p text:style-name="P29"/>
      <text:p text:style-name="P29">Criar para além de tudo,</text:p>
      <text:p text:style-name="P29"><text:soft-page-break/>perceber o padrão dos muros,</text:p>
      <text:p text:style-name="P29">equacionar números,</text:p>
      <text:p text:style-name="P29">mecanizar mundos,</text:p>
      <text:p text:style-name="P29">automatizar muros</text:p>
      <text:p text:style-name="P29"/>
      <text:p text:style-name="P29">O sentido,</text:p>
      <text:p text:style-name="P29">todo abstrato,</text:p>
      <text:p text:style-name="P29">não reconhece o que torna</text:p>
      <text:p text:style-name="P29">seu mundo defunto,</text:p>
      <text:p text:style-name="P29">e com fantasmas de outras eras,</text:p>
      <text:p text:style-name="P29">segue seu rumo</text:p>
      <text:p text:style-name="P29"/>
      <text:p text:style-name="P29">Quem nota o sentido, </text:p>
      <text:p text:style-name="P29">se vê perdido,</text:p>
      <text:p text:style-name="P29">reconstruindo o caminho,</text:p>
      <text:p text:style-name="P29">refazendo,</text:p>
      <text:p text:style-name="P29">a inteligibilidade dos</text:p>
      <text:p text:style-name="P29">sentidos:</text:p>
      <text:p text:style-name="P29">tempo,</text:p>
      <text:p text:style-name="P29">espaço,</text:p>
      <text:p text:style-name="P29">sistemas,</text:p>
      <text:p text:style-name="P29">entendimentos,</text:p>
      <text:p text:style-name="P29">limites,</text:p>
      <text:p text:style-name="P29">motivos,</text:p>
      <text:p text:style-name="P29">forma de superar limites.</text:p>
      <text:p text:style-name="P53"/>
      <text:p text:style-name="P4"/>
      <text:p text:style-name="P29"><text:tab/>O Sobrevivente</text:p>
      <text:p text:style-name="P29"/>
      <text:p text:style-name="P29">O sobrevivente, </text:p>
      <text:p text:style-name="P29">não só é capricho de deuses,</text:p>
      <text:p text:style-name="P29">como relacho dos diabos,</text:p>
      <text:p text:style-name="P29">que de tão malignamente imperfeitos,</text:p>
      <text:p text:style-name="P29">deixam seus serviços interminados.</text:p>
      <text:p text:style-name="P29"/>
      <text:p text:style-name="P29">Explorar o corpo,</text:p>
      <text:p text:style-name="P29">além do meu,</text:p>
      <text:p text:style-name="P29">explorar suas femininas cavernas,</text:p>
      <text:p text:style-name="P29">enquanto explora minhas arestas,</text:p>
      <text:p text:style-name="P29">devandando juntos,</text:p>
      <text:p text:style-name="P29">o que de nós,</text:p>
      <text:p text:style-name="P29">ainda desconhecemos,</text:p>
      <text:p text:style-name="P29">descobrindo sem medo,</text:p>
      <text:p text:style-name="P29">o que cobrimos por tempos,</text:p>
      <text:p text:style-name="P29">viajando aos ventos de <text:s/>fortes ânimos,</text:p>
      <text:p text:style-name="P29">desprendendo o pegajoso inibidor,</text:p>
      <text:p text:style-name="P29">do explendor de nossos corpos,</text:p>
      <text:p text:style-name="P29">indo da fissura a fusão,</text:p>
      <text:p text:style-name="P29"><text:soft-page-break/>criando novos contos,</text:p>
      <text:p text:style-name="P29">sob aquilo que até então,</text:p>
      <text:p text:style-name="P29">fora escondido de nós,</text:p>
      <text:p text:style-name="P29">na sombra do que aparentamos ser.</text:p>
      <text:p text:style-name="P53"/>
      <text:p text:style-name="P4"/>
      <text:p text:style-name="P29"><text:tab/>Aliança</text:p>
      <text:p text:style-name="P29"/>
      <text:p text:style-name="P29">Aliança rascista imperialista contra a horda racista imperialista, uma contra a outra por falhar a tarefa do entendimento mutuo. A guerra surge da discordia, porem, a resposta ao problema que evita a guerra, sera a resposta das proposiçoes posteriores.</text:p>
      <text:p text:style-name="P53"/>
      <text:p text:style-name="P4"/>
      <text:p text:style-name="P29"><text:tab/>Nestx2</text:p>
      <text:p text:style-name="P29"/>
      <text:p text:style-name="P29">neste universo,</text:p>
      <text:p text:style-name="P29">o que cada um pensa e' outro individuo,</text:p>
      <text:p text:style-name="P29">outros universos de perspectivas singulares;</text:p>
      <text:p text:style-name="P29"/>
      <text:p text:style-name="P29">mas nada disso importa a ti,</text:p>
      <text:p text:style-name="P29">pois 'es indiviuo impenetravel,</text:p>
      <text:p text:style-name="P29">e conquanto nao te forcem realidades corpo adentro,</text:p>
      <text:p text:style-name="P29">nada penetrara' tuas proposições de verdade;</text:p>
      <text:p text:style-name="P29"/>
      <text:p text:style-name="P29">fugindo ao seu poder, </text:p>
      <text:p text:style-name="P29">entendimentos estão sempre a se redefinir,</text:p>
      <text:p text:style-name="P29">para que tuas abstrações ilógicas,</text:p>
      <text:p text:style-name="P29">corroam o cerne da certeza factual que te agrilhona;</text:p>
      <text:p text:style-name="P29"/>
      <text:p text:style-name="P29">mudando de termo em termo tudo o que se pode pensar,</text:p>
      <text:p text:style-name="P29">sendo unicamente mútuo,</text:p>
      <text:p text:style-name="P29">a deriva das torrentes de variáveis, </text:p>
      <text:p text:style-name="P29">que carregam ao caos tudo que se relaciona,</text:p>
      <text:p text:style-name="P29">consumindo os universos e o tempo,</text:p>
      <text:p text:style-name="P29">na tentativa de calcular, </text:p>
      <text:p text:style-name="P29">tudo o que se equaciona.</text:p>
      <text:p text:style-name="P53"/>
      <text:p text:style-name="P4"/>
      <text:p text:style-name="P29"><text:tab/>Musica</text:p>
      <text:p text:style-name="P29"/>
      <text:p text:style-name="P29">Dificil é musicar musica alheia,</text:p>
      <text:p text:style-name="P29">E a musica eu faço não é necessariamete uma que eu mesmo aguente.</text:p>
      <text:p text:style-name="P29">Mas pode ter também quem goste de recolher com os ouvidos, nosso lixo mental.</text:p>
      <text:p text:style-name="P53"/>
      <text:p text:style-name="P29"/>
      <text:p text:style-name="P29"><text:tab/>Posições Indeterminísticas</text:p>
      <text:p text:style-name="P29"/>
      <text:p text:style-name="P29"><text:soft-page-break/>Existe confusão,</text:p>
      <text:p text:style-name="P29">E com certeza,</text:p>
      <text:p text:style-name="P29">de que não há certeza,</text:p>
      <text:p text:style-name="P29">desordena as verdades, </text:p>
      <text:p text:style-name="P29">na proposição;</text:p>
      <text:p text:style-name="P29"/>
      <text:p text:style-name="P29">De tudo que há,</text:p>
      <text:p text:style-name="P29">há o que deixa ser,</text:p>
      <text:p text:style-name="P29">e em questionamentos,</text:p>
      <text:p text:style-name="P29">permanecem indeterminadas,</text:p>
      <text:p text:style-name="P29">as posições.</text:p>
      <text:p text:style-name="P54"/>
      <text:p text:style-name="P5"/>
      <text:p text:style-name="P29"><text:tab/>Turista do Mundo</text:p>
      <text:p text:style-name="P29"/>
      <text:p text:style-name="P29">Turista do mundo,</text:p>
      <text:p text:style-name="P29">passeando,</text:p>
      <text:p text:style-name="P29">observando tudo;</text:p>
      <text:p text:style-name="P29"/>
      <text:p text:style-name="P29">Passivo,</text:p>
      <text:p text:style-name="P29">ativamente andando,</text:p>
      <text:p text:style-name="P29">sem interferir,</text:p>
      <text:p text:style-name="P29">vendo o zoologico humano;</text:p>
      <text:p text:style-name="P29"/>
      <text:p text:style-name="P29">De escritas sem sentido,</text:p>
      <text:p text:style-name="P29">a melodias, e ao desconhecido,</text:p>
      <text:p text:style-name="P29">onde ha terreno baldio,</text:p>
      <text:p text:style-name="P29">ha o turista vazio;</text:p>
      <text:p text:style-name="P29"/>
      <text:p text:style-name="P29">Incrédulos e apaixonados,</text:p>
      <text:p text:style-name="P29">andam pelos mesmos campos,</text:p>
      <text:p text:style-name="P29">murados e livres,</text:p>
      <text:p text:style-name="P29">em cidades e parques,</text:p>
      <text:p text:style-name="P29">sempre a procurar,</text:p>
      <text:p text:style-name="P29">nem sempre a sentir novidades,</text:p>
      <text:p text:style-name="P29">mesmo que muito de novo,</text:p>
      <text:p text:style-name="P29">mesmo que novo de novo;</text:p>
      <text:p text:style-name="P29"/>
      <text:p text:style-name="P29">Turistas nativos de lugar algum,</text:p>
      <text:p text:style-name="P29">procurando novos sitios,</text:p>
      <text:p text:style-name="P29">para voltar a existir em algum lugar.</text:p>
      <text:p text:style-name="P54"/>
      <text:p text:style-name="P5"/>
      <text:p text:style-name="P29"><text:tab/>O Mais Importante</text:p>
      <text:p text:style-name="P29"/>
      <text:p text:style-name="P29">o mais importante,</text:p>
      <text:p text:style-name="P29">é o mais importante, </text:p>
      <text:p text:style-name="P29">no momento da constatação de importancia</text:p>
      <text:p text:style-name="P54"><text:soft-page-break/></text:p>
      <text:p text:style-name="P5"/>
      <text:p text:style-name="P29"><text:tab/>Na Busca de Questões</text:p>
      <text:p text:style-name="P29"/>
      <text:p text:style-name="P29">Na busca de questões,</text:p>
      <text:p text:style-name="P29">percebi que nao haviam questões de suma importancia,</text:p>
      <text:p text:style-name="P29">e quando o conhecimento desta preposição se solidificou,</text:p>
      <text:p text:style-name="P29">a vontade de saber ficou ainda mais clara.</text:p>
      <text:p text:style-name="P29">Então, a vontade de saber a questão certa, me colocou em busca </text:p>
      <text:p text:style-name="P29">de questões e respostas.</text:p>
      <text:p text:style-name="P29">Das filosofias, nasceu a ciência moderna, que, junto a matemática,</text:p>
      <text:p text:style-name="P29">criou uma maquina capaz de processar simples equações em complexas </text:p>
      <text:p text:style-name="P29">interpretações lógicas, compreendendo até mesmo, possíveis frases humanas</text:p>
      <text:p text:style-name="P29">enquanto traduzidas em booleans. </text:p>
      <text:p text:style-name="P29">Portanto, a ciencia criou a maquina que verifica a logica, incapaz de errar por si,</text:p>
      <text:p text:style-name="P29">capaz de demonstrar as falhas matemáticas no discurso ou raciocinio, e por </text:p>
      <text:p text:style-name="P29">este motivo, como ferramenta, tem a capacidade de elevar os</text:p>
      <text:p text:style-name="P29">limites de processamento de dados, tendo o custo de deixar preguiçosa a memória,</text:p>
      <text:p text:style-name="P29">e a tenacidade no ambiente físico nao controlado.</text:p>
      <text:p text:style-name="P29"/>
      <text:p text:style-name="P29">O que se quer de verdade,</text:p>
      <text:p text:style-name="P29">a questão mais importante,</text:p>
      <text:p text:style-name="P29">a busca que vale o tempo expendido,</text:p>
      <text:p text:style-name="P29">o que se tem por mais valioso,</text:p>
      <text:p text:style-name="P29">o valor da expressão qualquer,</text:p>
      <text:p text:style-name="P29">o valor da interpretação qualquer.</text:p>
      <text:p text:style-name="P29"/>
      <text:p text:style-name="P29">O resultado,</text:p>
      <text:p text:style-name="P29">A equação,</text:p>
      <text:p text:style-name="P29">A implicação de ambos,</text:p>
      <text:p text:style-name="P29">Quanto mudam no todo,</text:p>
      <text:p text:style-name="P29">Quanto mudam no uno,</text:p>
      <text:p text:style-name="P29">Quando mudam em si.</text:p>
      <text:p text:style-name="P54"/>
      <text:p text:style-name="P5"/>
      <text:p text:style-name="P29"><text:tab/>O Que</text:p>
      <text:p text:style-name="P29"/>
      <text:p text:style-name="P29">O que causa curiosidade;</text:p>
      <text:p text:style-name="P29">O que parece importante;</text:p>
      <text:p text:style-name="P29">O que nao parece importante;</text:p>
      <text:p text:style-name="P29">O que nao causa curiosidade;</text:p>
      <text:p text:style-name="P29"/>
      <text:p text:style-name="P29">O porque de cada linha.</text:p>
      <text:p text:style-name="P29">No final, o que se compreende é tudo,</text:p>
      <text:p text:style-name="P29">sobra pouco,</text:p>
      <text:p text:style-name="P29">e se o restante é assimilidade,</text:p>
      <text:p text:style-name="P29">forma-se o todo.</text:p>
      <text:p text:style-name="P54"/>
      <text:p text:style-name="P5"><text:soft-page-break/></text:p>
      <text:p text:style-name="P29"><text:tab/>Deja Vu (14/10/2013)</text:p>
      <text:p text:style-name="P29"/>
      <text:p text:style-name="P29">Tive o Deja vu mais cabuloso de todos até agora. Nesta memória após derrotar 4 dos 5 oponentes do jogo, o ultimo ficaria imortal, o que realmente aconteceu(geralmente tenho isso depois que o fator importante ocorre, e não antes).</text:p>
      <text:p text:style-name="P29">E eu sabia que aconteceria, pois já tinha visto a cena. No final desta vaga memória o cara que me ajudou a vencer o game da primeira vez me disse: "Da próxima vez não nos veremos, e eu não poderei te ajudar, mas agora você sabe o que esta acontecendo". Realmente ninguém apareceu para me ajudar, e mesmo sabendo que eu podia perder e alterar as linhas do tempo, decidi vencer.</text:p>
      <text:p text:style-name="P29">Que loucura! Será que as máquinas estão reescrevendo meus passos? Se for verdade é sacanagem, pois estou farto de alienígenas me fazendo voar no quarto, e agora tenho que aturar a conspiração do meu PC? Diabos! Mas dane-se, continuarei nesta pira e verei o que este roteiro me reserva.</text:p>
      <text:p text:style-name="P54"/>
      <text:p text:style-name="P5"/>
      <text:p text:style-name="P29"><text:tab/>Privada</text:p>
      <text:p text:style-name="P29"/>
      <text:p text:style-name="P29">O homem come,</text:p>
      <text:p text:style-name="P29">se sente satisfeito,</text:p>
      <text:p text:style-name="P29">e garantida a sobrevivência,</text:p>
      <text:p text:style-name="P29">Prove nutrientes a si, </text:p>
      <text:p text:style-name="P29">e ao desejo de existir</text:p>
      <text:p text:style-name="P54"/>
      <text:p text:style-name="P5"/>
      <text:p text:style-name="P29"><text:tab/>Momento</text:p>
      <text:p text:style-name="P29"/>
      <text:p text:style-name="P29">Escreverei o momento, nao o que com calma, penso ser verdade:</text:p>
      <text:p text:style-name="P29"/>
      <text:p text:style-name="P29"><text:s text:c="8"/>Quando se tem pessoas próximas, como familia ou amigos, que consideram conhecer muito sobre</text:p>
      <text:p text:style-name="P29"><text:s text:c="4"/>nossa forma de pensar, estes podem acabar por julgar o nosso pensamento, ou liha de raciocionio,</text:p>
      <text:p text:style-name="P29"><text:s text:c="4"/>com base no contexto e no que conhecem do nosso comportamento cotidiano.</text:p>
      <text:p text:style-name="P29"><text:s text:c="8"/>Esta atitude pode levar a muitos esclarecimentos posteriores, porém, também pode gerar pressão</text:p>
      <text:p text:style-name="P29"><text:s text:c="4"/>no interlocutor, principalmente se este estiver sendo encarado de forma distorcida por mais de um</text:p>
      <text:p text:style-name="P29"><text:s text:c="4"/>indivíduo. Se o discurso aprensenta verdades que estao sendo negadas pelos ouvintes, mesmo que </text:p>
      <text:p text:style-name="P29"><text:s text:c="4"/>a primeiro momento, nao aceitem-na, as palavras proferidas podem modificar a atitude ante ao evento</text:p>
      <text:p text:style-name="P29"><text:s text:c="4"/>debatido a longo prazo, por simples conhecimento de outro angulo de ação.</text:p>
      <text:p text:style-name="P29"><text:s text:c="8"/>A situação descrita acima, de qualquer modo é cansativa para quem a encara muitas repetidamente,</text:p>
      <text:p text:style-name="P29"><text:s text:c="4"/>o que deve levar a alguma conclusão para evitá-la ou sair de modo a nao desgastar muito o estado mental</text:p>
      <text:p text:style-name="P29"><text:s text:c="4"/>pleno. </text:p>
      <text:p text:style-name="P29"><text:s text:c="8"/>A impertinencia, e a vontade de resolver problemas sociais, são agravantes neste tipo de caso,</text:p>
      <text:p text:style-name="P29"><text:s text:c="4"/>tendo em vista que com qualquer uma desta qualidades, ou pior, tendo ambas, o individuo pode acabar</text:p>
      <text:p text:style-name="P29"><text:s text:c="4"/>por evitar as conclusões que o levam a evitar tais debates, entrando em ciclos repetidos de ferrenhas</text:p>
      <text:p text:style-name="P29"><text:s text:c="4"/>lacerações mentais para ambos os lados, distorcendo as verdades e levando até mesmo ao vazio da </text:p>
      <text:p text:style-name="P29"><text:s text:c="4"/>indiferença.</text:p>
      <text:p text:style-name="P29"><text:soft-page-break/><text:s text:c="8"/>Escrever e repensar o que foi passado e escrito, é, obvimante, um bom modo de reavaliar as situações,</text:p>
      <text:p text:style-name="P29"><text:s text:c="4"/>pois é também, um bom modo de estudar. Porém, auto-avaliar a situações do cotiano, seja em forma de</text:p>
      <text:p text:style-name="P29"><text:s text:c="4"/>pensamento reflexivo, ou escrita, não leva as analizes para todos os individuos envolvidos. A menos que</text:p>
      <text:p text:style-name="P29"><text:s text:c="4"/>a analize seja apresentada, o que pode levar aos mesmos debates sem fim.</text:p>
      <text:p text:style-name="P29"><text:s text:c="8"/>Lembro agora, que isto é apenas mais uma análise semi-verdadeira, apesar de que sinto verdadeiramente</text:p>
      <text:p text:style-name="P29"><text:s text:c="4"/>que seja próximo do acontece de fato. Ao mesmo passo, é parte da imperfeição do conhecimento, que mesmo</text:p>
      <text:p text:style-name="P29"><text:s text:c="4"/>falho, se aplica ao situacional, levando a prepotência, por obvia falta de poder em relação as situações </text:p>
      <text:p text:style-name="P29"><text:s text:c="4"/>adversas.</text:p>
      <text:p text:style-name="P29"><text:s text:c="8"/>Esta falta de poder se aplica também ao interlocutor que nao consegue guiar o debate, mesmo estando</text:p>
      <text:p text:style-name="P29"><text:s text:c="4"/>carregado de verdades escondidas. A falta de poder, impede o portador da verdade, de traduzir o conhecimento</text:p>
      <text:p text:style-name="P29"><text:s text:c="4"/>total e verdadeiro, no simples situacional, deixando-o sem alternativas para explicar os furos em seu </text:p>
      <text:p text:style-name="P29"><text:s text:c="4"/>próprio discurso, e na sua atitude, junto aos furos no discurso e na atitude dos ouvintes.</text:p>
      <text:p text:style-name="P29"/>
      <text:p text:style-name="P29"><text:s text:c="8"/>Isolar-se é difícil, porém, menos difícil que convencer tolos tornarem-se sábios, justamente por</text:p>
      <text:p text:style-name="P29"><text:s text:c="4"/>ser um objetivo insanamente tolo, que apenas tolos e sábios insanos conseguem imaginar.</text:p>
      <text:p text:style-name="P54"/>
      <text:p text:style-name="P29"><text:tab/></text:p>
      <text:p text:style-name="P29"><text:tab/>A Chegada</text:p>
      <text:p text:style-name="P29"/>
      <text:p text:style-name="P29">Por que não posso continuar contigo? Por que mesmo cercado Deles a solidão ainda me aflige? Eu sei a resposta para tudo isso, mas preciso negar; mesmo que minha alma esteja a confessar tudo, meus lábios não se encontraram com os teus. Continuarei apenas a andar para o horizonte oposto ao teu; mesmo que isso me faça sofrer por muito tempo.</text:p>
      <text:p text:style-name="P29">Será que eu seria o melhor para ti? Não sei, mas sei que me esforçaria ao máximo para fazê-la feliz. Mas isso são só meus pensamentos; que talvez nunca cheguem a pessoa que me inseriu em uma nova e surpreendente sensação, e me fez sentir algo novo, muito maior que qualquer outro sentimento. Queria eu que esta sensação quente e confortante durasse para sempre, e que eu pudesse ficar eternamente neste abraço de despedida. </text:p>
      <text:p text:style-name="P54"/>
      <text:p text:style-name="P29"><text:tab/></text:p>
      <text:p text:style-name="P29"><text:tab/>Eu Mesmo</text:p>
      <text:p text:style-name="P29"><text:tab/><text:tab/></text:p>
      <text:p text:style-name="P29"><text:tab/>Existe uma frase que só tem sentido quando pronunciada diretamente para uma pessoa; sendo praticamente nula se escritas em cartas ou textos. Não que ela não tenha sentido; mas que em um texto, o único sentimento no momento é o de quem lê. Eu queria ter dito ela certa vez, mas á muito tempo prometi a mim mesmo que nunca faria isso, não por medo de dizer, mas para não magoar ninguém. Existe alguém em min que talvez ninguém conheça, e que talvez ninguém venha a conhecer, pois este alguém sou Eu Mesmo, sem nenhum amigo, pois este Eu sempre foi alguém solitário. </text:p>
      <text:p text:style-name="P29">Quando te conheci, achei que fosse apenas mais uma pessoa que andaria comigo por um tempo e depois me esqueceria, mas o contrario aconteceu. Com o passar do tempo, algo novo surgiu, algo que <text:soft-page-break/>nunca tinha sentido antes. Era difícil para de pensar em você, e quando te via meu coração acelerava. Tentava não demonstrar e te tratar da mesma forma como tratava todos, mas isso ficou cada vez mais difícil e mesmo sabendo que seu amigo era minha superfície, não conseguia evitar que meus sentimentos transbordassem.</text:p>
      <text:p text:style-name="P29"><text:tab/>Agora, muito tempo após ter te conhecido, não sei se devo fazer com que Eu Mesmo me apresente para você, e te diga tudo o que sempre quis dizer. A dúvida é cruel, e a cada dia cresce mais. Ás vezes penso em te esquecer, mas esquecer algo que esta cravado nas melhores memorias não é uma tarefa fácil. Mas talvez um dia eu tenha uma oportunidade de te dizer aquela frase e talvez isso te faça mais feliz. Mas não me importo de não ser Eu Mesmo, contanto que seja alguém.</text:p>
      <text:p text:style-name="P54"/>
      <text:p text:style-name="P30"/>
      <text:p text:style-name="P29"><text:tab/>Primeiro</text:p>
      <text:p text:style-name="P29"/>
      <text:p text:style-name="P29">Algumas pessoas dizem que as coisas boas demoram para acontecer e acabam rápido, mas essas pessoas não viveram algo bom o suficiente para poder dizer que o que é realmente bom é duradouro.</text:p>
      <text:p text:style-name="P54"/>
      <text:p text:style-name="P30"/>
      <text:p text:style-name="P29"><text:tab/>Falso Sábio</text:p>
      <text:p text:style-name="P29"/>
      <text:p text:style-name="P29">False Sage.</text:p>
      <text:p text:style-name="P29">The fair to judge a sage commits injustice, and so violates its own triumph; So does not come to judgment those who do not believe in it and allowed themselves to see beyond the false divine justice.<text:tab/>(Wrote by LeJs)</text:p>
      <text:p text:style-name="P29">Falso Sábio</text:p>
      <text:p text:style-name="P29">O justo que se julga sábio comete a injustiça, e assim viola o seu próprio triunfo; Sendo assim julgamento não vira para aqueles que não acreditam nele e se permitiram enxergar além da falsa justiça divina. (Escrito por LeJs)</text:p>
      <text:p text:style-name="P54"/>
      <text:p text:style-name="P29"><text:tab/></text:p>
      <text:p text:style-name="P29"><text:tab/>Prisioneiro da Escuridão</text:p>
      <text:p text:style-name="P29"/>
      <text:p text:style-name="P29">Os mesmos olhos que habitam a escuridão agora se fascinam com a claridade de sua pele;</text:p>
      <text:p text:style-name="P29">Os ouvidos que antes só tinham presenciado gritos de angustia e o choro dos condenados, hoje ouvem um lindo cântico que seduz ate mesmo os deuses;</text:p>
      <text:p text:style-name="P29">Mas o corpo sedento de amor continua preso nas trevas, sendo iludido pelos próprios olhos e ouvidos, sonhando com teu cheiro, e tendo o pesadelo de que jamais possa tocá-la.</text:p>
      <text:p text:style-name="P54"/>
      <text:p text:style-name="P30"/>
      <text:p text:style-name="P29"><text:tab/>O Primeiro Encontro</text:p>
      <text:p text:style-name="P29"/>
      <text:p text:style-name="P29">Naquele dia monótono...</text:p>
      <text:p text:style-name="P29">Eu pensava em voltar para meu carma, com as pálpebras pesadas e os olhos ardendo, a escuridão seria meu refugio de novo, mas um belo e inocente anjo me salvou...</text:p>
      <text:p text:style-name="P29">Sem saber da importância de seu ato, ela interpretou seu papel muito bem; acolheu-me e acalmou-me, cantou-me uma canção, e se despediu. Meu eu, acalmado, se satisfez, mas o demônio interno, selado, queria mais. Tentei resistir à tentação, porém, não consegui, gritei seu nome.</text:p>
      <text:p text:style-name="P29"><text:s/>Suando frio de medo da reprovação, a propus um novo encontro. Os segundos que precediam a <text:soft-page-break/>resposta fizeram meu coração acelerar. Sem me olhar, ela disse que nos veríamos novamente, ainda neste mundo. Após isto, abriu suas asas, e voou para a luz, luz para a qual eu não poderia olhar, por ser muito bela e pura.</text:p>
      <text:p text:style-name="P29">Não sei se realmente a reencontrarei, pois ela notou a má intenção contida em minhas palavras. Ficarei na sombra, parado, até que ela retorne. Ficarei novamente a mercê deste devaneio sem horizonte, sem alma, sem meu lucido pensamento, sonhando com anjos, e tendo pesadelos, dos quais só aquele ser, pode me acordar.</text:p>
      <text:p text:style-name="P54"/>
      <text:p text:style-name="P30"/>
      <text:p text:style-name="P29"><text:tab/>Prisioneiros da Escuridão (PE2)</text:p>
      <text:p text:style-name="P29"><text:tab/></text:p>
      <text:p text:style-name="P29">A dor vazia da saudade traz-me novamente o cheiro fúnebre da depressão, enquanto o fantasma da angústia, paira sobre o cadáver de minha suposta felicidade. Será que ela me jogou no abismo da solidão por maldade? </text:p>
      <text:p text:style-name="P29"><text:s/><text:tab/>– Não! Foi apenas parte do jogo. Jogo com o qual, a sádica que sequestrou meus pensamentos se diverte. Em um momento de fraqueza, em que me encontrava doente e febril, uma voz fez-me abrir os olhos, e me forçou a olhar a luz. Pela primeira vez na vida, eu me apaixonei, seus cabelos brilhavam, e seus olhos transmitiam o mesmo sentimento que nunca me agradou: Compaixão. Mas aquela linda expressão, na verdade era uma masmorra luxuosa, que me conduziria ao devaneio, e depois me acordaria em um banho de ódio e podridão.</text:p>
      <text:p text:style-name="P29"><text:s/><text:tab/>Por nunca ter sofrido, não entendia o sentimento da perda, ou do peso da mentira. Sendo assim, brincava com todos aqueles que lhe pareciam diferentes, mas o que ela não sabia, é que os diferentes, eram os Prisioneiros da Escuridão.</text:p>
      <text:p text:style-name="P54"/>
      <text:p text:style-name="P30"/>
      <text:p text:style-name="P29"><text:tab/>Querer e Poder</text:p>
      <text:p text:style-name="P29"/>
      <text:p text:style-name="P29">querer é poder,</text:p>
      <text:p text:style-name="P29">e mesmo que possa faltar poder,</text:p>
      <text:p text:style-name="P29">para obter-se o objeto da vontade,</text:p>
      <text:p text:style-name="P29">querer é a manifestação do poder de vontade,</text:p>
      <text:p text:style-name="P29">que por si, é vontade de poder.</text:p>
      <text:p text:style-name="P29"/>
      <text:p text:style-name="P29">querer é vontade de poder,</text:p>
      <text:p text:style-name="P29">vontade é poder de ter vontade.</text:p>
      <text:p text:style-name="P54"/>
      <text:p text:style-name="P30"/>
      <text:p text:style-name="P29"><text:tab/>Vomitando</text:p>
      <text:p text:style-name="P29"/>
      <text:p text:style-name="P29">com vontade de vomitar no sistema,</text:p>
      <text:p text:style-name="P29">mesmo estando preso a biblioteca virtual do sistema,</text:p>
      <text:p text:style-name="P29">refem da fonte de informação e cultura,</text:p>
      <text:p text:style-name="P29">por vontade própria,</text:p>
      <text:p text:style-name="P29">de energia curta</text:p>
      <text:p text:style-name="P50"/>
      <text:p text:style-name="P3"/>
      <text:p text:style-name="P3"/>
      <text:p text:style-name="P50"><text:soft-page-break/></text:p>
      <text:p text:style-name="P3"/>
      <text:p text:style-name="P3"/>
      <text:p text:style-name="P50"/>
      <text:p text:style-name="P3"/>
      <text:p text:style-name="P3"/>
      <text:p text:style-name="P50"/>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58:52.331432353</meta:creation-date>
    <dc:date>2017-04-27T10:08:28.456744222</dc:date>
    <meta:editing-duration>PT2H56M4S</meta:editing-duration>
    <meta:editing-cycles>29</meta:editing-cycles>
    <meta:generator>LibreOffice/5.0.6.2$Linux_X86_64 LibreOffice_project/00$Build-2</meta:generator>
    <meta:document-statistic meta:table-count="0" meta:image-count="0" meta:object-count="0" meta:page-count="63" meta:paragraph-count="1679" meta:word-count="20720" meta:character-count="125232" meta:non-whitespace-character-count="105150"/>
  </office:meta>
</office:document-meta>
</file>